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35pt"/>
    </style:style>
    <style:style style:name="co2" style:family="table-column">
      <style:table-column-properties fo:break-before="auto" style:column-width="64.29pt"/>
    </style:style>
    <style:style style:name="co3" style:family="table-column">
      <style:table-column-properties fo:break-before="auto" style:column-width="112.65pt"/>
    </style:style>
    <style:style style:name="co4" style:family="table-column">
      <style:table-column-properties fo:break-before="auto" style:column-width="24.15pt"/>
    </style:style>
    <style:style style:name="co5" style:family="table-column">
      <style:table-column-properties fo:break-before="auto" style:column-width="129.1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CT_6_2018_L1" table:style-name="ta1">
        <table:shapes>
          <draw:frame draw:z-index="0" draw:style-name="gr1" draw:text-style-name="P1" svg:width="1529.97pt" svg:height="738.74pt" svg:x="375.34pt" svg:y="1.84pt">
            <loext:p draw:notify-on-update-of-ranges="OCT_6_2018_L1.A1:OCT_6_2018_L1.A1 OCT_6_2018_L1.A3:OCT_6_2018_L1.A252 OCT_6_2018_L1.B1:OCT_6_2018_L1.B1 OCT_6_2018_L1.B3:OCT_6_2018_L1.B252 OCT_6_2018_L1.D1:OCT_6_2018_L1.D1 OCT_6_2018_L1.D4:OCT_6_2018_L1.D252 OCT_6_2018_L1.A3:OCT_6_2018_L1.A252 OCT_6_2018_L1.C3:OCT_6_2018_L1.C252 OCT_6_2018_L1.A1:OCT_6_2018_L1.A2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ltitude (m)</text:p>
          </table:table-cell>
          <table:table-cell table:style-name="ce1" office:value-type="string" calcext:value-type="string">
            <text:p>Altitude Filtered (m)</text:p>
          </table:table-cell>
          <table:table-cell table:number-columns-repeated="2" table:style-name="ce1" office:value-type="string" calcext:value-type="string">
            <text:p>Diff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Weight:</text:p>
          </table:table-cell>
          <table:table-cell table:style-name="ce1"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formula="of:=([.$C$3]*[.B4])+((1-[.$C$3])*[.B3])" office:value-type="float" office:value="1" calcext:value-type="float">
            <text:p>1</text:p>
          </table:table-cell>
          <table:table-cell table:formula="of:=[.B4]-[.B3]" office:value-type="float" office:value="2" calcext:value-type="float">
            <text:p>2</text:p>
          </table:table-cell>
          <table:table-cell table:formula="of:=[.C4]-[.C3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table:formula="of:=([.$C$3]*[.B5])+((1-[.$C$3])*[.C4])" office:value-type="float" office:value="3.5" calcext:value-type="float">
            <text:p>3.5</text:p>
          </table:table-cell>
          <table:table-cell table:formula="of:=[.B5]-[.B4]" office:value-type="float" office:value="4" calcext:value-type="float">
            <text:p>4</text:p>
          </table:table-cell>
          <table:table-cell table:formula="of:=[.C5]-[.C4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table:formula="of:=([.$C$3]*[.B6])+((1-[.$C$3])*[.C5])" office:value-type="float" office:value="6.75" calcext:value-type="float">
            <text:p>6.75</text:p>
          </table:table-cell>
          <table:table-cell table:formula="of:=[.B6]-[.B5]" office:value-type="float" office:value="4" calcext:value-type="float">
            <text:p>4</text:p>
          </table:table-cell>
          <table:table-cell table:formula="of:=[.C6]-[.C5]"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6" calcext:value-type="float">
            <text:p>16</text:p>
          </table:table-cell>
          <table:table-cell table:formula="of:=([.$C$3]*[.B7])+((1-[.$C$3])*[.C6])" office:value-type="float" office:value="11.375" calcext:value-type="float">
            <text:p>11.375</text:p>
          </table:table-cell>
          <table:table-cell table:formula="of:=[.B7]-[.B6]" office:value-type="float" office:value="6" calcext:value-type="float">
            <text:p>6</text:p>
          </table:table-cell>
          <table:table-cell table:formula="of:=[.C7]-[.C6]" office:value-type="float" office:value="4.625" calcext:value-type="float">
            <text:p>4.6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[.$C$3]*[.B8])+((1-[.$C$3])*[.C7])" office:value-type="float" office:value="16.6875" calcext:value-type="float">
            <text:p>16.6875</text:p>
          </table:table-cell>
          <table:table-cell table:formula="of:=[.B8]-[.B7]" office:value-type="float" office:value="6" calcext:value-type="float">
            <text:p>6</text:p>
          </table:table-cell>
          <table:table-cell table:formula="of:=[.C8]-[.C7]" office:value-type="float" office:value="5.3125" calcext:value-type="float">
            <text:p>5.312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9" calcext:value-type="float">
            <text:p>29</text:p>
          </table:table-cell>
          <table:table-cell table:formula="of:=([.$C$3]*[.B9])+((1-[.$C$3])*[.C8])" office:value-type="float" office:value="22.84375" calcext:value-type="float">
            <text:p>22.84375</text:p>
          </table:table-cell>
          <table:table-cell table:formula="of:=[.B9]-[.B8]" office:value-type="float" office:value="7" calcext:value-type="float">
            <text:p>7</text:p>
          </table:table-cell>
          <table:table-cell table:formula="of:=[.C9]-[.C8]" office:value-type="float" office:value="6.15625" calcext:value-type="float">
            <text:p>6.1562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5" calcext:value-type="float">
            <text:p>35</text:p>
          </table:table-cell>
          <table:table-cell table:formula="of:=([.$C$3]*[.B10])+((1-[.$C$3])*[.C9])" office:value-type="float" office:value="28.921875" calcext:value-type="float">
            <text:p>28.921875</text:p>
          </table:table-cell>
          <table:table-cell table:formula="of:=[.B10]-[.B9]" office:value-type="float" office:value="6" calcext:value-type="float">
            <text:p>6</text:p>
          </table:table-cell>
          <table:table-cell table:formula="of:=[.C10]-[.C9]" office:value-type="float" office:value="6.078125" calcext:value-type="float">
            <text:p>6.07812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0" calcext:value-type="float">
            <text:p>40</text:p>
          </table:table-cell>
          <table:table-cell table:formula="of:=([.$C$3]*[.B11])+((1-[.$C$3])*[.C10])" office:value-type="float" office:value="34.4609375" calcext:value-type="float">
            <text:p>34.4609375</text:p>
          </table:table-cell>
          <table:table-cell table:formula="of:=[.B11]-[.B10]" office:value-type="float" office:value="5" calcext:value-type="float">
            <text:p>5</text:p>
          </table:table-cell>
          <table:table-cell table:formula="of:=[.C11]-[.C10]" office:value-type="float" office:value="5.5390625" calcext:value-type="float">
            <text:p>5.539062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5" calcext:value-type="float">
            <text:p>45</text:p>
          </table:table-cell>
          <table:table-cell table:formula="of:=([.$C$3]*[.B12])+((1-[.$C$3])*[.C11])" office:value-type="float" office:value="39.73046875" calcext:value-type="float">
            <text:p>39.73046875</text:p>
          </table:table-cell>
          <table:table-cell table:formula="of:=[.B12]-[.B11]" office:value-type="float" office:value="5" calcext:value-type="float">
            <text:p>5</text:p>
          </table:table-cell>
          <table:table-cell table:formula="of:=[.C12]-[.C11]" office:value-type="float" office:value="5.26953125" calcext:value-type="float">
            <text:p>5.269531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formula="of:=([.$C$3]*[.B13])+((1-[.$C$3])*[.C12])" office:value-type="float" office:value="45.365234375" calcext:value-type="float">
            <text:p>45.365234375</text:p>
          </table:table-cell>
          <table:table-cell table:formula="of:=[.B13]-[.B12]" office:value-type="float" office:value="6" calcext:value-type="float">
            <text:p>6</text:p>
          </table:table-cell>
          <table:table-cell table:formula="of:=[.C13]-[.C12]" office:value-type="float" office:value="5.634765625" calcext:value-type="float">
            <text:p>5.63476562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4" calcext:value-type="float">
            <text:p>54</text:p>
          </table:table-cell>
          <table:table-cell table:formula="of:=([.$C$3]*[.B14])+((1-[.$C$3])*[.C13])" office:value-type="float" office:value="49.6826171875" calcext:value-type="float">
            <text:p>49.6826171875</text:p>
          </table:table-cell>
          <table:table-cell table:formula="of:=[.B14]-[.B13]" office:value-type="float" office:value="3" calcext:value-type="float">
            <text:p>3</text:p>
          </table:table-cell>
          <table:table-cell table:formula="of:=[.C14]-[.C13]" office:value-type="float" office:value="4.3173828125" calcext:value-type="float">
            <text:p>4.3173828125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58" calcext:value-type="float">
            <text:p>58</text:p>
          </table:table-cell>
          <table:table-cell table:formula="of:=([.$C$3]*[.B15])+((1-[.$C$3])*[.C14])" office:value-type="float" office:value="53.84130859375" calcext:value-type="float">
            <text:p>53.84130859375</text:p>
          </table:table-cell>
          <table:table-cell table:formula="of:=[.B15]-[.B14]" office:value-type="float" office:value="4" calcext:value-type="float">
            <text:p>4</text:p>
          </table:table-cell>
          <table:table-cell table:formula="of:=[.C15]-[.C14]" office:value-type="float" office:value="4.15869140625" calcext:value-type="float">
            <text:p>4.15869140625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61" calcext:value-type="float">
            <text:p>61</text:p>
          </table:table-cell>
          <table:table-cell table:formula="of:=([.$C$3]*[.B16])+((1-[.$C$3])*[.C15])" office:value-type="float" office:value="57.420654296875" calcext:value-type="float">
            <text:p>57.420654296875</text:p>
          </table:table-cell>
          <table:table-cell table:formula="of:=[.B16]-[.B15]" office:value-type="float" office:value="3" calcext:value-type="float">
            <text:p>3</text:p>
          </table:table-cell>
          <table:table-cell table:formula="of:=[.C16]-[.C15]" office:value-type="float" office:value="3.579345703125" calcext:value-type="float">
            <text:p>3.579345703125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65" calcext:value-type="float">
            <text:p>65</text:p>
          </table:table-cell>
          <table:table-cell table:formula="of:=([.$C$3]*[.B17])+((1-[.$C$3])*[.C16])" office:value-type="float" office:value="61.2103271484375" calcext:value-type="float">
            <text:p>61.2103271484375</text:p>
          </table:table-cell>
          <table:table-cell table:formula="of:=[.B17]-[.B16]" office:value-type="float" office:value="4" calcext:value-type="float">
            <text:p>4</text:p>
          </table:table-cell>
          <table:table-cell table:formula="of:=[.C17]-[.C16]" office:value-type="float" office:value="3.7896728515625" calcext:value-type="float">
            <text:p>3.78967285156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table:formula="of:=([.$C$3]*[.B18])+((1-[.$C$3])*[.C17])" office:value-type="float" office:value="64.6051635742188" calcext:value-type="float">
            <text:p>64.6051635742188</text:p>
          </table:table-cell>
          <table:table-cell table:formula="of:=[.B18]-[.B17]" office:value-type="float" office:value="3" calcext:value-type="float">
            <text:p>3</text:p>
          </table:table-cell>
          <table:table-cell table:formula="of:=[.C18]-[.C17]" office:value-type="float" office:value="3.39483642578125" calcext:value-type="float">
            <text:p>3.3948364257812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70" calcext:value-type="float">
            <text:p>70</text:p>
          </table:table-cell>
          <table:table-cell table:formula="of:=([.$C$3]*[.B19])+((1-[.$C$3])*[.C18])" office:value-type="float" office:value="67.3025817871094" calcext:value-type="float">
            <text:p>67.3025817871094</text:p>
          </table:table-cell>
          <table:table-cell table:formula="of:=[.B19]-[.B18]" office:value-type="float" office:value="2" calcext:value-type="float">
            <text:p>2</text:p>
          </table:table-cell>
          <table:table-cell table:formula="of:=[.C19]-[.C18]" office:value-type="float" office:value="2.69741821289062" calcext:value-type="float">
            <text:p>2.69741821289062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72" calcext:value-type="float">
            <text:p>72</text:p>
          </table:table-cell>
          <table:table-cell table:formula="of:=([.$C$3]*[.B20])+((1-[.$C$3])*[.C19])" office:value-type="float" office:value="69.6512908935547" calcext:value-type="float">
            <text:p>69.6512908935547</text:p>
          </table:table-cell>
          <table:table-cell table:formula="of:=[.B20]-[.B19]" office:value-type="float" office:value="2" calcext:value-type="float">
            <text:p>2</text:p>
          </table:table-cell>
          <table:table-cell table:formula="of:=[.C20]-[.C19]" office:value-type="float" office:value="2.34870910644531" calcext:value-type="float">
            <text:p>2.34870910644531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74" calcext:value-type="float">
            <text:p>74</text:p>
          </table:table-cell>
          <table:table-cell table:formula="of:=([.$C$3]*[.B21])+((1-[.$C$3])*[.C20])" office:value-type="float" office:value="71.8256454467773" calcext:value-type="float">
            <text:p>71.8256454467773</text:p>
          </table:table-cell>
          <table:table-cell table:formula="of:=[.B21]-[.B20]" office:value-type="float" office:value="2" calcext:value-type="float">
            <text:p>2</text:p>
          </table:table-cell>
          <table:table-cell table:formula="of:=[.C21]-[.C20]" office:value-type="float" office:value="2.17435455322266" calcext:value-type="float">
            <text:p>2.17435455322266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74" calcext:value-type="float">
            <text:p>74</text:p>
          </table:table-cell>
          <table:table-cell table:formula="of:=([.$C$3]*[.B22])+((1-[.$C$3])*[.C21])" office:value-type="float" office:value="72.9128227233887" calcext:value-type="float">
            <text:p>72.9128227233887</text:p>
          </table:table-cell>
          <table:table-cell table:formula="of:=[.B22]-[.B21]" office:value-type="float" office:value="0" calcext:value-type="float">
            <text:p>0</text:p>
          </table:table-cell>
          <table:table-cell table:formula="of:=[.C22]-[.C21]" office:value-type="float" office:value="1.08717727661133" calcext:value-type="float">
            <text:p>1.087177276611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formula="of:=([.$C$3]*[.B23])+((1-[.$C$3])*[.C22])" office:value-type="float" office:value="73.9564113616943" calcext:value-type="float">
            <text:p>73.9564113616943</text:p>
          </table:table-cell>
          <table:table-cell table:formula="of:=[.B23]-[.B22]" office:value-type="float" office:value="1" calcext:value-type="float">
            <text:p>1</text:p>
          </table:table-cell>
          <table:table-cell table:formula="of:=[.C23]-[.C22]" office:value-type="float" office:value="1.04358863830566" calcext:value-type="float">
            <text:p>1.0435886383056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77" calcext:value-type="float">
            <text:p>77</text:p>
          </table:table-cell>
          <table:table-cell table:formula="of:=([.$C$3]*[.B24])+((1-[.$C$3])*[.C23])" office:value-type="float" office:value="75.4782056808472" calcext:value-type="float">
            <text:p>75.4782056808472</text:p>
          </table:table-cell>
          <table:table-cell table:formula="of:=[.B24]-[.B23]" office:value-type="float" office:value="2" calcext:value-type="float">
            <text:p>2</text:p>
          </table:table-cell>
          <table:table-cell table:formula="of:=[.C24]-[.C23]" office:value-type="float" office:value="1.52179431915283" calcext:value-type="float">
            <text:p>1.5217943191528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77" calcext:value-type="float">
            <text:p>77</text:p>
          </table:table-cell>
          <table:table-cell table:formula="of:=([.$C$3]*[.B25])+((1-[.$C$3])*[.C24])" office:value-type="float" office:value="76.2391028404236" calcext:value-type="float">
            <text:p>76.2391028404236</text:p>
          </table:table-cell>
          <table:table-cell table:formula="of:=[.B25]-[.B24]" office:value-type="float" office:value="0" calcext:value-type="float">
            <text:p>0</text:p>
          </table:table-cell>
          <table:table-cell table:formula="of:=[.C25]-[.C24]" office:value-type="float" office:value="0.760897159576416" calcext:value-type="float">
            <text:p>0.760897159576416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77" calcext:value-type="float">
            <text:p>77</text:p>
          </table:table-cell>
          <table:table-cell table:formula="of:=([.$C$3]*[.B26])+((1-[.$C$3])*[.C25])" office:value-type="float" office:value="76.6195514202118" calcext:value-type="float">
            <text:p>76.6195514202118</text:p>
          </table:table-cell>
          <table:table-cell table:formula="of:=[.B26]-[.B25]" office:value-type="float" office:value="0" calcext:value-type="float">
            <text:p>0</text:p>
          </table:table-cell>
          <table:table-cell table:formula="of:=[.C26]-[.C25]" office:value-type="float" office:value="0.380448579788208" calcext:value-type="float">
            <text:p>0.380448579788208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77" calcext:value-type="float">
            <text:p>77</text:p>
          </table:table-cell>
          <table:table-cell table:formula="of:=([.$C$3]*[.B27])+((1-[.$C$3])*[.C26])" office:value-type="float" office:value="76.8097757101059" calcext:value-type="float">
            <text:p>76.8097757101059</text:p>
          </table:table-cell>
          <table:table-cell table:formula="of:=[.B27]-[.B26]" office:value-type="float" office:value="0" calcext:value-type="float">
            <text:p>0</text:p>
          </table:table-cell>
          <table:table-cell table:formula="of:=[.C27]-[.C26]" office:value-type="float" office:value="0.190224289894104" calcext:value-type="float">
            <text:p>0.1902242898941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formula="of:=([.$C$3]*[.B28])+((1-[.$C$3])*[.C27])" office:value-type="float" office:value="76.904887855053" calcext:value-type="float">
            <text:p>76.904887855053</text:p>
          </table:table-cell>
          <table:table-cell table:formula="of:=[.B28]-[.B27]" office:value-type="float" office:value="0" calcext:value-type="float">
            <text:p>0</text:p>
          </table:table-cell>
          <table:table-cell table:formula="of:=[.C28]-[.C27]" office:value-type="float" office:value="0.095112144947052" calcext:value-type="float">
            <text:p>0.095112144947052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76" calcext:value-type="float">
            <text:p>76</text:p>
          </table:table-cell>
          <table:table-cell table:formula="of:=([.$C$3]*[.B29])+((1-[.$C$3])*[.C28])" office:value-type="float" office:value="76.4524439275265" calcext:value-type="float">
            <text:p>76.4524439275265</text:p>
          </table:table-cell>
          <table:table-cell table:formula="of:=[.B29]-[.B28]" office:value-type="float" office:value="-1" calcext:value-type="float">
            <text:p>-1</text:p>
          </table:table-cell>
          <table:table-cell table:formula="of:=[.C29]-[.C28]" office:value-type="float" office:value="-0.452443927526474" calcext:value-type="float">
            <text:p>-0.452443927526474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75" calcext:value-type="float">
            <text:p>75</text:p>
          </table:table-cell>
          <table:table-cell table:formula="of:=([.$C$3]*[.B30])+((1-[.$C$3])*[.C29])" office:value-type="float" office:value="75.7262219637632" calcext:value-type="float">
            <text:p>75.7262219637632</text:p>
          </table:table-cell>
          <table:table-cell table:formula="of:=[.B30]-[.B29]" office:value-type="float" office:value="-1" calcext:value-type="float">
            <text:p>-1</text:p>
          </table:table-cell>
          <table:table-cell table:formula="of:=[.C30]-[.C29]" office:value-type="float" office:value="-0.726221963763237" calcext:value-type="float">
            <text:p>-0.726221963763237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73" calcext:value-type="float">
            <text:p>73</text:p>
          </table:table-cell>
          <table:table-cell table:formula="of:=([.$C$3]*[.B31])+((1-[.$C$3])*[.C30])" office:value-type="float" office:value="74.3631109818816" calcext:value-type="float">
            <text:p>74.3631109818816</text:p>
          </table:table-cell>
          <table:table-cell table:formula="of:=[.B31]-[.B30]" office:value-type="float" office:value="-2" calcext:value-type="float">
            <text:p>-2</text:p>
          </table:table-cell>
          <table:table-cell table:formula="of:=[.C31]-[.C30]" office:value-type="float" office:value="-1.36311098188162" calcext:value-type="float">
            <text:p>-1.36311098188162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72" calcext:value-type="float">
            <text:p>72</text:p>
          </table:table-cell>
          <table:table-cell table:formula="of:=([.$C$3]*[.B32])+((1-[.$C$3])*[.C31])" office:value-type="float" office:value="73.1815554909408" calcext:value-type="float">
            <text:p>73.1815554909408</text:p>
          </table:table-cell>
          <table:table-cell table:formula="of:=[.B32]-[.B31]" office:value-type="float" office:value="-1" calcext:value-type="float">
            <text:p>-1</text:p>
          </table:table-cell>
          <table:table-cell table:formula="of:=[.C32]-[.C31]" office:value-type="float" office:value="-1.18155549094081" calcext:value-type="float">
            <text:p>-1.181555490940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table:formula="of:=([.$C$3]*[.B33])+((1-[.$C$3])*[.C32])" office:value-type="float" office:value="72.0907777454704" calcext:value-type="float">
            <text:p>72.0907777454704</text:p>
          </table:table-cell>
          <table:table-cell table:formula="of:=[.B33]-[.B32]" office:value-type="float" office:value="-1" calcext:value-type="float">
            <text:p>-1</text:p>
          </table:table-cell>
          <table:table-cell table:formula="of:=[.C33]-[.C32]" office:value-type="float" office:value="-1.0907777454704" calcext:value-type="float">
            <text:p>-1.0907777454704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70" calcext:value-type="float">
            <text:p>70</text:p>
          </table:table-cell>
          <table:table-cell table:formula="of:=([.$C$3]*[.B34])+((1-[.$C$3])*[.C33])" office:value-type="float" office:value="71.0453888727352" calcext:value-type="float">
            <text:p>71.0453888727352</text:p>
          </table:table-cell>
          <table:table-cell table:formula="of:=[.B34]-[.B33]" office:value-type="float" office:value="-1" calcext:value-type="float">
            <text:p>-1</text:p>
          </table:table-cell>
          <table:table-cell table:formula="of:=[.C34]-[.C33]" office:value-type="float" office:value="-1.0453888727352" calcext:value-type="float">
            <text:p>-1.0453888727352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68" calcext:value-type="float">
            <text:p>68</text:p>
          </table:table-cell>
          <table:table-cell table:formula="of:=([.$C$3]*[.B35])+((1-[.$C$3])*[.C34])" office:value-type="float" office:value="69.5226944363676" calcext:value-type="float">
            <text:p>69.5226944363676</text:p>
          </table:table-cell>
          <table:table-cell table:formula="of:=[.B35]-[.B34]" office:value-type="float" office:value="-2" calcext:value-type="float">
            <text:p>-2</text:p>
          </table:table-cell>
          <table:table-cell table:formula="of:=[.C35]-[.C34]" office:value-type="float" office:value="-1.5226944363676" calcext:value-type="float">
            <text:p>-1.5226944363676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67" calcext:value-type="float">
            <text:p>67</text:p>
          </table:table-cell>
          <table:table-cell table:formula="of:=([.$C$3]*[.B36])+((1-[.$C$3])*[.C35])" office:value-type="float" office:value="68.2613472181838" calcext:value-type="float">
            <text:p>68.2613472181838</text:p>
          </table:table-cell>
          <table:table-cell table:formula="of:=[.B36]-[.B35]" office:value-type="float" office:value="-1" calcext:value-type="float">
            <text:p>-1</text:p>
          </table:table-cell>
          <table:table-cell table:formula="of:=[.C36]-[.C35]" office:value-type="float" office:value="-1.2613472181838" calcext:value-type="float">
            <text:p>-1.2613472181838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65" calcext:value-type="float">
            <text:p>65</text:p>
          </table:table-cell>
          <table:table-cell table:formula="of:=([.$C$3]*[.B37])+((1-[.$C$3])*[.C36])" office:value-type="float" office:value="66.6306736090919" calcext:value-type="float">
            <text:p>66.6306736090919</text:p>
          </table:table-cell>
          <table:table-cell table:formula="of:=[.B37]-[.B36]" office:value-type="float" office:value="-2" calcext:value-type="float">
            <text:p>-2</text:p>
          </table:table-cell>
          <table:table-cell table:formula="of:=[.C37]-[.C36]" office:value-type="float" office:value="-1.6306736090919" calcext:value-type="float">
            <text:p>-1.63067360909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table:formula="of:=([.$C$3]*[.B38])+((1-[.$C$3])*[.C37])" office:value-type="float" office:value="65.315336804546" calcext:value-type="float">
            <text:p>65.315336804546</text:p>
          </table:table-cell>
          <table:table-cell table:formula="of:=[.B38]-[.B37]" office:value-type="float" office:value="-1" calcext:value-type="float">
            <text:p>-1</text:p>
          </table:table-cell>
          <table:table-cell table:formula="of:=[.C38]-[.C37]" office:value-type="float" office:value="-1.31533680454595" calcext:value-type="float">
            <text:p>-1.31533680454595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62" calcext:value-type="float">
            <text:p>62</text:p>
          </table:table-cell>
          <table:table-cell table:formula="of:=([.$C$3]*[.B39])+((1-[.$C$3])*[.C38])" office:value-type="float" office:value="63.657668402273" calcext:value-type="float">
            <text:p>63.657668402273</text:p>
          </table:table-cell>
          <table:table-cell table:formula="of:=[.B39]-[.B38]" office:value-type="float" office:value="-2" calcext:value-type="float">
            <text:p>-2</text:p>
          </table:table-cell>
          <table:table-cell table:formula="of:=[.C39]-[.C38]" office:value-type="float" office:value="-1.65766840227298" calcext:value-type="float">
            <text:p>-1.65766840227298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60" calcext:value-type="float">
            <text:p>60</text:p>
          </table:table-cell>
          <table:table-cell table:formula="of:=([.$C$3]*[.B40])+((1-[.$C$3])*[.C39])" office:value-type="float" office:value="61.8288342011365" calcext:value-type="float">
            <text:p>61.8288342011365</text:p>
          </table:table-cell>
          <table:table-cell table:formula="of:=[.B40]-[.B39]" office:value-type="float" office:value="-2" calcext:value-type="float">
            <text:p>-2</text:p>
          </table:table-cell>
          <table:table-cell table:formula="of:=[.C40]-[.C39]" office:value-type="float" office:value="-1.82883420113649" calcext:value-type="float">
            <text:p>-1.82883420113649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59" calcext:value-type="float">
            <text:p>59</text:p>
          </table:table-cell>
          <table:table-cell table:formula="of:=([.$C$3]*[.B41])+((1-[.$C$3])*[.C40])" office:value-type="float" office:value="60.4144171005683" calcext:value-type="float">
            <text:p>60.4144171005683</text:p>
          </table:table-cell>
          <table:table-cell table:formula="of:=[.B41]-[.B40]" office:value-type="float" office:value="-1" calcext:value-type="float">
            <text:p>-1</text:p>
          </table:table-cell>
          <table:table-cell table:formula="of:=[.C41]-[.C40]" office:value-type="float" office:value="-1.41441710056824" calcext:value-type="float">
            <text:p>-1.41441710056824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57" calcext:value-type="float">
            <text:p>57</text:p>
          </table:table-cell>
          <table:table-cell table:formula="of:=([.$C$3]*[.B42])+((1-[.$C$3])*[.C41])" office:value-type="float" office:value="58.7072085502841" calcext:value-type="float">
            <text:p>58.7072085502841</text:p>
          </table:table-cell>
          <table:table-cell table:formula="of:=[.B42]-[.B41]" office:value-type="float" office:value="-2" calcext:value-type="float">
            <text:p>-2</text:p>
          </table:table-cell>
          <table:table-cell table:formula="of:=[.C42]-[.C41]" office:value-type="float" office:value="-1.70720855028412" calcext:value-type="float">
            <text:p>-1.707208550284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formula="of:=([.$C$3]*[.B43])+((1-[.$C$3])*[.C42])" office:value-type="float" office:value="57.3536042751421" calcext:value-type="float">
            <text:p>57.3536042751421</text:p>
          </table:table-cell>
          <table:table-cell table:formula="of:=[.B43]-[.B42]" office:value-type="float" office:value="-1" calcext:value-type="float">
            <text:p>-1</text:p>
          </table:table-cell>
          <table:table-cell table:formula="of:=[.C43]-[.C42]" office:value-type="float" office:value="-1.35360427514206" calcext:value-type="float">
            <text:p>-1.35360427514206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54" calcext:value-type="float">
            <text:p>54</text:p>
          </table:table-cell>
          <table:table-cell table:formula="of:=([.$C$3]*[.B44])+((1-[.$C$3])*[.C43])" office:value-type="float" office:value="55.676802137571" calcext:value-type="float">
            <text:p>55.676802137571</text:p>
          </table:table-cell>
          <table:table-cell table:formula="of:=[.B44]-[.B43]" office:value-type="float" office:value="-2" calcext:value-type="float">
            <text:p>-2</text:p>
          </table:table-cell>
          <table:table-cell table:formula="of:=[.C44]-[.C43]" office:value-type="float" office:value="-1.67680213757103" calcext:value-type="float">
            <text:p>-1.67680213757103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53" calcext:value-type="float">
            <text:p>53</text:p>
          </table:table-cell>
          <table:table-cell table:formula="of:=([.$C$3]*[.B45])+((1-[.$C$3])*[.C44])" office:value-type="float" office:value="54.3384010687855" calcext:value-type="float">
            <text:p>54.3384010687855</text:p>
          </table:table-cell>
          <table:table-cell table:formula="of:=[.B45]-[.B44]" office:value-type="float" office:value="-1" calcext:value-type="float">
            <text:p>-1</text:p>
          </table:table-cell>
          <table:table-cell table:formula="of:=[.C45]-[.C44]" office:value-type="float" office:value="-1.33840106878552" calcext:value-type="float">
            <text:p>-1.33840106878552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51" calcext:value-type="float">
            <text:p>51</text:p>
          </table:table-cell>
          <table:table-cell table:formula="of:=([.$C$3]*[.B46])+((1-[.$C$3])*[.C45])" office:value-type="float" office:value="52.6692005343928" calcext:value-type="float">
            <text:p>52.6692005343928</text:p>
          </table:table-cell>
          <table:table-cell table:formula="of:=[.B46]-[.B45]" office:value-type="float" office:value="-2" calcext:value-type="float">
            <text:p>-2</text:p>
          </table:table-cell>
          <table:table-cell table:formula="of:=[.C46]-[.C45]" office:value-type="float" office:value="-1.66920053439276" calcext:value-type="float">
            <text:p>-1.66920053439276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49" calcext:value-type="float">
            <text:p>49</text:p>
          </table:table-cell>
          <table:table-cell table:formula="of:=([.$C$3]*[.B47])+((1-[.$C$3])*[.C46])" office:value-type="float" office:value="50.8346002671964" calcext:value-type="float">
            <text:p>50.8346002671964</text:p>
          </table:table-cell>
          <table:table-cell table:formula="of:=[.B47]-[.B46]" office:value-type="float" office:value="-2" calcext:value-type="float">
            <text:p>-2</text:p>
          </table:table-cell>
          <table:table-cell table:formula="of:=[.C47]-[.C46]" office:value-type="float" office:value="-1.83460026719638" calcext:value-type="float">
            <text:p>-1.834600267196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formula="of:=([.$C$3]*[.B48])+((1-[.$C$3])*[.C47])" office:value-type="float" office:value="48.9173001335982" calcext:value-type="float">
            <text:p>48.9173001335982</text:p>
          </table:table-cell>
          <table:table-cell table:formula="of:=[.B48]-[.B47]" office:value-type="float" office:value="-2" calcext:value-type="float">
            <text:p>-2</text:p>
          </table:table-cell>
          <table:table-cell table:formula="of:=[.C48]-[.C47]" office:value-type="float" office:value="-1.91730013359819" calcext:value-type="float">
            <text:p>-1.91730013359819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46" calcext:value-type="float">
            <text:p>46</text:p>
          </table:table-cell>
          <table:table-cell table:formula="of:=([.$C$3]*[.B49])+((1-[.$C$3])*[.C48])" office:value-type="float" office:value="47.4586500667991" calcext:value-type="float">
            <text:p>47.4586500667991</text:p>
          </table:table-cell>
          <table:table-cell table:formula="of:=[.B49]-[.B48]" office:value-type="float" office:value="-1" calcext:value-type="float">
            <text:p>-1</text:p>
          </table:table-cell>
          <table:table-cell table:formula="of:=[.C49]-[.C48]" office:value-type="float" office:value="-1.45865006679909" calcext:value-type="float">
            <text:p>-1.45865006679909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44" calcext:value-type="float">
            <text:p>44</text:p>
          </table:table-cell>
          <table:table-cell table:formula="of:=([.$C$3]*[.B50])+((1-[.$C$3])*[.C49])" office:value-type="float" office:value="45.7293250333995" calcext:value-type="float">
            <text:p>45.7293250333995</text:p>
          </table:table-cell>
          <table:table-cell table:formula="of:=[.B50]-[.B49]" office:value-type="float" office:value="-2" calcext:value-type="float">
            <text:p>-2</text:p>
          </table:table-cell>
          <table:table-cell table:formula="of:=[.C50]-[.C49]" office:value-type="float" office:value="-1.72932503339955" calcext:value-type="float">
            <text:p>-1.72932503339955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42" calcext:value-type="float">
            <text:p>42</text:p>
          </table:table-cell>
          <table:table-cell table:formula="of:=([.$C$3]*[.B51])+((1-[.$C$3])*[.C50])" office:value-type="float" office:value="43.8646625166998" calcext:value-type="float">
            <text:p>43.8646625166998</text:p>
          </table:table-cell>
          <table:table-cell table:formula="of:=[.B51]-[.B50]" office:value-type="float" office:value="-2" calcext:value-type="float">
            <text:p>-2</text:p>
          </table:table-cell>
          <table:table-cell table:formula="of:=[.C51]-[.C50]" office:value-type="float" office:value="-1.86466251669977" calcext:value-type="float">
            <text:p>-1.86466251669977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40" calcext:value-type="float">
            <text:p>40</text:p>
          </table:table-cell>
          <table:table-cell table:formula="of:=([.$C$3]*[.B52])+((1-[.$C$3])*[.C51])" office:value-type="float" office:value="41.9323312583499" calcext:value-type="float">
            <text:p>41.9323312583499</text:p>
          </table:table-cell>
          <table:table-cell table:formula="of:=[.B52]-[.B51]" office:value-type="float" office:value="-2" calcext:value-type="float">
            <text:p>-2</text:p>
          </table:table-cell>
          <table:table-cell table:formula="of:=[.C52]-[.C51]" office:value-type="float" office:value="-1.93233125834988" calcext:value-type="float">
            <text:p>-1.932331258349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formula="of:=([.$C$3]*[.B53])+((1-[.$C$3])*[.C52])" office:value-type="float" office:value="40.4661656291749" calcext:value-type="float">
            <text:p>40.4661656291749</text:p>
          </table:table-cell>
          <table:table-cell table:formula="of:=[.B53]-[.B52]" office:value-type="float" office:value="-1" calcext:value-type="float">
            <text:p>-1</text:p>
          </table:table-cell>
          <table:table-cell table:formula="of:=[.C53]-[.C52]" office:value-type="float" office:value="-1.46616562917495" calcext:value-type="float">
            <text:p>-1.4661656291749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7" calcext:value-type="float">
            <text:p>37</text:p>
          </table:table-cell>
          <table:table-cell table:formula="of:=([.$C$3]*[.B54])+((1-[.$C$3])*[.C53])" office:value-type="float" office:value="38.7330828145875" calcext:value-type="float">
            <text:p>38.7330828145875</text:p>
          </table:table-cell>
          <table:table-cell table:formula="of:=[.B54]-[.B53]" office:value-type="float" office:value="-2" calcext:value-type="float">
            <text:p>-2</text:p>
          </table:table-cell>
          <table:table-cell table:formula="of:=[.C54]-[.C53]" office:value-type="float" office:value="-1.73308281458747" calcext:value-type="float">
            <text:p>-1.73308281458747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35" calcext:value-type="float">
            <text:p>35</text:p>
          </table:table-cell>
          <table:table-cell table:formula="of:=([.$C$3]*[.B55])+((1-[.$C$3])*[.C54])" office:value-type="float" office:value="36.8665414072937" calcext:value-type="float">
            <text:p>36.8665414072937</text:p>
          </table:table-cell>
          <table:table-cell table:formula="of:=[.B55]-[.B54]" office:value-type="float" office:value="-2" calcext:value-type="float">
            <text:p>-2</text:p>
          </table:table-cell>
          <table:table-cell table:formula="of:=[.C55]-[.C54]" office:value-type="float" office:value="-1.86654140729374" calcext:value-type="float">
            <text:p>-1.86654140729374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34" calcext:value-type="float">
            <text:p>34</text:p>
          </table:table-cell>
          <table:table-cell table:formula="of:=([.$C$3]*[.B56])+((1-[.$C$3])*[.C55])" office:value-type="float" office:value="35.4332707036469" calcext:value-type="float">
            <text:p>35.4332707036469</text:p>
          </table:table-cell>
          <table:table-cell table:formula="of:=[.B56]-[.B55]" office:value-type="float" office:value="-1" calcext:value-type="float">
            <text:p>-1</text:p>
          </table:table-cell>
          <table:table-cell table:formula="of:=[.C56]-[.C55]" office:value-type="float" office:value="-1.43327070364687" calcext:value-type="float">
            <text:p>-1.43327070364687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32" calcext:value-type="float">
            <text:p>32</text:p>
          </table:table-cell>
          <table:table-cell table:formula="of:=([.$C$3]*[.B57])+((1-[.$C$3])*[.C56])" office:value-type="float" office:value="33.7166353518234" calcext:value-type="float">
            <text:p>33.7166353518234</text:p>
          </table:table-cell>
          <table:table-cell table:formula="of:=[.B57]-[.B56]" office:value-type="float" office:value="-2" calcext:value-type="float">
            <text:p>-2</text:p>
          </table:table-cell>
          <table:table-cell table:formula="of:=[.C57]-[.C56]" office:value-type="float" office:value="-1.71663535182343" calcext:value-type="float">
            <text:p>-1.716635351823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formula="of:=([.$C$3]*[.B58])+((1-[.$C$3])*[.C57])" office:value-type="float" office:value="31.8583176759117" calcext:value-type="float">
            <text:p>31.8583176759117</text:p>
          </table:table-cell>
          <table:table-cell table:formula="of:=[.B58]-[.B57]" office:value-type="float" office:value="-2" calcext:value-type="float">
            <text:p>-2</text:p>
          </table:table-cell>
          <table:table-cell table:formula="of:=[.C58]-[.C57]" office:value-type="float" office:value="-1.85831767591172" calcext:value-type="float">
            <text:p>-1.85831767591172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28" calcext:value-type="float">
            <text:p>28</text:p>
          </table:table-cell>
          <table:table-cell table:formula="of:=([.$C$3]*[.B59])+((1-[.$C$3])*[.C58])" office:value-type="float" office:value="29.9291588379559" calcext:value-type="float">
            <text:p>29.9291588379559</text:p>
          </table:table-cell>
          <table:table-cell table:formula="of:=[.B59]-[.B58]" office:value-type="float" office:value="-2" calcext:value-type="float">
            <text:p>-2</text:p>
          </table:table-cell>
          <table:table-cell table:formula="of:=[.C59]-[.C58]" office:value-type="float" office:value="-1.92915883795586" calcext:value-type="float">
            <text:p>-1.92915883795586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27" calcext:value-type="float">
            <text:p>27</text:p>
          </table:table-cell>
          <table:table-cell table:formula="of:=([.$C$3]*[.B60])+((1-[.$C$3])*[.C59])" office:value-type="float" office:value="28.4645794189779" calcext:value-type="float">
            <text:p>28.4645794189779</text:p>
          </table:table-cell>
          <table:table-cell table:formula="of:=[.B60]-[.B59]" office:value-type="float" office:value="-1" calcext:value-type="float">
            <text:p>-1</text:p>
          </table:table-cell>
          <table:table-cell table:formula="of:=[.C60]-[.C59]" office:value-type="float" office:value="-1.46457941897793" calcext:value-type="float">
            <text:p>-1.46457941897793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24" calcext:value-type="float">
            <text:p>24</text:p>
          </table:table-cell>
          <table:table-cell table:formula="of:=([.$C$3]*[.B61])+((1-[.$C$3])*[.C60])" office:value-type="float" office:value="26.232289709489" calcext:value-type="float">
            <text:p>26.232289709489</text:p>
          </table:table-cell>
          <table:table-cell table:formula="of:=[.B61]-[.B60]" office:value-type="float" office:value="-3" calcext:value-type="float">
            <text:p>-3</text:p>
          </table:table-cell>
          <table:table-cell table:formula="of:=[.C61]-[.C60]" office:value-type="float" office:value="-2.23228970948896" calcext:value-type="float">
            <text:p>-2.23228970948896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23" calcext:value-type="float">
            <text:p>23</text:p>
          </table:table-cell>
          <table:table-cell table:formula="of:=([.$C$3]*[.B62])+((1-[.$C$3])*[.C61])" office:value-type="float" office:value="24.6161448547445" calcext:value-type="float">
            <text:p>24.6161448547445</text:p>
          </table:table-cell>
          <table:table-cell table:formula="of:=[.B62]-[.B61]" office:value-type="float" office:value="-1" calcext:value-type="float">
            <text:p>-1</text:p>
          </table:table-cell>
          <table:table-cell table:formula="of:=[.C62]-[.C61]" office:value-type="float" office:value="-1.61614485474448" calcext:value-type="float">
            <text:p>-1.616144854744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formula="of:=([.$C$3]*[.B63])+((1-[.$C$3])*[.C62])" office:value-type="float" office:value="22.8080724273722" calcext:value-type="float">
            <text:p>22.8080724273722</text:p>
          </table:table-cell>
          <table:table-cell table:formula="of:=[.B63]-[.B62]" office:value-type="float" office:value="-2" calcext:value-type="float">
            <text:p>-2</text:p>
          </table:table-cell>
          <table:table-cell table:formula="of:=[.C63]-[.C62]" office:value-type="float" office:value="-1.80807242737224" calcext:value-type="float">
            <text:p>-1.80807242737224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9" calcext:value-type="float">
            <text:p>19</text:p>
          </table:table-cell>
          <table:table-cell table:formula="of:=([.$C$3]*[.B64])+((1-[.$C$3])*[.C63])" office:value-type="float" office:value="20.9040362136861" calcext:value-type="float">
            <text:p>20.9040362136861</text:p>
          </table:table-cell>
          <table:table-cell table:formula="of:=[.B64]-[.B63]" office:value-type="float" office:value="-2" calcext:value-type="float">
            <text:p>-2</text:p>
          </table:table-cell>
          <table:table-cell table:formula="of:=[.C64]-[.C63]" office:value-type="float" office:value="-1.90403621368612" calcext:value-type="float">
            <text:p>-1.90403621368612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6" calcext:value-type="float">
            <text:p>16</text:p>
          </table:table-cell>
          <table:table-cell table:formula="of:=([.$C$3]*[.B65])+((1-[.$C$3])*[.C64])" office:value-type="float" office:value="18.4520181068431" calcext:value-type="float">
            <text:p>18.4520181068431</text:p>
          </table:table-cell>
          <table:table-cell table:formula="of:=[.B65]-[.B64]" office:value-type="float" office:value="-3" calcext:value-type="float">
            <text:p>-3</text:p>
          </table:table-cell>
          <table:table-cell table:formula="of:=[.C65]-[.C64]" office:value-type="float" office:value="-2.45201810684306" calcext:value-type="float">
            <text:p>-2.45201810684306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5" calcext:value-type="float">
            <text:p>15</text:p>
          </table:table-cell>
          <table:table-cell table:formula="of:=([.$C$3]*[.B66])+((1-[.$C$3])*[.C65])" office:value-type="float" office:value="16.7260090534215" calcext:value-type="float">
            <text:p>16.7260090534215</text:p>
          </table:table-cell>
          <table:table-cell table:formula="of:=[.B66]-[.B65]" office:value-type="float" office:value="-1" calcext:value-type="float">
            <text:p>-1</text:p>
          </table:table-cell>
          <table:table-cell table:formula="of:=[.C66]-[.C65]" office:value-type="float" office:value="-1.72600905342153" calcext:value-type="float">
            <text:p>-1.72600905342153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3" calcext:value-type="float">
            <text:p>13</text:p>
          </table:table-cell>
          <table:table-cell table:formula="of:=([.$C$3]*[.B67])+((1-[.$C$3])*[.C66])" office:value-type="float" office:value="14.8630045267108" calcext:value-type="float">
            <text:p>14.8630045267108</text:p>
          </table:table-cell>
          <table:table-cell table:formula="of:=[.B67]-[.B66]" office:value-type="float" office:value="-2" calcext:value-type="float">
            <text:p>-2</text:p>
          </table:table-cell>
          <table:table-cell table:formula="of:=[.C67]-[.C66]" office:value-type="float" office:value="-1.86300452671076" calcext:value-type="float">
            <text:p>-1.863004526710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([.$C$3]*[.B68])+((1-[.$C$3])*[.C67])" office:value-type="float" office:value="12.9315022633554" calcext:value-type="float">
            <text:p>12.9315022633554</text:p>
          </table:table-cell>
          <table:table-cell table:formula="of:=[.B68]-[.B67]" office:value-type="float" office:value="-2" calcext:value-type="float">
            <text:p>-2</text:p>
          </table:table-cell>
          <table:table-cell table:formula="of:=[.C68]-[.C67]" office:value-type="float" office:value="-1.93150226335538" calcext:value-type="float">
            <text:p>-1.93150226335538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9" calcext:value-type="float">
            <text:p>9</text:p>
          </table:table-cell>
          <table:table-cell table:formula="of:=([.$C$3]*[.B69])+((1-[.$C$3])*[.C68])" office:value-type="float" office:value="10.9657511316777" calcext:value-type="float">
            <text:p>10.9657511316777</text:p>
          </table:table-cell>
          <table:table-cell table:formula="of:=[.B69]-[.B68]" office:value-type="float" office:value="-2" calcext:value-type="float">
            <text:p>-2</text:p>
          </table:table-cell>
          <table:table-cell table:formula="of:=[.C69]-[.C68]" office:value-type="float" office:value="-1.96575113167769" calcext:value-type="float">
            <text:p>-1.96575113167769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7" calcext:value-type="float">
            <text:p>7</text:p>
          </table:table-cell>
          <table:table-cell table:formula="of:=([.$C$3]*[.B70])+((1-[.$C$3])*[.C69])" office:value-type="float" office:value="8.98287556583885" calcext:value-type="float">
            <text:p>8.98287556583885</text:p>
          </table:table-cell>
          <table:table-cell table:formula="of:=[.B70]-[.B69]" office:value-type="float" office:value="-2" calcext:value-type="float">
            <text:p>-2</text:p>
          </table:table-cell>
          <table:table-cell table:formula="of:=[.C70]-[.C69]" office:value-type="float" office:value="-1.98287556583885" calcext:value-type="float">
            <text:p>-1.98287556583885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5" calcext:value-type="float">
            <text:p>5</text:p>
          </table:table-cell>
          <table:table-cell table:formula="of:=([.$C$3]*[.B71])+((1-[.$C$3])*[.C70])" office:value-type="float" office:value="6.99143778291942" calcext:value-type="float">
            <text:p>6.99143778291942</text:p>
          </table:table-cell>
          <table:table-cell table:formula="of:=[.B71]-[.B70]" office:value-type="float" office:value="-2" calcext:value-type="float">
            <text:p>-2</text:p>
          </table:table-cell>
          <table:table-cell table:formula="of:=[.C71]-[.C70]" office:value-type="float" office:value="-1.99143778291942" calcext:value-type="float">
            <text:p>-1.99143778291942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3" calcext:value-type="float">
            <text:p>3</text:p>
          </table:table-cell>
          <table:table-cell table:formula="of:=([.$C$3]*[.B72])+((1-[.$C$3])*[.C71])" office:value-type="float" office:value="4.99571889145971" calcext:value-type="float">
            <text:p>4.99571889145971</text:p>
          </table:table-cell>
          <table:table-cell table:formula="of:=[.B72]-[.B71]" office:value-type="float" office:value="-2" calcext:value-type="float">
            <text:p>-2</text:p>
          </table:table-cell>
          <table:table-cell table:formula="of:=[.C72]-[.C71]" office:value-type="float" office:value="-1.99571889145971" calcext:value-type="float">
            <text:p>-1.995718891459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([.$C$3]*[.B73])+((1-[.$C$3])*[.C72])" office:value-type="float" office:value="3.49785944572986" calcext:value-type="float">
            <text:p>3.49785944572986</text:p>
          </table:table-cell>
          <table:table-cell table:formula="of:=[.B73]-[.B72]" office:value-type="float" office:value="-1" calcext:value-type="float">
            <text:p>-1</text:p>
          </table:table-cell>
          <table:table-cell table:formula="of:=[.C73]-[.C72]" office:value-type="float" office:value="-1.49785944572986" calcext:value-type="float">
            <text:p>-1.49785944572986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" calcext:value-type="float">
            <text:p>1</text:p>
          </table:table-cell>
          <table:table-cell table:formula="of:=([.$C$3]*[.B74])+((1-[.$C$3])*[.C73])" office:value-type="float" office:value="2.24892972286493" calcext:value-type="float">
            <text:p>2.24892972286493</text:p>
          </table:table-cell>
          <table:table-cell table:formula="of:=[.B74]-[.B73]" office:value-type="float" office:value="-1" calcext:value-type="float">
            <text:p>-1</text:p>
          </table:table-cell>
          <table:table-cell table:formula="of:=[.C74]-[.C73]" office:value-type="float" office:value="-1.24892972286493" calcext:value-type="float">
            <text:p>-1.24892972286493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0" calcext:value-type="float">
            <text:p>0</text:p>
          </table:table-cell>
          <table:table-cell table:formula="of:=([.$C$3]*[.B75])+((1-[.$C$3])*[.C74])" office:value-type="float" office:value="1.12446486143246" calcext:value-type="float">
            <text:p>1.12446486143246</text:p>
          </table:table-cell>
          <table:table-cell table:formula="of:=[.B75]-[.B74]" office:value-type="float" office:value="-1" calcext:value-type="float">
            <text:p>-1</text:p>
          </table:table-cell>
          <table:table-cell table:formula="of:=[.C75]-[.C74]" office:value-type="float" office:value="-1.12446486143246" calcext:value-type="float">
            <text:p>-1.12446486143246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0" calcext:value-type="float">
            <text:p>0</text:p>
          </table:table-cell>
          <table:table-cell table:formula="of:=([.$C$3]*[.B76])+((1-[.$C$3])*[.C75])" office:value-type="float" office:value="0.562232430716232" calcext:value-type="float">
            <text:p>0.562232430716232</text:p>
          </table:table-cell>
          <table:table-cell table:formula="of:=[.B76]-[.B75]" office:value-type="float" office:value="0" calcext:value-type="float">
            <text:p>0</text:p>
          </table:table-cell>
          <table:table-cell table:formula="of:=[.C76]-[.C75]" office:value-type="float" office:value="-0.562232430716232" calcext:value-type="float">
            <text:p>-0.562232430716232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0" calcext:value-type="float">
            <text:p>0</text:p>
          </table:table-cell>
          <table:table-cell table:formula="of:=([.$C$3]*[.B77])+((1-[.$C$3])*[.C76])" office:value-type="float" office:value="0.281116215358116" calcext:value-type="float">
            <text:p>0.281116215358116</text:p>
          </table:table-cell>
          <table:table-cell table:formula="of:=[.B77]-[.B76]" office:value-type="float" office:value="0" calcext:value-type="float">
            <text:p>0</text:p>
          </table:table-cell>
          <table:table-cell table:formula="of:=[.C77]-[.C76]" office:value-type="float" office:value="-0.281116215358116" calcext:value-type="float">
            <text:p>-0.2811162153581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([.$C$3]*[.B78])+((1-[.$C$3])*[.C77])" office:value-type="float" office:value="0.140558107679058" calcext:value-type="float">
            <text:p>0.140558107679058</text:p>
          </table:table-cell>
          <table:table-cell table:formula="of:=[.B78]-[.B77]" office:value-type="float" office:value="0" calcext:value-type="float">
            <text:p>0</text:p>
          </table:table-cell>
          <table:table-cell table:formula="of:=[.C78]-[.C77]" office:value-type="float" office:value="-0.140558107679058" calcext:value-type="float">
            <text:p>-0.140558107679058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-1" calcext:value-type="float">
            <text:p>-1</text:p>
          </table:table-cell>
          <table:table-cell table:formula="of:=([.$C$3]*[.B79])+((1-[.$C$3])*[.C78])" office:value-type="float" office:value="-0.429720946160471" calcext:value-type="float">
            <text:p>-0.429720946160471</text:p>
          </table:table-cell>
          <table:table-cell table:formula="of:=[.B79]-[.B78]" office:value-type="float" office:value="-1" calcext:value-type="float">
            <text:p>-1</text:p>
          </table:table-cell>
          <table:table-cell table:formula="of:=[.C79]-[.C78]" office:value-type="float" office:value="-0.570279053839529" calcext:value-type="float">
            <text:p>-0.570279053839529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-1" calcext:value-type="float">
            <text:p>-1</text:p>
          </table:table-cell>
          <table:table-cell table:formula="of:=([.$C$3]*[.B80])+((1-[.$C$3])*[.C79])" office:value-type="float" office:value="-0.714860473080235" calcext:value-type="float">
            <text:p>-0.714860473080235</text:p>
          </table:table-cell>
          <table:table-cell table:formula="of:=[.B80]-[.B79]" office:value-type="float" office:value="0" calcext:value-type="float">
            <text:p>0</text:p>
          </table:table-cell>
          <table:table-cell table:formula="of:=[.C80]-[.C79]" office:value-type="float" office:value="-0.285139526919764" calcext:value-type="float">
            <text:p>-0.28513952691976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-1" calcext:value-type="float">
            <text:p>-1</text:p>
          </table:table-cell>
          <table:table-cell table:formula="of:=([.$C$3]*[.B81])+((1-[.$C$3])*[.C80])" office:value-type="float" office:value="-0.857430236540118" calcext:value-type="float">
            <text:p>-0.857430236540118</text:p>
          </table:table-cell>
          <table:table-cell table:formula="of:=[.B81]-[.B80]" office:value-type="float" office:value="0" calcext:value-type="float">
            <text:p>0</text:p>
          </table:table-cell>
          <table:table-cell table:formula="of:=[.C81]-[.C80]" office:value-type="float" office:value="-0.142569763459882" calcext:value-type="float">
            <text:p>-0.142569763459882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-1" calcext:value-type="float">
            <text:p>-1</text:p>
          </table:table-cell>
          <table:table-cell table:formula="of:=([.$C$3]*[.B82])+((1-[.$C$3])*[.C81])" office:value-type="float" office:value="-0.928715118270059" calcext:value-type="float">
            <text:p>-0.928715118270059</text:p>
          </table:table-cell>
          <table:table-cell table:formula="of:=[.B82]-[.B81]" office:value-type="float" office:value="0" calcext:value-type="float">
            <text:p>0</text:p>
          </table:table-cell>
          <table:table-cell table:formula="of:=[.C82]-[.C81]" office:value-type="float" office:value="-0.0712848817299411" calcext:value-type="float">
            <text:p>-0.0712848817299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table:formula="of:=([.$C$3]*[.B83])+((1-[.$C$3])*[.C82])" office:value-type="float" office:value="-0.964357559135029" calcext:value-type="float">
            <text:p>-0.964357559135029</text:p>
          </table:table-cell>
          <table:table-cell table:formula="of:=[.B83]-[.B82]" office:value-type="float" office:value="0" calcext:value-type="float">
            <text:p>0</text:p>
          </table:table-cell>
          <table:table-cell table:formula="of:=[.C83]-[.C82]" office:value-type="float" office:value="-0.0356424408649706" calcext:value-type="float">
            <text:p>-0.035642440864971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-1" calcext:value-type="float">
            <text:p>-1</text:p>
          </table:table-cell>
          <table:table-cell table:formula="of:=([.$C$3]*[.B84])+((1-[.$C$3])*[.C83])" office:value-type="float" office:value="-0.982178779567515" calcext:value-type="float">
            <text:p>-0.982178779567515</text:p>
          </table:table-cell>
          <table:table-cell table:formula="of:=[.B84]-[.B83]" office:value-type="float" office:value="0" calcext:value-type="float">
            <text:p>0</text:p>
          </table:table-cell>
          <table:table-cell table:formula="of:=[.C84]-[.C83]" office:value-type="float" office:value="-0.0178212204324854" calcext:value-type="float">
            <text:p>-0.017821220432485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-1" calcext:value-type="float">
            <text:p>-1</text:p>
          </table:table-cell>
          <table:table-cell table:formula="of:=([.$C$3]*[.B85])+((1-[.$C$3])*[.C84])" office:value-type="float" office:value="-0.991089389783757" calcext:value-type="float">
            <text:p>-0.991089389783757</text:p>
          </table:table-cell>
          <table:table-cell table:formula="of:=[.B85]-[.B84]" office:value-type="float" office:value="0" calcext:value-type="float">
            <text:p>0</text:p>
          </table:table-cell>
          <table:table-cell table:formula="of:=[.C85]-[.C84]" office:value-type="float" office:value="-0.00891061021624262" calcext:value-type="float">
            <text:p>-0.008910610216243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-1" calcext:value-type="float">
            <text:p>-1</text:p>
          </table:table-cell>
          <table:table-cell table:formula="of:=([.$C$3]*[.B86])+((1-[.$C$3])*[.C85])" office:value-type="float" office:value="-0.995544694891879" calcext:value-type="float">
            <text:p>-0.995544694891879</text:p>
          </table:table-cell>
          <table:table-cell table:formula="of:=[.B86]-[.B85]" office:value-type="float" office:value="0" calcext:value-type="float">
            <text:p>0</text:p>
          </table:table-cell>
          <table:table-cell table:formula="of:=[.C86]-[.C85]" office:value-type="float" office:value="-0.00445530510812131" calcext:value-type="float">
            <text:p>-0.004455305108121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-1" calcext:value-type="float">
            <text:p>-1</text:p>
          </table:table-cell>
          <table:table-cell table:formula="of:=([.$C$3]*[.B87])+((1-[.$C$3])*[.C86])" office:value-type="float" office:value="-0.997772347445939" calcext:value-type="float">
            <text:p>-0.997772347445939</text:p>
          </table:table-cell>
          <table:table-cell table:formula="of:=[.B87]-[.B86]" office:value-type="float" office:value="0" calcext:value-type="float">
            <text:p>0</text:p>
          </table:table-cell>
          <table:table-cell table:formula="of:=[.C87]-[.C86]" office:value-type="float" office:value="-0.00222765255406065" calcext:value-type="float">
            <text:p>-0.0022276525540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table:formula="of:=([.$C$3]*[.B88])+((1-[.$C$3])*[.C87])" office:value-type="float" office:value="-0.99888617372297" calcext:value-type="float">
            <text:p>-0.99888617372297</text:p>
          </table:table-cell>
          <table:table-cell table:formula="of:=[.B88]-[.B87]" office:value-type="float" office:value="0" calcext:value-type="float">
            <text:p>0</text:p>
          </table:table-cell>
          <table:table-cell table:formula="of:=[.C88]-[.C87]" office:value-type="float" office:value="-0.00111382627703038" calcext:value-type="float">
            <text:p>-0.00111382627703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-1" calcext:value-type="float">
            <text:p>-1</text:p>
          </table:table-cell>
          <table:table-cell table:formula="of:=([.$C$3]*[.B89])+((1-[.$C$3])*[.C88])" office:value-type="float" office:value="-0.999443086861485" calcext:value-type="float">
            <text:p>-0.999443086861485</text:p>
          </table:table-cell>
          <table:table-cell table:formula="of:=[.B89]-[.B88]" office:value-type="float" office:value="0" calcext:value-type="float">
            <text:p>0</text:p>
          </table:table-cell>
          <table:table-cell table:formula="of:=[.C89]-[.C88]" office:value-type="float" office:value="-0.000556913138515136" calcext:value-type="float">
            <text:p>-0.000556913138515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-1" calcext:value-type="float">
            <text:p>-1</text:p>
          </table:table-cell>
          <table:table-cell table:formula="of:=([.$C$3]*[.B90])+((1-[.$C$3])*[.C89])" office:value-type="float" office:value="-0.999721543430742" calcext:value-type="float">
            <text:p>-0.999721543430742</text:p>
          </table:table-cell>
          <table:table-cell table:formula="of:=[.B90]-[.B89]" office:value-type="float" office:value="0" calcext:value-type="float">
            <text:p>0</text:p>
          </table:table-cell>
          <table:table-cell table:formula="of:=[.C90]-[.C89]" office:value-type="float" office:value="-0.000278456569257624" calcext:value-type="float">
            <text:p>-0.000278456569258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-1" calcext:value-type="float">
            <text:p>-1</text:p>
          </table:table-cell>
          <table:table-cell table:formula="of:=([.$C$3]*[.B91])+((1-[.$C$3])*[.C90])" office:value-type="float" office:value="-0.999860771715371" calcext:value-type="float">
            <text:p>-0.999860771715371</text:p>
          </table:table-cell>
          <table:table-cell table:formula="of:=[.B91]-[.B90]" office:value-type="float" office:value="0" calcext:value-type="float">
            <text:p>0</text:p>
          </table:table-cell>
          <table:table-cell table:formula="of:=[.C91]-[.C90]" office:value-type="float" office:value="-0.000139228284628756" calcext:value-type="float">
            <text:p>-0.000139228284629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-1" calcext:value-type="float">
            <text:p>-1</text:p>
          </table:table-cell>
          <table:table-cell table:formula="of:=([.$C$3]*[.B92])+((1-[.$C$3])*[.C91])" office:value-type="float" office:value="-0.999930385857686" calcext:value-type="float">
            <text:p>-0.999930385857686</text:p>
          </table:table-cell>
          <table:table-cell table:formula="of:=[.B92]-[.B91]" office:value-type="float" office:value="0" calcext:value-type="float">
            <text:p>0</text:p>
          </table:table-cell>
          <table:table-cell table:formula="of:=[.C92]-[.C91]" office:value-type="float" office:value="-0.0000696141423143226" calcext:value-type="float">
            <text:p>-6.96141423143226E-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table:formula="of:=([.$C$3]*[.B93])+((1-[.$C$3])*[.C92])" office:value-type="float" office:value="-0.999965192928843" calcext:value-type="float">
            <text:p>-0.999965192928843</text:p>
          </table:table-cell>
          <table:table-cell table:formula="of:=[.B93]-[.B92]" office:value-type="float" office:value="0" calcext:value-type="float">
            <text:p>0</text:p>
          </table:table-cell>
          <table:table-cell table:formula="of:=[.C93]-[.C92]" office:value-type="float" office:value="-0.0000348070711572168" calcext:value-type="float">
            <text:p>-3.48070711572168E-05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-1" calcext:value-type="float">
            <text:p>-1</text:p>
          </table:table-cell>
          <table:table-cell table:formula="of:=([.$C$3]*[.B94])+((1-[.$C$3])*[.C93])" office:value-type="float" office:value="-0.999982596464421" calcext:value-type="float">
            <text:p>-0.999982596464421</text:p>
          </table:table-cell>
          <table:table-cell table:formula="of:=[.B94]-[.B93]" office:value-type="float" office:value="0" calcext:value-type="float">
            <text:p>0</text:p>
          </table:table-cell>
          <table:table-cell table:formula="of:=[.C94]-[.C93]" office:value-type="float" office:value="-0.0000174035355785529" calcext:value-type="float">
            <text:p>-1.74035355785529E-05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-1" calcext:value-type="float">
            <text:p>-1</text:p>
          </table:table-cell>
          <table:table-cell table:formula="of:=([.$C$3]*[.B95])+((1-[.$C$3])*[.C94])" office:value-type="float" office:value="-0.999991298232211" calcext:value-type="float">
            <text:p>-0.999991298232211</text:p>
          </table:table-cell>
          <table:table-cell table:formula="of:=[.B95]-[.B94]" office:value-type="float" office:value="0" calcext:value-type="float">
            <text:p>0</text:p>
          </table:table-cell>
          <table:table-cell table:formula="of:=[.C95]-[.C94]" office:value-type="float" office:value="-0.00000870176778933196" calcext:value-type="float">
            <text:p>-8.70176778933196E-06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-1" calcext:value-type="float">
            <text:p>-1</text:p>
          </table:table-cell>
          <table:table-cell table:formula="of:=([.$C$3]*[.B96])+((1-[.$C$3])*[.C95])" office:value-type="float" office:value="-0.999995649116105" calcext:value-type="float">
            <text:p>-0.999995649116105</text:p>
          </table:table-cell>
          <table:table-cell table:formula="of:=[.B96]-[.B95]" office:value-type="float" office:value="0" calcext:value-type="float">
            <text:p>0</text:p>
          </table:table-cell>
          <table:table-cell table:formula="of:=[.C96]-[.C95]" office:value-type="float" office:value="-0.00000435088389461047" calcext:value-type="float">
            <text:p>-4.35088389461047E-06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-1" calcext:value-type="float">
            <text:p>-1</text:p>
          </table:table-cell>
          <table:table-cell table:formula="of:=([.$C$3]*[.B97])+((1-[.$C$3])*[.C96])" office:value-type="float" office:value="-0.999997824558053" calcext:value-type="float">
            <text:p>-0.999997824558053</text:p>
          </table:table-cell>
          <table:table-cell table:formula="of:=[.B97]-[.B96]" office:value-type="float" office:value="0" calcext:value-type="float">
            <text:p>0</text:p>
          </table:table-cell>
          <table:table-cell table:formula="of:=[.C97]-[.C96]" office:value-type="float" office:value="-0.00000217544194736075" calcext:value-type="float">
            <text:p>-2.17544194736075E-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([.$C$3]*[.B98])+((1-[.$C$3])*[.C97])" office:value-type="float" office:value="-0.999998912279026" calcext:value-type="float">
            <text:p>-0.999998912279026</text:p>
          </table:table-cell>
          <table:table-cell table:formula="of:=[.B98]-[.B97]" office:value-type="float" office:value="0" calcext:value-type="float">
            <text:p>0</text:p>
          </table:table-cell>
          <table:table-cell table:formula="of:=[.C98]-[.C97]" office:value-type="float" office:value="-0.00000108772097362486" calcext:value-type="float">
            <text:p>-1.08772097362486E-06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-1" calcext:value-type="float">
            <text:p>-1</text:p>
          </table:table-cell>
          <table:table-cell table:formula="of:=([.$C$3]*[.B99])+((1-[.$C$3])*[.C98])" office:value-type="float" office:value="-0.999999456139513" calcext:value-type="float">
            <text:p>-0.999999456139513</text:p>
          </table:table-cell>
          <table:table-cell table:formula="of:=[.B99]-[.B98]" office:value-type="float" office:value="0" calcext:value-type="float">
            <text:p>0</text:p>
          </table:table-cell>
          <table:table-cell table:formula="of:=[.C99]-[.C98]" office:value-type="float" office:value="-0.000000543860486867942" calcext:value-type="float">
            <text:p>-5.43860486867942E-07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-1" calcext:value-type="float">
            <text:p>-1</text:p>
          </table:table-cell>
          <table:table-cell table:formula="of:=([.$C$3]*[.B100])+((1-[.$C$3])*[.C99])" office:value-type="float" office:value="-0.999999728069757" calcext:value-type="float">
            <text:p>-0.999999728069757</text:p>
          </table:table-cell>
          <table:table-cell table:formula="of:=[.B100]-[.B99]" office:value-type="float" office:value="0" calcext:value-type="float">
            <text:p>0</text:p>
          </table:table-cell>
          <table:table-cell table:formula="of:=[.C100]-[.C99]" office:value-type="float" office:value="-0.000000271930243433971" calcext:value-type="float">
            <text:p>-2.71930243433971E-07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-1" calcext:value-type="float">
            <text:p>-1</text:p>
          </table:table-cell>
          <table:table-cell table:formula="of:=([.$C$3]*[.B101])+((1-[.$C$3])*[.C100])" office:value-type="float" office:value="-0.999999864034878" calcext:value-type="float">
            <text:p>-0.999999864034878</text:p>
          </table:table-cell>
          <table:table-cell table:formula="of:=[.B101]-[.B100]" office:value-type="float" office:value="0" calcext:value-type="float">
            <text:p>0</text:p>
          </table:table-cell>
          <table:table-cell table:formula="of:=[.C101]-[.C100]" office:value-type="float" office:value="-0.000000135965121716986" calcext:value-type="float">
            <text:p>-1.35965121716986E-07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-1" calcext:value-type="float">
            <text:p>-1</text:p>
          </table:table-cell>
          <table:table-cell table:formula="of:=([.$C$3]*[.B102])+((1-[.$C$3])*[.C101])" office:value-type="float" office:value="-0.999999932017439" calcext:value-type="float">
            <text:p>-0.999999932017439</text:p>
          </table:table-cell>
          <table:table-cell table:formula="of:=[.B102]-[.B101]" office:value-type="float" office:value="0" calcext:value-type="float">
            <text:p>0</text:p>
          </table:table-cell>
          <table:table-cell table:formula="of:=[.C102]-[.C101]" office:value-type="float" office:value="-0.0000000679825608029816" calcext:value-type="float">
            <text:p>-6.79825608029816E-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table:formula="of:=([.$C$3]*[.B103])+((1-[.$C$3])*[.C102])" office:value-type="float" office:value="-0.999999966008719" calcext:value-type="float">
            <text:p>-0.999999966008719</text:p>
          </table:table-cell>
          <table:table-cell table:formula="of:=[.B103]-[.B102]" office:value-type="float" office:value="0" calcext:value-type="float">
            <text:p>0</text:p>
          </table:table-cell>
          <table:table-cell table:formula="of:=[.C103]-[.C102]" office:value-type="float" office:value="-0.0000000339912804570019" calcext:value-type="float">
            <text:p>-3.39912804570019E-08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-1" calcext:value-type="float">
            <text:p>-1</text:p>
          </table:table-cell>
          <table:table-cell table:formula="of:=([.$C$3]*[.B104])+((1-[.$C$3])*[.C103])" office:value-type="float" office:value="-0.99999998300436" calcext:value-type="float">
            <text:p>-0.99999998300436</text:p>
          </table:table-cell>
          <table:table-cell table:formula="of:=[.B104]-[.B103]" office:value-type="float" office:value="0" calcext:value-type="float">
            <text:p>0</text:p>
          </table:table-cell>
          <table:table-cell table:formula="of:=[.C104]-[.C103]" office:value-type="float" office:value="-0.000000016995640228501" calcext:value-type="float">
            <text:p>-1.6995640228501E-08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-1" calcext:value-type="float">
            <text:p>-1</text:p>
          </table:table-cell>
          <table:table-cell table:formula="of:=([.$C$3]*[.B105])+((1-[.$C$3])*[.C104])" office:value-type="float" office:value="-0.99999999150218" calcext:value-type="float">
            <text:p>-0.99999999150218</text:p>
          </table:table-cell>
          <table:table-cell table:formula="of:=[.B105]-[.B104]" office:value-type="float" office:value="0" calcext:value-type="float">
            <text:p>0</text:p>
          </table:table-cell>
          <table:table-cell table:formula="of:=[.C105]-[.C104]" office:value-type="float" office:value="-0.00000000849782011425049" calcext:value-type="float">
            <text:p>-8.49782011425049E-09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-1" calcext:value-type="float">
            <text:p>-1</text:p>
          </table:table-cell>
          <table:table-cell table:formula="of:=([.$C$3]*[.B106])+((1-[.$C$3])*[.C105])" office:value-type="float" office:value="-0.99999999575109" calcext:value-type="float">
            <text:p>-0.99999999575109</text:p>
          </table:table-cell>
          <table:table-cell table:formula="of:=[.B106]-[.B105]" office:value-type="float" office:value="0" calcext:value-type="float">
            <text:p>0</text:p>
          </table:table-cell>
          <table:table-cell table:formula="of:=[.C106]-[.C105]" office:value-type="float" office:value="-0.00000000424891000161409" calcext:value-type="float">
            <text:p>-4.24891000161409E-09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-1" calcext:value-type="float">
            <text:p>-1</text:p>
          </table:table-cell>
          <table:table-cell table:formula="of:=([.$C$3]*[.B107])+((1-[.$C$3])*[.C106])" office:value-type="float" office:value="-0.999999997875545" calcext:value-type="float">
            <text:p>-0.999999997875545</text:p>
          </table:table-cell>
          <table:table-cell table:formula="of:=[.B107]-[.B106]" office:value-type="float" office:value="0" calcext:value-type="float">
            <text:p>0</text:p>
          </table:table-cell>
          <table:table-cell table:formula="of:=[.C107]-[.C106]" office:value-type="float" office:value="-0.0000000021244550563182" calcext:value-type="float">
            <text:p>-2.1244550563182E-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table:formula="of:=([.$C$3]*[.B108])+((1-[.$C$3])*[.C107])" office:value-type="float" office:value="-0.999999998937772" calcext:value-type="float">
            <text:p>-0.999999998937772</text:p>
          </table:table-cell>
          <table:table-cell table:formula="of:=[.B108]-[.B107]" office:value-type="float" office:value="0" calcext:value-type="float">
            <text:p>0</text:p>
          </table:table-cell>
          <table:table-cell table:formula="of:=[.C108]-[.C107]" office:value-type="float" office:value="-0.0000000010622275281591" calcext:value-type="float">
            <text:p>-1.0622275281591E-09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-1" calcext:value-type="float">
            <text:p>-1</text:p>
          </table:table-cell>
          <table:table-cell table:formula="of:=([.$C$3]*[.B109])+((1-[.$C$3])*[.C108])" office:value-type="float" office:value="-0.999999999468886" calcext:value-type="float">
            <text:p>-0.999999999468886</text:p>
          </table:table-cell>
          <table:table-cell table:formula="of:=[.B109]-[.B108]" office:value-type="float" office:value="0" calcext:value-type="float">
            <text:p>0</text:p>
          </table:table-cell>
          <table:table-cell table:formula="of:=[.C109]-[.C108]" office:value-type="float" office:value="-0.000000000531113708568398" calcext:value-type="float">
            <text:p>-5.31113708568398E-10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-1" calcext:value-type="float">
            <text:p>-1</text:p>
          </table:table-cell>
          <table:table-cell table:formula="of:=([.$C$3]*[.B110])+((1-[.$C$3])*[.C109])" office:value-type="float" office:value="-0.999999999734443" calcext:value-type="float">
            <text:p>-0.999999999734443</text:p>
          </table:table-cell>
          <table:table-cell table:formula="of:=[.B110]-[.B109]" office:value-type="float" office:value="0" calcext:value-type="float">
            <text:p>0</text:p>
          </table:table-cell>
          <table:table-cell table:formula="of:=[.C110]-[.C109]" office:value-type="float" office:value="-0.00000000026555690979535" calcext:value-type="float">
            <text:p>-2.6555690979535E-10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-2" calcext:value-type="float">
            <text:p>-2</text:p>
          </table:table-cell>
          <table:table-cell table:formula="of:=([.$C$3]*[.B111])+((1-[.$C$3])*[.C110])" office:value-type="float" office:value="-1.49999999986722" calcext:value-type="float">
            <text:p>-1.49999999986722</text:p>
          </table:table-cell>
          <table:table-cell table:formula="of:=[.B111]-[.B110]" office:value-type="float" office:value="-1" calcext:value-type="float">
            <text:p>-1</text:p>
          </table:table-cell>
          <table:table-cell table:formula="of:=[.C111]-[.C110]" office:value-type="float" office:value="-0.500000000132778" calcext:value-type="float">
            <text:p>-0.500000000132778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-2" calcext:value-type="float">
            <text:p>-2</text:p>
          </table:table-cell>
          <table:table-cell table:formula="of:=([.$C$3]*[.B112])+((1-[.$C$3])*[.C111])" office:value-type="float" office:value="-1.74999999993361" calcext:value-type="float">
            <text:p>-1.74999999993361</text:p>
          </table:table-cell>
          <table:table-cell table:formula="of:=[.B112]-[.B111]" office:value-type="float" office:value="0" calcext:value-type="float">
            <text:p>0</text:p>
          </table:table-cell>
          <table:table-cell table:formula="of:=[.C112]-[.C111]" office:value-type="float" office:value="-0.250000000066389" calcext:value-type="float">
            <text:p>-0.2500000000663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" calcext:value-type="float">
            <text:p>-2</text:p>
          </table:table-cell>
          <table:table-cell table:formula="of:=([.$C$3]*[.B113])+((1-[.$C$3])*[.C112])" office:value-type="float" office:value="-1.87499999996681" calcext:value-type="float">
            <text:p>-1.87499999996681</text:p>
          </table:table-cell>
          <table:table-cell table:formula="of:=[.B113]-[.B112]" office:value-type="float" office:value="0" calcext:value-type="float">
            <text:p>0</text:p>
          </table:table-cell>
          <table:table-cell table:formula="of:=[.C113]-[.C112]" office:value-type="float" office:value="-0.125000000033195" calcext:value-type="float">
            <text:p>-0.125000000033195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-2" calcext:value-type="float">
            <text:p>-2</text:p>
          </table:table-cell>
          <table:table-cell table:formula="of:=([.$C$3]*[.B114])+((1-[.$C$3])*[.C113])" office:value-type="float" office:value="-1.9374999999834" calcext:value-type="float">
            <text:p>-1.9374999999834</text:p>
          </table:table-cell>
          <table:table-cell table:formula="of:=[.B114]-[.B113]" office:value-type="float" office:value="0" calcext:value-type="float">
            <text:p>0</text:p>
          </table:table-cell>
          <table:table-cell table:formula="of:=[.C114]-[.C113]" office:value-type="float" office:value="-0.0625000000165972" calcext:value-type="float">
            <text:p>-0.062500000016597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-2" calcext:value-type="float">
            <text:p>-2</text:p>
          </table:table-cell>
          <table:table-cell table:formula="of:=([.$C$3]*[.B115])+((1-[.$C$3])*[.C114])" office:value-type="float" office:value="-1.9687499999917" calcext:value-type="float">
            <text:p>-1.9687499999917</text:p>
          </table:table-cell>
          <table:table-cell table:formula="of:=[.B115]-[.B114]" office:value-type="float" office:value="0" calcext:value-type="float">
            <text:p>0</text:p>
          </table:table-cell>
          <table:table-cell table:formula="of:=[.C115]-[.C114]" office:value-type="float" office:value="-0.0312500000082987" calcext:value-type="float">
            <text:p>-0.031250000008299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-2" calcext:value-type="float">
            <text:p>-2</text:p>
          </table:table-cell>
          <table:table-cell table:formula="of:=([.$C$3]*[.B116])+((1-[.$C$3])*[.C115])" office:value-type="float" office:value="-1.98437499999585" calcext:value-type="float">
            <text:p>-1.98437499999585</text:p>
          </table:table-cell>
          <table:table-cell table:formula="of:=[.B116]-[.B115]" office:value-type="float" office:value="0" calcext:value-type="float">
            <text:p>0</text:p>
          </table:table-cell>
          <table:table-cell table:formula="of:=[.C116]-[.C115]" office:value-type="float" office:value="-0.0156250000041493" calcext:value-type="float">
            <text:p>-0.015625000004149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-2" calcext:value-type="float">
            <text:p>-2</text:p>
          </table:table-cell>
          <table:table-cell table:formula="of:=([.$C$3]*[.B117])+((1-[.$C$3])*[.C116])" office:value-type="float" office:value="-1.99218749999793" calcext:value-type="float">
            <text:p>-1.99218749999793</text:p>
          </table:table-cell>
          <table:table-cell table:formula="of:=[.B117]-[.B116]" office:value-type="float" office:value="0" calcext:value-type="float">
            <text:p>0</text:p>
          </table:table-cell>
          <table:table-cell table:formula="of:=[.C117]-[.C116]" office:value-type="float" office:value="-0.00781250000207456" calcext:value-type="float">
            <text:p>-0.0078125000020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" calcext:value-type="float">
            <text:p>-2</text:p>
          </table:table-cell>
          <table:table-cell table:formula="of:=([.$C$3]*[.B118])+((1-[.$C$3])*[.C117])" office:value-type="float" office:value="-1.99609374999896" calcext:value-type="float">
            <text:p>-1.99609374999896</text:p>
          </table:table-cell>
          <table:table-cell table:formula="of:=[.B118]-[.B117]" office:value-type="float" office:value="0" calcext:value-type="float">
            <text:p>0</text:p>
          </table:table-cell>
          <table:table-cell table:formula="of:=[.C118]-[.C117]" office:value-type="float" office:value="-0.00390625000103739" calcext:value-type="float">
            <text:p>-0.003906250001037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-2" calcext:value-type="float">
            <text:p>-2</text:p>
          </table:table-cell>
          <table:table-cell table:formula="of:=([.$C$3]*[.B119])+((1-[.$C$3])*[.C118])" office:value-type="float" office:value="-1.99804687499948" calcext:value-type="float">
            <text:p>-1.99804687499948</text:p>
          </table:table-cell>
          <table:table-cell table:formula="of:=[.B119]-[.B118]" office:value-type="float" office:value="0" calcext:value-type="float">
            <text:p>0</text:p>
          </table:table-cell>
          <table:table-cell table:formula="of:=[.C119]-[.C118]" office:value-type="float" office:value="-0.0019531250005187" calcext:value-type="float">
            <text:p>-0.001953125000519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-2" calcext:value-type="float">
            <text:p>-2</text:p>
          </table:table-cell>
          <table:table-cell table:formula="of:=([.$C$3]*[.B120])+((1-[.$C$3])*[.C119])" office:value-type="float" office:value="-1.99902343749974" calcext:value-type="float">
            <text:p>-1.99902343749974</text:p>
          </table:table-cell>
          <table:table-cell table:formula="of:=[.B120]-[.B119]" office:value-type="float" office:value="0" calcext:value-type="float">
            <text:p>0</text:p>
          </table:table-cell>
          <table:table-cell table:formula="of:=[.C120]-[.C119]" office:value-type="float" office:value="-0.000976562500259348" calcext:value-type="float">
            <text:p>-0.000976562500259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-2" calcext:value-type="float">
            <text:p>-2</text:p>
          </table:table-cell>
          <table:table-cell table:formula="of:=([.$C$3]*[.B121])+((1-[.$C$3])*[.C120])" office:value-type="float" office:value="-1.99951171874987" calcext:value-type="float">
            <text:p>-1.99951171874987</text:p>
          </table:table-cell>
          <table:table-cell table:formula="of:=[.B121]-[.B120]" office:value-type="float" office:value="0" calcext:value-type="float">
            <text:p>0</text:p>
          </table:table-cell>
          <table:table-cell table:formula="of:=[.C121]-[.C120]" office:value-type="float" office:value="-0.000488281250129674" calcext:value-type="float">
            <text:p>-0.00048828125013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-2" calcext:value-type="float">
            <text:p>-2</text:p>
          </table:table-cell>
          <table:table-cell table:formula="of:=([.$C$3]*[.B122])+((1-[.$C$3])*[.C121])" office:value-type="float" office:value="-1.99975585937494" calcext:value-type="float">
            <text:p>-1.99975585937494</text:p>
          </table:table-cell>
          <table:table-cell table:formula="of:=[.B122]-[.B121]" office:value-type="float" office:value="0" calcext:value-type="float">
            <text:p>0</text:p>
          </table:table-cell>
          <table:table-cell table:formula="of:=[.C122]-[.C121]" office:value-type="float" office:value="-0.000244140625064837" calcext:value-type="float">
            <text:p>-0.00024414062506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" calcext:value-type="float">
            <text:p>-2</text:p>
          </table:table-cell>
          <table:table-cell table:formula="of:=([.$C$3]*[.B123])+((1-[.$C$3])*[.C122])" office:value-type="float" office:value="-1.99987792968747" calcext:value-type="float">
            <text:p>-1.99987792968747</text:p>
          </table:table-cell>
          <table:table-cell table:formula="of:=[.B123]-[.B122]" office:value-type="float" office:value="0" calcext:value-type="float">
            <text:p>0</text:p>
          </table:table-cell>
          <table:table-cell table:formula="of:=[.C123]-[.C122]" office:value-type="float" office:value="-0.000122070312532419" calcext:value-type="float">
            <text:p>-0.000122070312532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-2" calcext:value-type="float">
            <text:p>-2</text:p>
          </table:table-cell>
          <table:table-cell table:formula="of:=([.$C$3]*[.B124])+((1-[.$C$3])*[.C123])" office:value-type="float" office:value="-1.99993896484373" calcext:value-type="float">
            <text:p>-1.99993896484373</text:p>
          </table:table-cell>
          <table:table-cell table:formula="of:=[.B124]-[.B123]" office:value-type="float" office:value="0" calcext:value-type="float">
            <text:p>0</text:p>
          </table:table-cell>
          <table:table-cell table:formula="of:=[.C124]-[.C123]" office:value-type="float" office:value="-0.0000610351562662093" calcext:value-type="float">
            <text:p>-6.10351562662093E-05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-2" calcext:value-type="float">
            <text:p>-2</text:p>
          </table:table-cell>
          <table:table-cell table:formula="of:=([.$C$3]*[.B125])+((1-[.$C$3])*[.C124])" office:value-type="float" office:value="-1.99996948242187" calcext:value-type="float">
            <text:p>-1.99996948242187</text:p>
          </table:table-cell>
          <table:table-cell table:formula="of:=[.B125]-[.B124]" office:value-type="float" office:value="0" calcext:value-type="float">
            <text:p>0</text:p>
          </table:table-cell>
          <table:table-cell table:formula="of:=[.C125]-[.C124]" office:value-type="float" office:value="-0.0000305175781332156" calcext:value-type="float">
            <text:p>-3.05175781332156E-05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-2" calcext:value-type="float">
            <text:p>-2</text:p>
          </table:table-cell>
          <table:table-cell table:formula="of:=([.$C$3]*[.B126])+((1-[.$C$3])*[.C125])" office:value-type="float" office:value="-1.99998474121093" calcext:value-type="float">
            <text:p>-1.99998474121093</text:p>
          </table:table-cell>
          <table:table-cell table:formula="of:=[.B126]-[.B125]" office:value-type="float" office:value="0" calcext:value-type="float">
            <text:p>0</text:p>
          </table:table-cell>
          <table:table-cell table:formula="of:=[.C126]-[.C125]" office:value-type="float" office:value="-0.0000152587890664968" calcext:value-type="float">
            <text:p>-1.52587890664968E-05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-2" calcext:value-type="float">
            <text:p>-2</text:p>
          </table:table-cell>
          <table:table-cell table:formula="of:=([.$C$3]*[.B127])+((1-[.$C$3])*[.C126])" office:value-type="float" office:value="-1.99999237060547" calcext:value-type="float">
            <text:p>-1.99999237060547</text:p>
          </table:table-cell>
          <table:table-cell table:formula="of:=[.B127]-[.B126]" office:value-type="float" office:value="0" calcext:value-type="float">
            <text:p>0</text:p>
          </table:table-cell>
          <table:table-cell table:formula="of:=[.C127]-[.C126]" office:value-type="float" office:value="-0.0000076293945332484" calcext:value-type="float">
            <text:p>-7.6293945332484E-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table:formula="of:=([.$C$3]*[.B128])+((1-[.$C$3])*[.C127])" office:value-type="float" office:value="-1.49999618530273" calcext:value-type="float">
            <text:p>-1.49999618530273</text:p>
          </table:table-cell>
          <table:table-cell table:formula="of:=[.B128]-[.B127]" office:value-type="float" office:value="1" calcext:value-type="float">
            <text:p>1</text:p>
          </table:table-cell>
          <table:table-cell table:formula="of:=[.C128]-[.C127]" office:value-type="float" office:value="0.499996185302733" calcext:value-type="float">
            <text:p>0.499996185302733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-2" calcext:value-type="float">
            <text:p>-2</text:p>
          </table:table-cell>
          <table:table-cell table:formula="of:=([.$C$3]*[.B129])+((1-[.$C$3])*[.C128])" office:value-type="float" office:value="-1.74999809265137" calcext:value-type="float">
            <text:p>-1.74999809265137</text:p>
          </table:table-cell>
          <table:table-cell table:formula="of:=[.B129]-[.B128]" office:value-type="float" office:value="-1" calcext:value-type="float">
            <text:p>-1</text:p>
          </table:table-cell>
          <table:table-cell table:formula="of:=[.C129]-[.C128]" office:value-type="float" office:value="-0.250001907348633" calcext:value-type="float">
            <text:p>-0.250001907348633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-2" calcext:value-type="float">
            <text:p>-2</text:p>
          </table:table-cell>
          <table:table-cell table:formula="of:=([.$C$3]*[.B130])+((1-[.$C$3])*[.C129])" office:value-type="float" office:value="-1.87499904632568" calcext:value-type="float">
            <text:p>-1.87499904632568</text:p>
          </table:table-cell>
          <table:table-cell table:formula="of:=[.B130]-[.B129]" office:value-type="float" office:value="0" calcext:value-type="float">
            <text:p>0</text:p>
          </table:table-cell>
          <table:table-cell table:formula="of:=[.C130]-[.C129]" office:value-type="float" office:value="-0.125000953674317" calcext:value-type="float">
            <text:p>-0.125000953674317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-2" calcext:value-type="float">
            <text:p>-2</text:p>
          </table:table-cell>
          <table:table-cell table:formula="of:=([.$C$3]*[.B131])+((1-[.$C$3])*[.C130])" office:value-type="float" office:value="-1.93749952316284" calcext:value-type="float">
            <text:p>-1.93749952316284</text:p>
          </table:table-cell>
          <table:table-cell table:formula="of:=[.B131]-[.B130]" office:value-type="float" office:value="0" calcext:value-type="float">
            <text:p>0</text:p>
          </table:table-cell>
          <table:table-cell table:formula="of:=[.C131]-[.C130]" office:value-type="float" office:value="-0.0625004768371584" calcext:value-type="float">
            <text:p>-0.062500476837159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-1" calcext:value-type="float">
            <text:p>-1</text:p>
          </table:table-cell>
          <table:table-cell table:formula="of:=([.$C$3]*[.B132])+((1-[.$C$3])*[.C131])" office:value-type="float" office:value="-1.46874976158142" calcext:value-type="float">
            <text:p>-1.46874976158142</text:p>
          </table:table-cell>
          <table:table-cell table:formula="of:=[.B132]-[.B131]" office:value-type="float" office:value="1" calcext:value-type="float">
            <text:p>1</text:p>
          </table:table-cell>
          <table:table-cell table:formula="of:=[.C132]-[.C131]" office:value-type="float" office:value="0.468749761581421" calcext:value-type="float">
            <text:p>0.4687497615814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2" calcext:value-type="float">
            <text:p>-2</text:p>
          </table:table-cell>
          <table:table-cell table:formula="of:=([.$C$3]*[.B133])+((1-[.$C$3])*[.C132])" office:value-type="float" office:value="-1.73437488079071" calcext:value-type="float">
            <text:p>-1.73437488079071</text:p>
          </table:table-cell>
          <table:table-cell table:formula="of:=[.B133]-[.B132]" office:value-type="float" office:value="-1" calcext:value-type="float">
            <text:p>-1</text:p>
          </table:table-cell>
          <table:table-cell table:formula="of:=[.C133]-[.C132]" office:value-type="float" office:value="-0.26562511920929" calcext:value-type="float">
            <text:p>-0.26562511920929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-2" calcext:value-type="float">
            <text:p>-2</text:p>
          </table:table-cell>
          <table:table-cell table:formula="of:=([.$C$3]*[.B134])+((1-[.$C$3])*[.C133])" office:value-type="float" office:value="-1.86718744039536" calcext:value-type="float">
            <text:p>-1.86718744039536</text:p>
          </table:table-cell>
          <table:table-cell table:formula="of:=[.B134]-[.B133]" office:value-type="float" office:value="0" calcext:value-type="float">
            <text:p>0</text:p>
          </table:table-cell>
          <table:table-cell table:formula="of:=[.C134]-[.C133]" office:value-type="float" office:value="-0.132812559604645" calcext:value-type="float">
            <text:p>-0.132812559604645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-2" calcext:value-type="float">
            <text:p>-2</text:p>
          </table:table-cell>
          <table:table-cell table:formula="of:=([.$C$3]*[.B135])+((1-[.$C$3])*[.C134])" office:value-type="float" office:value="-1.93359372019768" calcext:value-type="float">
            <text:p>-1.93359372019768</text:p>
          </table:table-cell>
          <table:table-cell table:formula="of:=[.B135]-[.B134]" office:value-type="float" office:value="0" calcext:value-type="float">
            <text:p>0</text:p>
          </table:table-cell>
          <table:table-cell table:formula="of:=[.C135]-[.C134]" office:value-type="float" office:value="-0.0664062798023224" calcext:value-type="float">
            <text:p>-0.066406279802322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-2" calcext:value-type="float">
            <text:p>-2</text:p>
          </table:table-cell>
          <table:table-cell table:formula="of:=([.$C$3]*[.B136])+((1-[.$C$3])*[.C135])" office:value-type="float" office:value="-1.96679686009884" calcext:value-type="float">
            <text:p>-1.96679686009884</text:p>
          </table:table-cell>
          <table:table-cell table:formula="of:=[.B136]-[.B135]" office:value-type="float" office:value="0" calcext:value-type="float">
            <text:p>0</text:p>
          </table:table-cell>
          <table:table-cell table:formula="of:=[.C136]-[.C135]" office:value-type="float" office:value="-0.0332031399011612" calcext:value-type="float">
            <text:p>-0.033203139901161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-2" calcext:value-type="float">
            <text:p>-2</text:p>
          </table:table-cell>
          <table:table-cell table:formula="of:=([.$C$3]*[.B137])+((1-[.$C$3])*[.C136])" office:value-type="float" office:value="-1.98339843004942" calcext:value-type="float">
            <text:p>-1.98339843004942</text:p>
          </table:table-cell>
          <table:table-cell table:formula="of:=[.B137]-[.B136]" office:value-type="float" office:value="0" calcext:value-type="float">
            <text:p>0</text:p>
          </table:table-cell>
          <table:table-cell table:formula="of:=[.C137]-[.C136]" office:value-type="float" office:value="-0.0166015699505806" calcext:value-type="float">
            <text:p>-0.01660156995058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2" calcext:value-type="float">
            <text:p>-2</text:p>
          </table:table-cell>
          <table:table-cell table:formula="of:=([.$C$3]*[.B138])+((1-[.$C$3])*[.C137])" office:value-type="float" office:value="-1.99169921502471" calcext:value-type="float">
            <text:p>-1.99169921502471</text:p>
          </table:table-cell>
          <table:table-cell table:formula="of:=[.B138]-[.B137]" office:value-type="float" office:value="0" calcext:value-type="float">
            <text:p>0</text:p>
          </table:table-cell>
          <table:table-cell table:formula="of:=[.C138]-[.C137]" office:value-type="float" office:value="-0.0083007849752903" calcext:value-type="float">
            <text:p>-0.00830078497529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-2" calcext:value-type="float">
            <text:p>-2</text:p>
          </table:table-cell>
          <table:table-cell table:formula="of:=([.$C$3]*[.B139])+((1-[.$C$3])*[.C138])" office:value-type="float" office:value="-1.99584960751236" calcext:value-type="float">
            <text:p>-1.99584960751236</text:p>
          </table:table-cell>
          <table:table-cell table:formula="of:=[.B139]-[.B138]" office:value-type="float" office:value="0" calcext:value-type="float">
            <text:p>0</text:p>
          </table:table-cell>
          <table:table-cell table:formula="of:=[.C139]-[.C138]" office:value-type="float" office:value="-0.00415039248764515" calcext:value-type="float">
            <text:p>-0.004150392487645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-2" calcext:value-type="float">
            <text:p>-2</text:p>
          </table:table-cell>
          <table:table-cell table:formula="of:=([.$C$3]*[.B140])+((1-[.$C$3])*[.C139])" office:value-type="float" office:value="-1.99792480375618" calcext:value-type="float">
            <text:p>-1.99792480375618</text:p>
          </table:table-cell>
          <table:table-cell table:formula="of:=[.B140]-[.B139]" office:value-type="float" office:value="0" calcext:value-type="float">
            <text:p>0</text:p>
          </table:table-cell>
          <table:table-cell table:formula="of:=[.C140]-[.C139]" office:value-type="float" office:value="-0.00207519624382257" calcext:value-type="float">
            <text:p>-0.002075196243823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-2" calcext:value-type="float">
            <text:p>-2</text:p>
          </table:table-cell>
          <table:table-cell table:formula="of:=([.$C$3]*[.B141])+((1-[.$C$3])*[.C140])" office:value-type="float" office:value="-1.99896240187809" calcext:value-type="float">
            <text:p>-1.99896240187809</text:p>
          </table:table-cell>
          <table:table-cell table:formula="of:=[.B141]-[.B140]" office:value-type="float" office:value="0" calcext:value-type="float">
            <text:p>0</text:p>
          </table:table-cell>
          <table:table-cell table:formula="of:=[.C141]-[.C140]" office:value-type="float" office:value="-0.00103759812191129" calcext:value-type="float">
            <text:p>-0.001037598121911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-1" calcext:value-type="float">
            <text:p>-1</text:p>
          </table:table-cell>
          <table:table-cell table:formula="of:=([.$C$3]*[.B142])+((1-[.$C$3])*[.C141])" office:value-type="float" office:value="-1.49948120093904" calcext:value-type="float">
            <text:p>-1.49948120093904</text:p>
          </table:table-cell>
          <table:table-cell table:formula="of:=[.B142]-[.B141]" office:value-type="float" office:value="1" calcext:value-type="float">
            <text:p>1</text:p>
          </table:table-cell>
          <table:table-cell table:formula="of:=[.C142]-[.C141]" office:value-type="float" office:value="0.499481200939044" calcext:value-type="float">
            <text:p>0.4994812009390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table:formula="of:=([.$C$3]*[.B143])+((1-[.$C$3])*[.C142])" office:value-type="float" office:value="-1.24974060046952" calcext:value-type="float">
            <text:p>-1.24974060046952</text:p>
          </table:table-cell>
          <table:table-cell table:formula="of:=[.B143]-[.B142]" office:value-type="float" office:value="0" calcext:value-type="float">
            <text:p>0</text:p>
          </table:table-cell>
          <table:table-cell table:formula="of:=[.C143]-[.C142]" office:value-type="float" office:value="0.249740600469522" calcext:value-type="float">
            <text:p>0.249740600469522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-1" calcext:value-type="float">
            <text:p>-1</text:p>
          </table:table-cell>
          <table:table-cell table:formula="of:=([.$C$3]*[.B144])+((1-[.$C$3])*[.C143])" office:value-type="float" office:value="-1.12487030023476" calcext:value-type="float">
            <text:p>-1.12487030023476</text:p>
          </table:table-cell>
          <table:table-cell table:formula="of:=[.B144]-[.B143]" office:value-type="float" office:value="0" calcext:value-type="float">
            <text:p>0</text:p>
          </table:table-cell>
          <table:table-cell table:formula="of:=[.C144]-[.C143]" office:value-type="float" office:value="0.124870300234761" calcext:value-type="float">
            <text:p>0.124870300234761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-2" calcext:value-type="float">
            <text:p>-2</text:p>
          </table:table-cell>
          <table:table-cell table:formula="of:=([.$C$3]*[.B145])+((1-[.$C$3])*[.C144])" office:value-type="float" office:value="-1.56243515011738" calcext:value-type="float">
            <text:p>-1.56243515011738</text:p>
          </table:table-cell>
          <table:table-cell table:formula="of:=[.B145]-[.B144]" office:value-type="float" office:value="-1" calcext:value-type="float">
            <text:p>-1</text:p>
          </table:table-cell>
          <table:table-cell table:formula="of:=[.C145]-[.C144]" office:value-type="float" office:value="-0.437564849882619" calcext:value-type="float">
            <text:p>-0.437564849882619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-2" calcext:value-type="float">
            <text:p>-2</text:p>
          </table:table-cell>
          <table:table-cell table:formula="of:=([.$C$3]*[.B146])+((1-[.$C$3])*[.C145])" office:value-type="float" office:value="-1.78121757505869" calcext:value-type="float">
            <text:p>-1.78121757505869</text:p>
          </table:table-cell>
          <table:table-cell table:formula="of:=[.B146]-[.B145]" office:value-type="float" office:value="0" calcext:value-type="float">
            <text:p>0</text:p>
          </table:table-cell>
          <table:table-cell table:formula="of:=[.C146]-[.C145]" office:value-type="float" office:value="-0.21878242494131" calcext:value-type="float">
            <text:p>-0.21878242494131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-1" calcext:value-type="float">
            <text:p>-1</text:p>
          </table:table-cell>
          <table:table-cell table:formula="of:=([.$C$3]*[.B147])+((1-[.$C$3])*[.C146])" office:value-type="float" office:value="-1.39060878752935" calcext:value-type="float">
            <text:p>-1.39060878752935</text:p>
          </table:table-cell>
          <table:table-cell table:formula="of:=[.B147]-[.B146]" office:value-type="float" office:value="1" calcext:value-type="float">
            <text:p>1</text:p>
          </table:table-cell>
          <table:table-cell table:formula="of:=[.C147]-[.C146]" office:value-type="float" office:value="0.390608787529345" calcext:value-type="float">
            <text:p>0.3906087875293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table:formula="of:=([.$C$3]*[.B148])+((1-[.$C$3])*[.C147])" office:value-type="float" office:value="-1.19530439376467" calcext:value-type="float">
            <text:p>-1.19530439376467</text:p>
          </table:table-cell>
          <table:table-cell table:formula="of:=[.B148]-[.B147]" office:value-type="float" office:value="0" calcext:value-type="float">
            <text:p>0</text:p>
          </table:table-cell>
          <table:table-cell table:formula="of:=[.C148]-[.C147]" office:value-type="float" office:value="0.195304393764673" calcext:value-type="float">
            <text:p>0.195304393764673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-1" calcext:value-type="float">
            <text:p>-1</text:p>
          </table:table-cell>
          <table:table-cell table:formula="of:=([.$C$3]*[.B149])+((1-[.$C$3])*[.C148])" office:value-type="float" office:value="-1.09765219688234" calcext:value-type="float">
            <text:p>-1.09765219688234</text:p>
          </table:table-cell>
          <table:table-cell table:formula="of:=[.B149]-[.B148]" office:value-type="float" office:value="0" calcext:value-type="float">
            <text:p>0</text:p>
          </table:table-cell>
          <table:table-cell table:formula="of:=[.C149]-[.C148]" office:value-type="float" office:value="0.0976521968823363" calcext:value-type="float">
            <text:p>0.097652196882336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-2" calcext:value-type="float">
            <text:p>-2</text:p>
          </table:table-cell>
          <table:table-cell table:formula="of:=([.$C$3]*[.B150])+((1-[.$C$3])*[.C149])" office:value-type="float" office:value="-1.54882609844117" calcext:value-type="float">
            <text:p>-1.54882609844117</text:p>
          </table:table-cell>
          <table:table-cell table:formula="of:=[.B150]-[.B149]" office:value-type="float" office:value="-1" calcext:value-type="float">
            <text:p>-1</text:p>
          </table:table-cell>
          <table:table-cell table:formula="of:=[.C150]-[.C149]" office:value-type="float" office:value="-0.451173901558832" calcext:value-type="float">
            <text:p>-0.451173901558832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-2" calcext:value-type="float">
            <text:p>-2</text:p>
          </table:table-cell>
          <table:table-cell table:formula="of:=([.$C$3]*[.B151])+((1-[.$C$3])*[.C150])" office:value-type="float" office:value="-1.77441304922058" calcext:value-type="float">
            <text:p>-1.77441304922058</text:p>
          </table:table-cell>
          <table:table-cell table:formula="of:=[.B151]-[.B150]" office:value-type="float" office:value="0" calcext:value-type="float">
            <text:p>0</text:p>
          </table:table-cell>
          <table:table-cell table:formula="of:=[.C151]-[.C150]" office:value-type="float" office:value="-0.225586950779416" calcext:value-type="float">
            <text:p>-0.225586950779416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-2" calcext:value-type="float">
            <text:p>-2</text:p>
          </table:table-cell>
          <table:table-cell table:formula="of:=([.$C$3]*[.B152])+((1-[.$C$3])*[.C151])" office:value-type="float" office:value="-1.88720652461029" calcext:value-type="float">
            <text:p>-1.88720652461029</text:p>
          </table:table-cell>
          <table:table-cell table:formula="of:=[.B152]-[.B151]" office:value-type="float" office:value="0" calcext:value-type="float">
            <text:p>0</text:p>
          </table:table-cell>
          <table:table-cell table:formula="of:=[.C152]-[.C151]" office:value-type="float" office:value="-0.112793475389708" calcext:value-type="float">
            <text:p>-0.1127934753897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" calcext:value-type="float">
            <text:p>-2</text:p>
          </table:table-cell>
          <table:table-cell table:formula="of:=([.$C$3]*[.B153])+((1-[.$C$3])*[.C152])" office:value-type="float" office:value="-1.94360326230515" calcext:value-type="float">
            <text:p>-1.94360326230515</text:p>
          </table:table-cell>
          <table:table-cell table:formula="of:=[.B153]-[.B152]" office:value-type="float" office:value="0" calcext:value-type="float">
            <text:p>0</text:p>
          </table:table-cell>
          <table:table-cell table:formula="of:=[.C153]-[.C152]" office:value-type="float" office:value="-0.056396737694854" calcext:value-type="float">
            <text:p>-0.056396737694854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-1" calcext:value-type="float">
            <text:p>-1</text:p>
          </table:table-cell>
          <table:table-cell table:formula="of:=([.$C$3]*[.B154])+((1-[.$C$3])*[.C153])" office:value-type="float" office:value="-1.47180163115257" calcext:value-type="float">
            <text:p>-1.47180163115257</text:p>
          </table:table-cell>
          <table:table-cell table:formula="of:=[.B154]-[.B153]" office:value-type="float" office:value="1" calcext:value-type="float">
            <text:p>1</text:p>
          </table:table-cell>
          <table:table-cell table:formula="of:=[.C154]-[.C153]" office:value-type="float" office:value="0.471801631152573" calcext:value-type="float">
            <text:p>0.471801631152573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-2" calcext:value-type="float">
            <text:p>-2</text:p>
          </table:table-cell>
          <table:table-cell table:formula="of:=([.$C$3]*[.B155])+((1-[.$C$3])*[.C154])" office:value-type="float" office:value="-1.73590081557629" calcext:value-type="float">
            <text:p>-1.73590081557629</text:p>
          </table:table-cell>
          <table:table-cell table:formula="of:=[.B155]-[.B154]" office:value-type="float" office:value="-1" calcext:value-type="float">
            <text:p>-1</text:p>
          </table:table-cell>
          <table:table-cell table:formula="of:=[.C155]-[.C154]" office:value-type="float" office:value="-0.264099184423713" calcext:value-type="float">
            <text:p>-0.264099184423713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-2" calcext:value-type="float">
            <text:p>-2</text:p>
          </table:table-cell>
          <table:table-cell table:formula="of:=([.$C$3]*[.B156])+((1-[.$C$3])*[.C155])" office:value-type="float" office:value="-1.86795040778814" calcext:value-type="float">
            <text:p>-1.86795040778814</text:p>
          </table:table-cell>
          <table:table-cell table:formula="of:=[.B156]-[.B155]" office:value-type="float" office:value="0" calcext:value-type="float">
            <text:p>0</text:p>
          </table:table-cell>
          <table:table-cell table:formula="of:=[.C156]-[.C155]" office:value-type="float" office:value="-0.132049592211857" calcext:value-type="float">
            <text:p>-0.132049592211857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-2" calcext:value-type="float">
            <text:p>-2</text:p>
          </table:table-cell>
          <table:table-cell table:formula="of:=([.$C$3]*[.B157])+((1-[.$C$3])*[.C156])" office:value-type="float" office:value="-1.93397520389407" calcext:value-type="float">
            <text:p>-1.93397520389407</text:p>
          </table:table-cell>
          <table:table-cell table:formula="of:=[.B157]-[.B156]" office:value-type="float" office:value="0" calcext:value-type="float">
            <text:p>0</text:p>
          </table:table-cell>
          <table:table-cell table:formula="of:=[.C157]-[.C156]" office:value-type="float" office:value="-0.0660247961059284" calcext:value-type="float">
            <text:p>-0.0660247961059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" calcext:value-type="float">
            <text:p>-2</text:p>
          </table:table-cell>
          <table:table-cell table:formula="of:=([.$C$3]*[.B158])+((1-[.$C$3])*[.C157])" office:value-type="float" office:value="-1.96698760194704" calcext:value-type="float">
            <text:p>-1.96698760194704</text:p>
          </table:table-cell>
          <table:table-cell table:formula="of:=[.B158]-[.B157]" office:value-type="float" office:value="0" calcext:value-type="float">
            <text:p>0</text:p>
          </table:table-cell>
          <table:table-cell table:formula="of:=[.C158]-[.C157]" office:value-type="float" office:value="-0.0330123980529642" calcext:value-type="float">
            <text:p>-0.033012398052964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-2" calcext:value-type="float">
            <text:p>-2</text:p>
          </table:table-cell>
          <table:table-cell table:formula="of:=([.$C$3]*[.B159])+((1-[.$C$3])*[.C158])" office:value-type="float" office:value="-1.98349380097352" calcext:value-type="float">
            <text:p>-1.98349380097352</text:p>
          </table:table-cell>
          <table:table-cell table:formula="of:=[.B159]-[.B158]" office:value-type="float" office:value="0" calcext:value-type="float">
            <text:p>0</text:p>
          </table:table-cell>
          <table:table-cell table:formula="of:=[.C159]-[.C158]" office:value-type="float" office:value="-0.0165061990264821" calcext:value-type="float">
            <text:p>-0.016506199026482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-2" calcext:value-type="float">
            <text:p>-2</text:p>
          </table:table-cell>
          <table:table-cell table:formula="of:=([.$C$3]*[.B160])+((1-[.$C$3])*[.C159])" office:value-type="float" office:value="-1.99174690048676" calcext:value-type="float">
            <text:p>-1.99174690048676</text:p>
          </table:table-cell>
          <table:table-cell table:formula="of:=[.B160]-[.B159]" office:value-type="float" office:value="0" calcext:value-type="float">
            <text:p>0</text:p>
          </table:table-cell>
          <table:table-cell table:formula="of:=[.C160]-[.C159]" office:value-type="float" office:value="-0.00825309951324105" calcext:value-type="float">
            <text:p>-0.008253099513241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-2" calcext:value-type="float">
            <text:p>-2</text:p>
          </table:table-cell>
          <table:table-cell table:formula="of:=([.$C$3]*[.B161])+((1-[.$C$3])*[.C160])" office:value-type="float" office:value="-1.99587345024338" calcext:value-type="float">
            <text:p>-1.99587345024338</text:p>
          </table:table-cell>
          <table:table-cell table:formula="of:=[.B161]-[.B160]" office:value-type="float" office:value="0" calcext:value-type="float">
            <text:p>0</text:p>
          </table:table-cell>
          <table:table-cell table:formula="of:=[.C161]-[.C160]" office:value-type="float" office:value="-0.00412654975662052" calcext:value-type="float">
            <text:p>-0.004126549756621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-2" calcext:value-type="float">
            <text:p>-2</text:p>
          </table:table-cell>
          <table:table-cell table:formula="of:=([.$C$3]*[.B162])+((1-[.$C$3])*[.C161])" office:value-type="float" office:value="-1.99793672512169" calcext:value-type="float">
            <text:p>-1.99793672512169</text:p>
          </table:table-cell>
          <table:table-cell table:formula="of:=[.B162]-[.B161]" office:value-type="float" office:value="0" calcext:value-type="float">
            <text:p>0</text:p>
          </table:table-cell>
          <table:table-cell table:formula="of:=[.C162]-[.C161]" office:value-type="float" office:value="-0.00206327487831026" calcext:value-type="float">
            <text:p>-0.002063274878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2" calcext:value-type="float">
            <text:p>-2</text:p>
          </table:table-cell>
          <table:table-cell table:formula="of:=([.$C$3]*[.B163])+((1-[.$C$3])*[.C162])" office:value-type="float" office:value="-1.99896836256085" calcext:value-type="float">
            <text:p>-1.99896836256085</text:p>
          </table:table-cell>
          <table:table-cell table:formula="of:=[.B163]-[.B162]" office:value-type="float" office:value="0" calcext:value-type="float">
            <text:p>0</text:p>
          </table:table-cell>
          <table:table-cell table:formula="of:=[.C163]-[.C162]" office:value-type="float" office:value="-0.00103163743915524" calcext:value-type="float">
            <text:p>-0.001031637439155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-2" calcext:value-type="float">
            <text:p>-2</text:p>
          </table:table-cell>
          <table:table-cell table:formula="of:=([.$C$3]*[.B164])+((1-[.$C$3])*[.C163])" office:value-type="float" office:value="-1.99948418128042" calcext:value-type="float">
            <text:p>-1.99948418128042</text:p>
          </table:table-cell>
          <table:table-cell table:formula="of:=[.B164]-[.B163]" office:value-type="float" office:value="0" calcext:value-type="float">
            <text:p>0</text:p>
          </table:table-cell>
          <table:table-cell table:formula="of:=[.C164]-[.C163]" office:value-type="float" office:value="-0.00051581871957751" calcext:value-type="float">
            <text:p>-0.000515818719578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-1" calcext:value-type="float">
            <text:p>-1</text:p>
          </table:table-cell>
          <table:table-cell table:formula="of:=([.$C$3]*[.B165])+((1-[.$C$3])*[.C164])" office:value-type="float" office:value="-1.49974209064021" calcext:value-type="float">
            <text:p>-1.49974209064021</text:p>
          </table:table-cell>
          <table:table-cell table:formula="of:=[.B165]-[.B164]" office:value-type="float" office:value="1" calcext:value-type="float">
            <text:p>1</text:p>
          </table:table-cell>
          <table:table-cell table:formula="of:=[.C165]-[.C164]" office:value-type="float" office:value="0.499742090640211" calcext:value-type="float">
            <text:p>0.499742090640211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-2" calcext:value-type="float">
            <text:p>-2</text:p>
          </table:table-cell>
          <table:table-cell table:formula="of:=([.$C$3]*[.B166])+((1-[.$C$3])*[.C165])" office:value-type="float" office:value="-1.74987104532011" calcext:value-type="float">
            <text:p>-1.74987104532011</text:p>
          </table:table-cell>
          <table:table-cell table:formula="of:=[.B166]-[.B165]" office:value-type="float" office:value="-1" calcext:value-type="float">
            <text:p>-1</text:p>
          </table:table-cell>
          <table:table-cell table:formula="of:=[.C166]-[.C165]" office:value-type="float" office:value="-0.250128954679894" calcext:value-type="float">
            <text:p>-0.250128954679894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-2" calcext:value-type="float">
            <text:p>-2</text:p>
          </table:table-cell>
          <table:table-cell table:formula="of:=([.$C$3]*[.B167])+((1-[.$C$3])*[.C166])" office:value-type="float" office:value="-1.87493552266005" calcext:value-type="float">
            <text:p>-1.87493552266005</text:p>
          </table:table-cell>
          <table:table-cell table:formula="of:=[.B167]-[.B166]" office:value-type="float" office:value="0" calcext:value-type="float">
            <text:p>0</text:p>
          </table:table-cell>
          <table:table-cell table:formula="of:=[.C167]-[.C166]" office:value-type="float" office:value="-0.125064477339947" calcext:value-type="float">
            <text:p>-0.1250644773399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2" calcext:value-type="float">
            <text:p>-2</text:p>
          </table:table-cell>
          <table:table-cell table:formula="of:=([.$C$3]*[.B168])+((1-[.$C$3])*[.C167])" office:value-type="float" office:value="-1.93746776133003" calcext:value-type="float">
            <text:p>-1.93746776133003</text:p>
          </table:table-cell>
          <table:table-cell table:formula="of:=[.B168]-[.B167]" office:value-type="float" office:value="0" calcext:value-type="float">
            <text:p>0</text:p>
          </table:table-cell>
          <table:table-cell table:formula="of:=[.C168]-[.C167]" office:value-type="float" office:value="-0.0625322386699736" calcext:value-type="float">
            <text:p>-0.062532238669974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-1" calcext:value-type="float">
            <text:p>-1</text:p>
          </table:table-cell>
          <table:table-cell table:formula="of:=([.$C$3]*[.B169])+((1-[.$C$3])*[.C168])" office:value-type="float" office:value="-1.46873388066501" calcext:value-type="float">
            <text:p>-1.46873388066501</text:p>
          </table:table-cell>
          <table:table-cell table:formula="of:=[.B169]-[.B168]" office:value-type="float" office:value="1" calcext:value-type="float">
            <text:p>1</text:p>
          </table:table-cell>
          <table:table-cell table:formula="of:=[.C169]-[.C168]" office:value-type="float" office:value="0.468733880665013" calcext:value-type="float">
            <text:p>0.468733880665013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-2" calcext:value-type="float">
            <text:p>-2</text:p>
          </table:table-cell>
          <table:table-cell table:formula="of:=([.$C$3]*[.B170])+((1-[.$C$3])*[.C169])" office:value-type="float" office:value="-1.73436694033251" calcext:value-type="float">
            <text:p>-1.73436694033251</text:p>
          </table:table-cell>
          <table:table-cell table:formula="of:=[.B170]-[.B169]" office:value-type="float" office:value="-1" calcext:value-type="float">
            <text:p>-1</text:p>
          </table:table-cell>
          <table:table-cell table:formula="of:=[.C170]-[.C169]" office:value-type="float" office:value="-0.265633059667493" calcext:value-type="float">
            <text:p>-0.265633059667493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-2" calcext:value-type="float">
            <text:p>-2</text:p>
          </table:table-cell>
          <table:table-cell table:formula="of:=([.$C$3]*[.B171])+((1-[.$C$3])*[.C170])" office:value-type="float" office:value="-1.86718347016625" calcext:value-type="float">
            <text:p>-1.86718347016625</text:p>
          </table:table-cell>
          <table:table-cell table:formula="of:=[.B171]-[.B170]" office:value-type="float" office:value="0" calcext:value-type="float">
            <text:p>0</text:p>
          </table:table-cell>
          <table:table-cell table:formula="of:=[.C171]-[.C170]" office:value-type="float" office:value="-0.132816529833747" calcext:value-type="float">
            <text:p>-0.132816529833747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-2" calcext:value-type="float">
            <text:p>-2</text:p>
          </table:table-cell>
          <table:table-cell table:formula="of:=([.$C$3]*[.B172])+((1-[.$C$3])*[.C171])" office:value-type="float" office:value="-1.93359173508313" calcext:value-type="float">
            <text:p>-1.93359173508313</text:p>
          </table:table-cell>
          <table:table-cell table:formula="of:=[.B172]-[.B171]" office:value-type="float" office:value="0" calcext:value-type="float">
            <text:p>0</text:p>
          </table:table-cell>
          <table:table-cell table:formula="of:=[.C172]-[.C171]" office:value-type="float" office:value="-0.0664082649168734" calcext:value-type="float">
            <text:p>-0.06640826491687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" calcext:value-type="float">
            <text:p>-2</text:p>
          </table:table-cell>
          <table:table-cell table:formula="of:=([.$C$3]*[.B173])+((1-[.$C$3])*[.C172])" office:value-type="float" office:value="-1.96679586754156" calcext:value-type="float">
            <text:p>-1.96679586754156</text:p>
          </table:table-cell>
          <table:table-cell table:formula="of:=[.B173]-[.B172]" office:value-type="float" office:value="0" calcext:value-type="float">
            <text:p>0</text:p>
          </table:table-cell>
          <table:table-cell table:formula="of:=[.C173]-[.C172]" office:value-type="float" office:value="-0.0332041324584367" calcext:value-type="float">
            <text:p>-0.033204132458437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-2" calcext:value-type="float">
            <text:p>-2</text:p>
          </table:table-cell>
          <table:table-cell table:formula="of:=([.$C$3]*[.B174])+((1-[.$C$3])*[.C173])" office:value-type="float" office:value="-1.98339793377078" calcext:value-type="float">
            <text:p>-1.98339793377078</text:p>
          </table:table-cell>
          <table:table-cell table:formula="of:=[.B174]-[.B173]" office:value-type="float" office:value="0" calcext:value-type="float">
            <text:p>0</text:p>
          </table:table-cell>
          <table:table-cell table:formula="of:=[.C174]-[.C173]" office:value-type="float" office:value="-0.0166020662292183" calcext:value-type="float">
            <text:p>-0.016602066229218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-2" calcext:value-type="float">
            <text:p>-2</text:p>
          </table:table-cell>
          <table:table-cell table:formula="of:=([.$C$3]*[.B175])+((1-[.$C$3])*[.C174])" office:value-type="float" office:value="-1.99169896688539" calcext:value-type="float">
            <text:p>-1.99169896688539</text:p>
          </table:table-cell>
          <table:table-cell table:formula="of:=[.B175]-[.B174]" office:value-type="float" office:value="0" calcext:value-type="float">
            <text:p>0</text:p>
          </table:table-cell>
          <table:table-cell table:formula="of:=[.C175]-[.C174]" office:value-type="float" office:value="-0.00830103311460917" calcext:value-type="float">
            <text:p>-0.008301033114609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-1" calcext:value-type="float">
            <text:p>-1</text:p>
          </table:table-cell>
          <table:table-cell table:formula="of:=([.$C$3]*[.B176])+((1-[.$C$3])*[.C175])" office:value-type="float" office:value="-1.4958494834427" calcext:value-type="float">
            <text:p>-1.4958494834427</text:p>
          </table:table-cell>
          <table:table-cell table:formula="of:=[.B176]-[.B175]" office:value-type="float" office:value="1" calcext:value-type="float">
            <text:p>1</text:p>
          </table:table-cell>
          <table:table-cell table:formula="of:=[.C176]-[.C175]" office:value-type="float" office:value="0.495849483442695" calcext:value-type="float">
            <text:p>0.495849483442695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-2" calcext:value-type="float">
            <text:p>-2</text:p>
          </table:table-cell>
          <table:table-cell table:formula="of:=([.$C$3]*[.B177])+((1-[.$C$3])*[.C176])" office:value-type="float" office:value="-1.74792474172135" calcext:value-type="float">
            <text:p>-1.74792474172135</text:p>
          </table:table-cell>
          <table:table-cell table:formula="of:=[.B177]-[.B176]" office:value-type="float" office:value="-1" calcext:value-type="float">
            <text:p>-1</text:p>
          </table:table-cell>
          <table:table-cell table:formula="of:=[.C177]-[.C176]" office:value-type="float" office:value="-0.252075258278652" calcext:value-type="float">
            <text:p>-0.2520752582786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" calcext:value-type="float">
            <text:p>-2</text:p>
          </table:table-cell>
          <table:table-cell table:formula="of:=([.$C$3]*[.B178])+((1-[.$C$3])*[.C177])" office:value-type="float" office:value="-1.87396237086067" calcext:value-type="float">
            <text:p>-1.87396237086067</text:p>
          </table:table-cell>
          <table:table-cell table:formula="of:=[.B178]-[.B177]" office:value-type="float" office:value="0" calcext:value-type="float">
            <text:p>0</text:p>
          </table:table-cell>
          <table:table-cell table:formula="of:=[.C178]-[.C177]" office:value-type="float" office:value="-0.126037629139326" calcext:value-type="float">
            <text:p>-0.126037629139326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-2" calcext:value-type="float">
            <text:p>-2</text:p>
          </table:table-cell>
          <table:table-cell table:formula="of:=([.$C$3]*[.B179])+((1-[.$C$3])*[.C178])" office:value-type="float" office:value="-1.93698118543034" calcext:value-type="float">
            <text:p>-1.93698118543034</text:p>
          </table:table-cell>
          <table:table-cell table:formula="of:=[.B179]-[.B178]" office:value-type="float" office:value="0" calcext:value-type="float">
            <text:p>0</text:p>
          </table:table-cell>
          <table:table-cell table:formula="of:=[.C179]-[.C178]" office:value-type="float" office:value="-0.0630188145696631" calcext:value-type="float">
            <text:p>-0.063018814569663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-2" calcext:value-type="float">
            <text:p>-2</text:p>
          </table:table-cell>
          <table:table-cell table:formula="of:=([.$C$3]*[.B180])+((1-[.$C$3])*[.C179])" office:value-type="float" office:value="-1.96849059271517" calcext:value-type="float">
            <text:p>-1.96849059271517</text:p>
          </table:table-cell>
          <table:table-cell table:formula="of:=[.B180]-[.B179]" office:value-type="float" office:value="0" calcext:value-type="float">
            <text:p>0</text:p>
          </table:table-cell>
          <table:table-cell table:formula="of:=[.C180]-[.C179]" office:value-type="float" office:value="-0.0315094072848316" calcext:value-type="float">
            <text:p>-0.031509407284832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-2" calcext:value-type="float">
            <text:p>-2</text:p>
          </table:table-cell>
          <table:table-cell table:formula="of:=([.$C$3]*[.B181])+((1-[.$C$3])*[.C180])" office:value-type="float" office:value="-1.98424529635758" calcext:value-type="float">
            <text:p>-1.98424529635758</text:p>
          </table:table-cell>
          <table:table-cell table:formula="of:=[.B181]-[.B180]" office:value-type="float" office:value="0" calcext:value-type="float">
            <text:p>0</text:p>
          </table:table-cell>
          <table:table-cell table:formula="of:=[.C181]-[.C180]" office:value-type="float" office:value="-0.0157547036424157" calcext:value-type="float">
            <text:p>-0.015754703642416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-2" calcext:value-type="float">
            <text:p>-2</text:p>
          </table:table-cell>
          <table:table-cell table:formula="of:=([.$C$3]*[.B182])+((1-[.$C$3])*[.C181])" office:value-type="float" office:value="-1.99212264817879" calcext:value-type="float">
            <text:p>-1.99212264817879</text:p>
          </table:table-cell>
          <table:table-cell table:formula="of:=[.B182]-[.B181]" office:value-type="float" office:value="0" calcext:value-type="float">
            <text:p>0</text:p>
          </table:table-cell>
          <table:table-cell table:formula="of:=[.C182]-[.C181]" office:value-type="float" office:value="-0.00787735182120786" calcext:value-type="float">
            <text:p>-0.00787735182120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2" calcext:value-type="float">
            <text:p>-2</text:p>
          </table:table-cell>
          <table:table-cell table:formula="of:=([.$C$3]*[.B183])+((1-[.$C$3])*[.C182])" office:value-type="float" office:value="-1.9960613240894" calcext:value-type="float">
            <text:p>-1.9960613240894</text:p>
          </table:table-cell>
          <table:table-cell table:formula="of:=[.B183]-[.B182]" office:value-type="float" office:value="0" calcext:value-type="float">
            <text:p>0</text:p>
          </table:table-cell>
          <table:table-cell table:formula="of:=[.C183]-[.C182]" office:value-type="float" office:value="-0.00393867591060393" calcext:value-type="float">
            <text:p>-0.003938675910604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-2" calcext:value-type="float">
            <text:p>-2</text:p>
          </table:table-cell>
          <table:table-cell table:formula="of:=([.$C$3]*[.B184])+((1-[.$C$3])*[.C183])" office:value-type="float" office:value="-1.9980306620447" calcext:value-type="float">
            <text:p>-1.9980306620447</text:p>
          </table:table-cell>
          <table:table-cell table:formula="of:=[.B184]-[.B183]" office:value-type="float" office:value="0" calcext:value-type="float">
            <text:p>0</text:p>
          </table:table-cell>
          <table:table-cell table:formula="of:=[.C184]-[.C183]" office:value-type="float" office:value="-0.00196933795530208" calcext:value-type="float">
            <text:p>-0.001969337955302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-2" calcext:value-type="float">
            <text:p>-2</text:p>
          </table:table-cell>
          <table:table-cell table:formula="of:=([.$C$3]*[.B185])+((1-[.$C$3])*[.C184])" office:value-type="float" office:value="-1.99901533102235" calcext:value-type="float">
            <text:p>-1.99901533102235</text:p>
          </table:table-cell>
          <table:table-cell table:formula="of:=[.B185]-[.B184]" office:value-type="float" office:value="0" calcext:value-type="float">
            <text:p>0</text:p>
          </table:table-cell>
          <table:table-cell table:formula="of:=[.C185]-[.C184]" office:value-type="float" office:value="-0.000984668977650927" calcext:value-type="float">
            <text:p>-0.000984668977651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-2" calcext:value-type="float">
            <text:p>-2</text:p>
          </table:table-cell>
          <table:table-cell table:formula="of:=([.$C$3]*[.B186])+((1-[.$C$3])*[.C185])" office:value-type="float" office:value="-1.99950766551117" calcext:value-type="float">
            <text:p>-1.99950766551117</text:p>
          </table:table-cell>
          <table:table-cell table:formula="of:=[.B186]-[.B185]" office:value-type="float" office:value="0" calcext:value-type="float">
            <text:p>0</text:p>
          </table:table-cell>
          <table:table-cell table:formula="of:=[.C186]-[.C185]" office:value-type="float" office:value="-0.000492334488825463" calcext:value-type="float">
            <text:p>-0.000492334488825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-1" calcext:value-type="float">
            <text:p>-1</text:p>
          </table:table-cell>
          <table:table-cell table:formula="of:=([.$C$3]*[.B187])+((1-[.$C$3])*[.C186])" office:value-type="float" office:value="-1.49975383275559" calcext:value-type="float">
            <text:p>-1.49975383275559</text:p>
          </table:table-cell>
          <table:table-cell table:formula="of:=[.B187]-[.B186]" office:value-type="float" office:value="1" calcext:value-type="float">
            <text:p>1</text:p>
          </table:table-cell>
          <table:table-cell table:formula="of:=[.C187]-[.C186]" office:value-type="float" office:value="0.499753832755587" calcext:value-type="float">
            <text:p>0.4997538327555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table:formula="of:=([.$C$3]*[.B188])+((1-[.$C$3])*[.C187])" office:value-type="float" office:value="-1.24987691637779" calcext:value-type="float">
            <text:p>-1.24987691637779</text:p>
          </table:table-cell>
          <table:table-cell table:formula="of:=[.B188]-[.B187]" office:value-type="float" office:value="0" calcext:value-type="float">
            <text:p>0</text:p>
          </table:table-cell>
          <table:table-cell table:formula="of:=[.C188]-[.C187]" office:value-type="float" office:value="0.249876916377794" calcext:value-type="float">
            <text:p>0.249876916377794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-1" calcext:value-type="float">
            <text:p>-1</text:p>
          </table:table-cell>
          <table:table-cell table:formula="of:=([.$C$3]*[.B189])+((1-[.$C$3])*[.C188])" office:value-type="float" office:value="-1.1249384581889" calcext:value-type="float">
            <text:p>-1.1249384581889</text:p>
          </table:table-cell>
          <table:table-cell table:formula="of:=[.B189]-[.B188]" office:value-type="float" office:value="0" calcext:value-type="float">
            <text:p>0</text:p>
          </table:table-cell>
          <table:table-cell table:formula="of:=[.C189]-[.C188]" office:value-type="float" office:value="0.124938458188897" calcext:value-type="float">
            <text:p>0.124938458188897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-2" calcext:value-type="float">
            <text:p>-2</text:p>
          </table:table-cell>
          <table:table-cell table:formula="of:=([.$C$3]*[.B190])+((1-[.$C$3])*[.C189])" office:value-type="float" office:value="-1.56246922909445" calcext:value-type="float">
            <text:p>-1.56246922909445</text:p>
          </table:table-cell>
          <table:table-cell table:formula="of:=[.B190]-[.B189]" office:value-type="float" office:value="-1" calcext:value-type="float">
            <text:p>-1</text:p>
          </table:table-cell>
          <table:table-cell table:formula="of:=[.C190]-[.C189]" office:value-type="float" office:value="-0.437530770905552" calcext:value-type="float">
            <text:p>-0.437530770905552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-2" calcext:value-type="float">
            <text:p>-2</text:p>
          </table:table-cell>
          <table:table-cell table:formula="of:=([.$C$3]*[.B191])+((1-[.$C$3])*[.C190])" office:value-type="float" office:value="-1.78123461454722" calcext:value-type="float">
            <text:p>-1.78123461454722</text:p>
          </table:table-cell>
          <table:table-cell table:formula="of:=[.B191]-[.B190]" office:value-type="float" office:value="0" calcext:value-type="float">
            <text:p>0</text:p>
          </table:table-cell>
          <table:table-cell table:formula="of:=[.C191]-[.C190]" office:value-type="float" office:value="-0.218765385452776" calcext:value-type="float">
            <text:p>-0.218765385452776</text:p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-2" calcext:value-type="float">
            <text:p>-2</text:p>
          </table:table-cell>
          <table:table-cell table:formula="of:=([.$C$3]*[.B192])+((1-[.$C$3])*[.C191])" office:value-type="float" office:value="-1.89061730727361" calcext:value-type="float">
            <text:p>-1.89061730727361</text:p>
          </table:table-cell>
          <table:table-cell table:formula="of:=[.B192]-[.B191]" office:value-type="float" office:value="0" calcext:value-type="float">
            <text:p>0</text:p>
          </table:table-cell>
          <table:table-cell table:formula="of:=[.C192]-[.C191]" office:value-type="float" office:value="-0.109382692726388" calcext:value-type="float">
            <text:p>-0.10938269272638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2" calcext:value-type="float">
            <text:p>-2</text:p>
          </table:table-cell>
          <table:table-cell table:formula="of:=([.$C$3]*[.B193])+((1-[.$C$3])*[.C192])" office:value-type="float" office:value="-1.94530865363681" calcext:value-type="float">
            <text:p>-1.94530865363681</text:p>
          </table:table-cell>
          <table:table-cell table:formula="of:=[.B193]-[.B192]" office:value-type="float" office:value="0" calcext:value-type="float">
            <text:p>0</text:p>
          </table:table-cell>
          <table:table-cell table:formula="of:=[.C193]-[.C192]" office:value-type="float" office:value="-0.054691346363194" calcext:value-type="float">
            <text:p>-0.054691346363194</text:p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-1" calcext:value-type="float">
            <text:p>-1</text:p>
          </table:table-cell>
          <table:table-cell table:formula="of:=([.$C$3]*[.B194])+((1-[.$C$3])*[.C193])" office:value-type="float" office:value="-1.4726543268184" calcext:value-type="float">
            <text:p>-1.4726543268184</text:p>
          </table:table-cell>
          <table:table-cell table:formula="of:=[.B194]-[.B193]" office:value-type="float" office:value="1" calcext:value-type="float">
            <text:p>1</text:p>
          </table:table-cell>
          <table:table-cell table:formula="of:=[.C194]-[.C193]" office:value-type="float" office:value="0.472654326818403" calcext:value-type="float">
            <text:p>0.472654326818403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-1" calcext:value-type="float">
            <text:p>-1</text:p>
          </table:table-cell>
          <table:table-cell table:formula="of:=([.$C$3]*[.B195])+((1-[.$C$3])*[.C194])" office:value-type="float" office:value="-1.2363271634092" calcext:value-type="float">
            <text:p>-1.2363271634092</text:p>
          </table:table-cell>
          <table:table-cell table:formula="of:=[.B195]-[.B194]" office:value-type="float" office:value="0" calcext:value-type="float">
            <text:p>0</text:p>
          </table:table-cell>
          <table:table-cell table:formula="of:=[.C195]-[.C194]" office:value-type="float" office:value="0.236327163409201" calcext:value-type="float">
            <text:p>0.236327163409201</text:p>
          </table:table-cell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-1" calcext:value-type="float">
            <text:p>-1</text:p>
          </table:table-cell>
          <table:table-cell table:formula="of:=([.$C$3]*[.B196])+((1-[.$C$3])*[.C195])" office:value-type="float" office:value="-1.1181635817046" calcext:value-type="float">
            <text:p>-1.1181635817046</text:p>
          </table:table-cell>
          <table:table-cell table:formula="of:=[.B196]-[.B195]" office:value-type="float" office:value="0" calcext:value-type="float">
            <text:p>0</text:p>
          </table:table-cell>
          <table:table-cell table:formula="of:=[.C196]-[.C195]" office:value-type="float" office:value="0.118163581704601" calcext:value-type="float">
            <text:p>0.118163581704601</text:p>
          </table:table-cell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-1" calcext:value-type="float">
            <text:p>-1</text:p>
          </table:table-cell>
          <table:table-cell table:formula="of:=([.$C$3]*[.B197])+((1-[.$C$3])*[.C196])" office:value-type="float" office:value="-1.0590817908523" calcext:value-type="float">
            <text:p>-1.0590817908523</text:p>
          </table:table-cell>
          <table:table-cell table:formula="of:=[.B197]-[.B196]" office:value-type="float" office:value="0" calcext:value-type="float">
            <text:p>0</text:p>
          </table:table-cell>
          <table:table-cell table:formula="of:=[.C197]-[.C196]" office:value-type="float" office:value="0.0590817908523003" calcext:value-type="float">
            <text:p>0.05908179085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table:formula="of:=([.$C$3]*[.B198])+((1-[.$C$3])*[.C197])" office:value-type="float" office:value="-1.02954089542615" calcext:value-type="float">
            <text:p>-1.02954089542615</text:p>
          </table:table-cell>
          <table:table-cell table:formula="of:=[.B198]-[.B197]" office:value-type="float" office:value="0" calcext:value-type="float">
            <text:p>0</text:p>
          </table:table-cell>
          <table:table-cell table:formula="of:=[.C198]-[.C197]" office:value-type="float" office:value="0.0295408954261502" calcext:value-type="float">
            <text:p>0.02954089542615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-1" calcext:value-type="float">
            <text:p>-1</text:p>
          </table:table-cell>
          <table:table-cell table:formula="of:=([.$C$3]*[.B199])+((1-[.$C$3])*[.C198])" office:value-type="float" office:value="-1.01477044771308" calcext:value-type="float">
            <text:p>-1.01477044771308</text:p>
          </table:table-cell>
          <table:table-cell table:formula="of:=[.B199]-[.B198]" office:value-type="float" office:value="0" calcext:value-type="float">
            <text:p>0</text:p>
          </table:table-cell>
          <table:table-cell table:formula="of:=[.C199]-[.C198]" office:value-type="float" office:value="0.0147704477130752" calcext:value-type="float">
            <text:p>0.014770447713075</text:p>
          </table:table-cell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-1" calcext:value-type="float">
            <text:p>-1</text:p>
          </table:table-cell>
          <table:table-cell table:formula="of:=([.$C$3]*[.B200])+((1-[.$C$3])*[.C199])" office:value-type="float" office:value="-1.00738522385654" calcext:value-type="float">
            <text:p>-1.00738522385654</text:p>
          </table:table-cell>
          <table:table-cell table:formula="of:=[.B200]-[.B199]" office:value-type="float" office:value="0" calcext:value-type="float">
            <text:p>0</text:p>
          </table:table-cell>
          <table:table-cell table:formula="of:=[.C200]-[.C199]" office:value-type="float" office:value="0.0073852238565375" calcext:value-type="float">
            <text:p>0.007385223856538</text:p>
          </table:table-cell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-1" calcext:value-type="float">
            <text:p>-1</text:p>
          </table:table-cell>
          <table:table-cell table:formula="of:=([.$C$3]*[.B201])+((1-[.$C$3])*[.C200])" office:value-type="float" office:value="-1.00369261192827" calcext:value-type="float">
            <text:p>-1.00369261192827</text:p>
          </table:table-cell>
          <table:table-cell table:formula="of:=[.B201]-[.B200]" office:value-type="float" office:value="0" calcext:value-type="float">
            <text:p>0</text:p>
          </table:table-cell>
          <table:table-cell table:formula="of:=[.C201]-[.C200]" office:value-type="float" office:value="0.00369261192826875" calcext:value-type="float">
            <text:p>0.003692611928269</text:p>
          </table:table-cell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-1" calcext:value-type="float">
            <text:p>-1</text:p>
          </table:table-cell>
          <table:table-cell table:formula="of:=([.$C$3]*[.B202])+((1-[.$C$3])*[.C201])" office:value-type="float" office:value="-1.00184630596413" calcext:value-type="float">
            <text:p>-1.00184630596413</text:p>
          </table:table-cell>
          <table:table-cell table:formula="of:=[.B202]-[.B201]" office:value-type="float" office:value="0" calcext:value-type="float">
            <text:p>0</text:p>
          </table:table-cell>
          <table:table-cell table:formula="of:=[.C202]-[.C201]" office:value-type="float" office:value="0.00184630596413427" calcext:value-type="float">
            <text:p>0.0018463059641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table:formula="of:=([.$C$3]*[.B203])+((1-[.$C$3])*[.C202])" office:value-type="float" office:value="-1.00092315298207" calcext:value-type="float">
            <text:p>-1.00092315298207</text:p>
          </table:table-cell>
          <table:table-cell table:formula="of:=[.B203]-[.B202]" office:value-type="float" office:value="0" calcext:value-type="float">
            <text:p>0</text:p>
          </table:table-cell>
          <table:table-cell table:formula="of:=[.C203]-[.C202]" office:value-type="float" office:value="0.000923152982067244" calcext:value-type="float">
            <text:p>0.000923152982067</text:p>
          </table:table-cell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-1" calcext:value-type="float">
            <text:p>-1</text:p>
          </table:table-cell>
          <table:table-cell table:formula="of:=([.$C$3]*[.B204])+((1-[.$C$3])*[.C203])" office:value-type="float" office:value="-1.00046157649103" calcext:value-type="float">
            <text:p>-1.00046157649103</text:p>
          </table:table-cell>
          <table:table-cell table:formula="of:=[.B204]-[.B203]" office:value-type="float" office:value="0" calcext:value-type="float">
            <text:p>0</text:p>
          </table:table-cell>
          <table:table-cell table:formula="of:=[.C204]-[.C203]" office:value-type="float" office:value="0.000461576491033622" calcext:value-type="float">
            <text:p>0.000461576491034</text:p>
          </table:table-cell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-1" calcext:value-type="float">
            <text:p>-1</text:p>
          </table:table-cell>
          <table:table-cell table:formula="of:=([.$C$3]*[.B205])+((1-[.$C$3])*[.C204])" office:value-type="float" office:value="-1.00023078824552" calcext:value-type="float">
            <text:p>-1.00023078824552</text:p>
          </table:table-cell>
          <table:table-cell table:formula="of:=[.B205]-[.B204]" office:value-type="float" office:value="0" calcext:value-type="float">
            <text:p>0</text:p>
          </table:table-cell>
          <table:table-cell table:formula="of:=[.C205]-[.C204]" office:value-type="float" office:value="0.000230788245516811" calcext:value-type="float">
            <text:p>0.000230788245517</text:p>
          </table:table-cell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-1" calcext:value-type="float">
            <text:p>-1</text:p>
          </table:table-cell>
          <table:table-cell table:formula="of:=([.$C$3]*[.B206])+((1-[.$C$3])*[.C205])" office:value-type="float" office:value="-1.00011539412276" calcext:value-type="float">
            <text:p>-1.00011539412276</text:p>
          </table:table-cell>
          <table:table-cell table:formula="of:=[.B206]-[.B205]" office:value-type="float" office:value="0" calcext:value-type="float">
            <text:p>0</text:p>
          </table:table-cell>
          <table:table-cell table:formula="of:=[.C206]-[.C205]" office:value-type="float" office:value="0.000115394122758294" calcext:value-type="float">
            <text:p>0.000115394122758</text:p>
          </table:table-cell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-1" calcext:value-type="float">
            <text:p>-1</text:p>
          </table:table-cell>
          <table:table-cell table:formula="of:=([.$C$3]*[.B207])+((1-[.$C$3])*[.C206])" office:value-type="float" office:value="-1.00005769706138" calcext:value-type="float">
            <text:p>-1.00005769706138</text:p>
          </table:table-cell>
          <table:table-cell table:formula="of:=[.B207]-[.B206]" office:value-type="float" office:value="0" calcext:value-type="float">
            <text:p>0</text:p>
          </table:table-cell>
          <table:table-cell table:formula="of:=[.C207]-[.C206]" office:value-type="float" office:value="0.0000576970613792582" calcext:value-type="float">
            <text:p>5.76970613792582E-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([.$C$3]*[.B208])+((1-[.$C$3])*[.C207])" office:value-type="float" office:value="-0.50002884853069" calcext:value-type="float">
            <text:p>-0.50002884853069</text:p>
          </table:table-cell>
          <table:table-cell table:formula="of:=[.B208]-[.B207]" office:value-type="float" office:value="1" calcext:value-type="float">
            <text:p>1</text:p>
          </table:table-cell>
          <table:table-cell table:formula="of:=[.C208]-[.C207]" office:value-type="float" office:value="0.50002884853069" calcext:value-type="float">
            <text:p>0.50002884853069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0" calcext:value-type="float">
            <text:p>0</text:p>
          </table:table-cell>
          <table:table-cell table:formula="of:=([.$C$3]*[.B209])+((1-[.$C$3])*[.C208])" office:value-type="float" office:value="-0.250014424265345" calcext:value-type="float">
            <text:p>-0.250014424265345</text:p>
          </table:table-cell>
          <table:table-cell table:formula="of:=[.B209]-[.B208]" office:value-type="float" office:value="0" calcext:value-type="float">
            <text:p>0</text:p>
          </table:table-cell>
          <table:table-cell table:formula="of:=[.C209]-[.C208]" office:value-type="float" office:value="0.250014424265345" calcext:value-type="float">
            <text:p>0.250014424265345</text:p>
          </table:table-cell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-1" calcext:value-type="float">
            <text:p>-1</text:p>
          </table:table-cell>
          <table:table-cell table:formula="of:=([.$C$3]*[.B210])+((1-[.$C$3])*[.C209])" office:value-type="float" office:value="-0.625007212132672" calcext:value-type="float">
            <text:p>-0.625007212132672</text:p>
          </table:table-cell>
          <table:table-cell table:formula="of:=[.B210]-[.B209]" office:value-type="float" office:value="-1" calcext:value-type="float">
            <text:p>-1</text:p>
          </table:table-cell>
          <table:table-cell table:formula="of:=[.C210]-[.C209]" office:value-type="float" office:value="-0.374992787867328" calcext:value-type="float">
            <text:p>-0.374992787867328</text:p>
          </table:table-cell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-1" calcext:value-type="float">
            <text:p>-1</text:p>
          </table:table-cell>
          <table:table-cell table:formula="of:=([.$C$3]*[.B211])+((1-[.$C$3])*[.C210])" office:value-type="float" office:value="-0.812503606066336" calcext:value-type="float">
            <text:p>-0.812503606066336</text:p>
          </table:table-cell>
          <table:table-cell table:formula="of:=[.B211]-[.B210]" office:value-type="float" office:value="0" calcext:value-type="float">
            <text:p>0</text:p>
          </table:table-cell>
          <table:table-cell table:formula="of:=[.C211]-[.C210]" office:value-type="float" office:value="-0.187496393933664" calcext:value-type="float">
            <text:p>-0.187496393933664</text:p>
          </table:table-cell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-1" calcext:value-type="float">
            <text:p>-1</text:p>
          </table:table-cell>
          <table:table-cell table:formula="of:=([.$C$3]*[.B212])+((1-[.$C$3])*[.C211])" office:value-type="float" office:value="-0.906251803033168" calcext:value-type="float">
            <text:p>-0.906251803033168</text:p>
          </table:table-cell>
          <table:table-cell table:formula="of:=[.B212]-[.B211]" office:value-type="float" office:value="0" calcext:value-type="float">
            <text:p>0</text:p>
          </table:table-cell>
          <table:table-cell table:formula="of:=[.C212]-[.C211]" office:value-type="float" office:value="-0.0937481969668319" calcext:value-type="float">
            <text:p>-0.0937481969668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([.$C$3]*[.B213])+((1-[.$C$3])*[.C212])" office:value-type="float" office:value="-0.453125901516584" calcext:value-type="float">
            <text:p>-0.453125901516584</text:p>
          </table:table-cell>
          <table:table-cell table:formula="of:=[.B213]-[.B212]" office:value-type="float" office:value="1" calcext:value-type="float">
            <text:p>1</text:p>
          </table:table-cell>
          <table:table-cell table:formula="of:=[.C213]-[.C212]" office:value-type="float" office:value="0.453125901516584" calcext:value-type="float">
            <text:p>0.453125901516584</text:p>
          </table:table-cell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0" calcext:value-type="float">
            <text:p>0</text:p>
          </table:table-cell>
          <table:table-cell table:formula="of:=([.$C$3]*[.B214])+((1-[.$C$3])*[.C213])" office:value-type="float" office:value="-0.226562950758292" calcext:value-type="float">
            <text:p>-0.226562950758292</text:p>
          </table:table-cell>
          <table:table-cell table:formula="of:=[.B214]-[.B213]" office:value-type="float" office:value="0" calcext:value-type="float">
            <text:p>0</text:p>
          </table:table-cell>
          <table:table-cell table:formula="of:=[.C214]-[.C213]" office:value-type="float" office:value="0.226562950758292" calcext:value-type="float">
            <text:p>0.226562950758292</text:p>
          </table:table-cell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0" calcext:value-type="float">
            <text:p>0</text:p>
          </table:table-cell>
          <table:table-cell table:formula="of:=([.$C$3]*[.B215])+((1-[.$C$3])*[.C214])" office:value-type="float" office:value="-0.113281475379146" calcext:value-type="float">
            <text:p>-0.113281475379146</text:p>
          </table:table-cell>
          <table:table-cell table:formula="of:=[.B215]-[.B214]" office:value-type="float" office:value="0" calcext:value-type="float">
            <text:p>0</text:p>
          </table:table-cell>
          <table:table-cell table:formula="of:=[.C215]-[.C214]" office:value-type="float" office:value="0.113281475379146" calcext:value-type="float">
            <text:p>0.113281475379146</text:p>
          </table:table-cell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0" calcext:value-type="float">
            <text:p>0</text:p>
          </table:table-cell>
          <table:table-cell table:formula="of:=([.$C$3]*[.B216])+((1-[.$C$3])*[.C215])" office:value-type="float" office:value="-0.056640737689573" calcext:value-type="float">
            <text:p>-0.056640737689573</text:p>
          </table:table-cell>
          <table:table-cell table:formula="of:=[.B216]-[.B215]" office:value-type="float" office:value="0" calcext:value-type="float">
            <text:p>0</text:p>
          </table:table-cell>
          <table:table-cell table:formula="of:=[.C216]-[.C215]" office:value-type="float" office:value="0.056640737689573" calcext:value-type="float">
            <text:p>0.056640737689573</text:p>
          </table:table-cell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0" calcext:value-type="float">
            <text:p>0</text:p>
          </table:table-cell>
          <table:table-cell table:formula="of:=([.$C$3]*[.B217])+((1-[.$C$3])*[.C216])" office:value-type="float" office:value="-0.0283203688447865" calcext:value-type="float">
            <text:p>-0.028320368844787</text:p>
          </table:table-cell>
          <table:table-cell table:formula="of:=[.B217]-[.B216]" office:value-type="float" office:value="0" calcext:value-type="float">
            <text:p>0</text:p>
          </table:table-cell>
          <table:table-cell table:formula="of:=[.C217]-[.C216]" office:value-type="float" office:value="0.0283203688447865" calcext:value-type="float">
            <text:p>0.02832036884478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([.$C$3]*[.B218])+((1-[.$C$3])*[.C217])" office:value-type="float" office:value="-0.0141601844223933" calcext:value-type="float">
            <text:p>-0.014160184422393</text:p>
          </table:table-cell>
          <table:table-cell table:formula="of:=[.B218]-[.B217]" office:value-type="float" office:value="0" calcext:value-type="float">
            <text:p>0</text:p>
          </table:table-cell>
          <table:table-cell table:formula="of:=[.C218]-[.C217]" office:value-type="float" office:value="0.0141601844223933" calcext:value-type="float">
            <text:p>0.014160184422393</text:p>
          </table:table-cell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0" calcext:value-type="float">
            <text:p>0</text:p>
          </table:table-cell>
          <table:table-cell table:formula="of:=([.$C$3]*[.B219])+((1-[.$C$3])*[.C218])" office:value-type="float" office:value="-0.00708009221119663" calcext:value-type="float">
            <text:p>-0.007080092211197</text:p>
          </table:table-cell>
          <table:table-cell table:formula="of:=[.B219]-[.B218]" office:value-type="float" office:value="0" calcext:value-type="float">
            <text:p>0</text:p>
          </table:table-cell>
          <table:table-cell table:formula="of:=[.C219]-[.C218]" office:value-type="float" office:value="0.00708009221119663" calcext:value-type="float">
            <text:p>0.007080092211197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0" calcext:value-type="float">
            <text:p>0</text:p>
          </table:table-cell>
          <table:table-cell table:formula="of:=([.$C$3]*[.B220])+((1-[.$C$3])*[.C219])" office:value-type="float" office:value="-0.00354004610559831" calcext:value-type="float">
            <text:p>-0.003540046105598</text:p>
          </table:table-cell>
          <table:table-cell table:formula="of:=[.B220]-[.B219]" office:value-type="float" office:value="0" calcext:value-type="float">
            <text:p>0</text:p>
          </table:table-cell>
          <table:table-cell table:formula="of:=[.C220]-[.C219]" office:value-type="float" office:value="0.00354004610559831" calcext:value-type="float">
            <text:p>0.003540046105598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0" calcext:value-type="float">
            <text:p>0</text:p>
          </table:table-cell>
          <table:table-cell table:formula="of:=([.$C$3]*[.B221])+((1-[.$C$3])*[.C220])" office:value-type="float" office:value="-0.00177002305279916" calcext:value-type="float">
            <text:p>-0.001770023052799</text:p>
          </table:table-cell>
          <table:table-cell table:formula="of:=[.B221]-[.B220]" office:value-type="float" office:value="0" calcext:value-type="float">
            <text:p>0</text:p>
          </table:table-cell>
          <table:table-cell table:formula="of:=[.C221]-[.C220]" office:value-type="float" office:value="0.00177002305279916" calcext:value-type="float">
            <text:p>0.001770023052799</text:p>
          </table:table-cell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-1" calcext:value-type="float">
            <text:p>-1</text:p>
          </table:table-cell>
          <table:table-cell table:formula="of:=([.$C$3]*[.B222])+((1-[.$C$3])*[.C221])" office:value-type="float" office:value="-0.500885011526399" calcext:value-type="float">
            <text:p>-0.500885011526399</text:p>
          </table:table-cell>
          <table:table-cell table:formula="of:=[.B222]-[.B221]" office:value-type="float" office:value="-1" calcext:value-type="float">
            <text:p>-1</text:p>
          </table:table-cell>
          <table:table-cell table:formula="of:=[.C222]-[.C221]" office:value-type="float" office:value="-0.4991149884736" calcext:value-type="float">
            <text:p>-0.499114988473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([.$C$3]*[.B223])+((1-[.$C$3])*[.C222])" office:value-type="float" office:value="-0.2504425057632" calcext:value-type="float">
            <text:p>-0.2504425057632</text:p>
          </table:table-cell>
          <table:table-cell table:formula="of:=[.B223]-[.B222]" office:value-type="float" office:value="1" calcext:value-type="float">
            <text:p>1</text:p>
          </table:table-cell>
          <table:table-cell table:formula="of:=[.C223]-[.C222]" office:value-type="float" office:value="0.2504425057632" calcext:value-type="float">
            <text:p>0.2504425057632</text:p>
          </table:table-cell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0" calcext:value-type="float">
            <text:p>0</text:p>
          </table:table-cell>
          <table:table-cell table:formula="of:=([.$C$3]*[.B224])+((1-[.$C$3])*[.C223])" office:value-type="float" office:value="-0.1252212528816" calcext:value-type="float">
            <text:p>-0.1252212528816</text:p>
          </table:table-cell>
          <table:table-cell table:formula="of:=[.B224]-[.B223]" office:value-type="float" office:value="0" calcext:value-type="float">
            <text:p>0</text:p>
          </table:table-cell>
          <table:table-cell table:formula="of:=[.C224]-[.C223]" office:value-type="float" office:value="0.1252212528816" calcext:value-type="float">
            <text:p>0.1252212528816</text:p>
          </table:table-cell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0" calcext:value-type="float">
            <text:p>0</text:p>
          </table:table-cell>
          <table:table-cell table:formula="of:=([.$C$3]*[.B225])+((1-[.$C$3])*[.C224])" office:value-type="float" office:value="-0.0626106264407999" calcext:value-type="float">
            <text:p>-0.0626106264408</text:p>
          </table:table-cell>
          <table:table-cell table:formula="of:=[.B225]-[.B224]" office:value-type="float" office:value="0" calcext:value-type="float">
            <text:p>0</text:p>
          </table:table-cell>
          <table:table-cell table:formula="of:=[.C225]-[.C224]" office:value-type="float" office:value="0.0626106264407999" calcext:value-type="float">
            <text:p>0.0626106264408</text:p>
          </table:table-cell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0" calcext:value-type="float">
            <text:p>0</text:p>
          </table:table-cell>
          <table:table-cell table:formula="of:=([.$C$3]*[.B226])+((1-[.$C$3])*[.C225])" office:value-type="float" office:value="-0.0313053132204" calcext:value-type="float">
            <text:p>-0.0313053132204</text:p>
          </table:table-cell>
          <table:table-cell table:formula="of:=[.B226]-[.B225]" office:value-type="float" office:value="0" calcext:value-type="float">
            <text:p>0</text:p>
          </table:table-cell>
          <table:table-cell table:formula="of:=[.C226]-[.C225]" office:value-type="float" office:value="0.0313053132204" calcext:value-type="float">
            <text:p>0.0313053132204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-1" calcext:value-type="float">
            <text:p>-1</text:p>
          </table:table-cell>
          <table:table-cell table:formula="of:=([.$C$3]*[.B227])+((1-[.$C$3])*[.C226])" office:value-type="float" office:value="-0.5156526566102" calcext:value-type="float">
            <text:p>-0.5156526566102</text:p>
          </table:table-cell>
          <table:table-cell table:formula="of:=[.B227]-[.B226]" office:value-type="float" office:value="-1" calcext:value-type="float">
            <text:p>-1</text:p>
          </table:table-cell>
          <table:table-cell table:formula="of:=[.C227]-[.C226]" office:value-type="float" office:value="-0.4843473433898" calcext:value-type="float">
            <text:p>-0.484347343389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table:formula="of:=([.$C$3]*[.B228])+((1-[.$C$3])*[.C227])" office:value-type="float" office:value="-0.7578263283051" calcext:value-type="float">
            <text:p>-0.7578263283051</text:p>
          </table:table-cell>
          <table:table-cell table:formula="of:=[.B228]-[.B227]" office:value-type="float" office:value="0" calcext:value-type="float">
            <text:p>0</text:p>
          </table:table-cell>
          <table:table-cell table:formula="of:=[.C228]-[.C227]" office:value-type="float" office:value="-0.2421736716949" calcext:value-type="float">
            <text:p>-0.2421736716949</text:p>
          </table:table-cell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-1" calcext:value-type="float">
            <text:p>-1</text:p>
          </table:table-cell>
          <table:table-cell table:formula="of:=([.$C$3]*[.B229])+((1-[.$C$3])*[.C228])" office:value-type="float" office:value="-0.87891316415255" calcext:value-type="float">
            <text:p>-0.87891316415255</text:p>
          </table:table-cell>
          <table:table-cell table:formula="of:=[.B229]-[.B228]" office:value-type="float" office:value="0" calcext:value-type="float">
            <text:p>0</text:p>
          </table:table-cell>
          <table:table-cell table:formula="of:=[.C229]-[.C228]" office:value-type="float" office:value="-0.12108683584745" calcext:value-type="float">
            <text:p>-0.12108683584745</text:p>
          </table:table-cell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-1" calcext:value-type="float">
            <text:p>-1</text:p>
          </table:table-cell>
          <table:table-cell table:formula="of:=([.$C$3]*[.B230])+((1-[.$C$3])*[.C229])" office:value-type="float" office:value="-0.939456582076275" calcext:value-type="float">
            <text:p>-0.939456582076275</text:p>
          </table:table-cell>
          <table:table-cell table:formula="of:=[.B230]-[.B229]" office:value-type="float" office:value="0" calcext:value-type="float">
            <text:p>0</text:p>
          </table:table-cell>
          <table:table-cell table:formula="of:=[.C230]-[.C229]" office:value-type="float" office:value="-0.060543417923725" calcext:value-type="float">
            <text:p>-0.060543417923725</text:p>
          </table:table-cell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-1" calcext:value-type="float">
            <text:p>-1</text:p>
          </table:table-cell>
          <table:table-cell table:formula="of:=([.$C$3]*[.B231])+((1-[.$C$3])*[.C230])" office:value-type="float" office:value="-0.969728291038138" calcext:value-type="float">
            <text:p>-0.969728291038138</text:p>
          </table:table-cell>
          <table:table-cell table:formula="of:=[.B231]-[.B230]" office:value-type="float" office:value="0" calcext:value-type="float">
            <text:p>0</text:p>
          </table:table-cell>
          <table:table-cell table:formula="of:=[.C231]-[.C230]" office:value-type="float" office:value="-0.0302717089618625" calcext:value-type="float">
            <text:p>-0.030271708961863</text:p>
          </table:table-cell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-1" calcext:value-type="float">
            <text:p>-1</text:p>
          </table:table-cell>
          <table:table-cell table:formula="of:=([.$C$3]*[.B232])+((1-[.$C$3])*[.C231])" office:value-type="float" office:value="-0.984864145519069" calcext:value-type="float">
            <text:p>-0.984864145519069</text:p>
          </table:table-cell>
          <table:table-cell table:formula="of:=[.B232]-[.B231]" office:value-type="float" office:value="0" calcext:value-type="float">
            <text:p>0</text:p>
          </table:table-cell>
          <table:table-cell table:formula="of:=[.C232]-[.C231]" office:value-type="float" office:value="-0.0151358544809312" calcext:value-type="float">
            <text:p>-0.0151358544809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table:formula="of:=([.$C$3]*[.B233])+((1-[.$C$3])*[.C232])" office:value-type="float" office:value="-0.992432072759534" calcext:value-type="float">
            <text:p>-0.992432072759534</text:p>
          </table:table-cell>
          <table:table-cell table:formula="of:=[.B233]-[.B232]" office:value-type="float" office:value="0" calcext:value-type="float">
            <text:p>0</text:p>
          </table:table-cell>
          <table:table-cell table:formula="of:=[.C233]-[.C232]" office:value-type="float" office:value="-0.00756792724046562" calcext:value-type="float">
            <text:p>-0.007567927240466</text:p>
          </table:table-cell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-1" calcext:value-type="float">
            <text:p>-1</text:p>
          </table:table-cell>
          <table:table-cell table:formula="of:=([.$C$3]*[.B234])+((1-[.$C$3])*[.C233])" office:value-type="float" office:value="-0.996216036379767" calcext:value-type="float">
            <text:p>-0.996216036379767</text:p>
          </table:table-cell>
          <table:table-cell table:formula="of:=[.B234]-[.B233]" office:value-type="float" office:value="0" calcext:value-type="float">
            <text:p>0</text:p>
          </table:table-cell>
          <table:table-cell table:formula="of:=[.C234]-[.C233]" office:value-type="float" office:value="-0.00378396362023281" calcext:value-type="float">
            <text:p>-0.003783963620233</text:p>
          </table:table-cell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0" calcext:value-type="float">
            <text:p>0</text:p>
          </table:table-cell>
          <table:table-cell table:formula="of:=([.$C$3]*[.B235])+((1-[.$C$3])*[.C234])" office:value-type="float" office:value="-0.498108018189884" calcext:value-type="float">
            <text:p>-0.498108018189884</text:p>
          </table:table-cell>
          <table:table-cell table:formula="of:=[.B235]-[.B234]" office:value-type="float" office:value="1" calcext:value-type="float">
            <text:p>1</text:p>
          </table:table-cell>
          <table:table-cell table:formula="of:=[.C235]-[.C234]" office:value-type="float" office:value="0.498108018189884" calcext:value-type="float">
            <text:p>0.498108018189884</text:p>
          </table:table-cell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0" calcext:value-type="float">
            <text:p>0</text:p>
          </table:table-cell>
          <table:table-cell table:formula="of:=([.$C$3]*[.B236])+((1-[.$C$3])*[.C235])" office:value-type="float" office:value="-0.249054009094942" calcext:value-type="float">
            <text:p>-0.249054009094942</text:p>
          </table:table-cell>
          <table:table-cell table:formula="of:=[.B236]-[.B235]" office:value-type="float" office:value="0" calcext:value-type="float">
            <text:p>0</text:p>
          </table:table-cell>
          <table:table-cell table:formula="of:=[.C236]-[.C235]" office:value-type="float" office:value="0.249054009094942" calcext:value-type="float">
            <text:p>0.249054009094942</text:p>
          </table:table-cell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0" calcext:value-type="float">
            <text:p>0</text:p>
          </table:table-cell>
          <table:table-cell table:formula="of:=([.$C$3]*[.B237])+((1-[.$C$3])*[.C236])" office:value-type="float" office:value="-0.124527004547471" calcext:value-type="float">
            <text:p>-0.124527004547471</text:p>
          </table:table-cell>
          <table:table-cell table:formula="of:=[.B237]-[.B236]" office:value-type="float" office:value="0" calcext:value-type="float">
            <text:p>0</text:p>
          </table:table-cell>
          <table:table-cell table:formula="of:=[.C237]-[.C236]" office:value-type="float" office:value="0.124527004547471" calcext:value-type="float">
            <text:p>0.12452700454747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table:formula="of:=([.$C$3]*[.B238])+((1-[.$C$3])*[.C237])" office:value-type="float" office:value="-0.562263502273735" calcext:value-type="float">
            <text:p>-0.562263502273735</text:p>
          </table:table-cell>
          <table:table-cell table:formula="of:=[.B238]-[.B237]" office:value-type="float" office:value="-1" calcext:value-type="float">
            <text:p>-1</text:p>
          </table:table-cell>
          <table:table-cell table:formula="of:=[.C238]-[.C237]" office:value-type="float" office:value="-0.437736497726265" calcext:value-type="float">
            <text:p>-0.437736497726265</text:p>
          </table:table-cell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-1" calcext:value-type="float">
            <text:p>-1</text:p>
          </table:table-cell>
          <table:table-cell table:formula="of:=([.$C$3]*[.B239])+((1-[.$C$3])*[.C238])" office:value-type="float" office:value="-0.781131751136868" calcext:value-type="float">
            <text:p>-0.781131751136868</text:p>
          </table:table-cell>
          <table:table-cell table:formula="of:=[.B239]-[.B238]" office:value-type="float" office:value="0" calcext:value-type="float">
            <text:p>0</text:p>
          </table:table-cell>
          <table:table-cell table:formula="of:=[.C239]-[.C238]" office:value-type="float" office:value="-0.218868248863132" calcext:value-type="float">
            <text:p>-0.218868248863132</text:p>
          </table:table-cell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-1" calcext:value-type="float">
            <text:p>-1</text:p>
          </table:table-cell>
          <table:table-cell table:formula="of:=([.$C$3]*[.B240])+((1-[.$C$3])*[.C239])" office:value-type="float" office:value="-0.890565875568434" calcext:value-type="float">
            <text:p>-0.890565875568434</text:p>
          </table:table-cell>
          <table:table-cell table:formula="of:=[.B240]-[.B239]" office:value-type="float" office:value="0" calcext:value-type="float">
            <text:p>0</text:p>
          </table:table-cell>
          <table:table-cell table:formula="of:=[.C240]-[.C239]" office:value-type="float" office:value="-0.109434124431566" calcext:value-type="float">
            <text:p>-0.109434124431566</text:p>
          </table:table-cell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0" calcext:value-type="float">
            <text:p>0</text:p>
          </table:table-cell>
          <table:table-cell table:formula="of:=([.$C$3]*[.B241])+((1-[.$C$3])*[.C240])" office:value-type="float" office:value="-0.445282937784217" calcext:value-type="float">
            <text:p>-0.445282937784217</text:p>
          </table:table-cell>
          <table:table-cell table:formula="of:=[.B241]-[.B240]" office:value-type="float" office:value="1" calcext:value-type="float">
            <text:p>1</text:p>
          </table:table-cell>
          <table:table-cell table:formula="of:=[.C241]-[.C240]" office:value-type="float" office:value="0.445282937784217" calcext:value-type="float">
            <text:p>0.445282937784217</text:p>
          </table:table-cell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0" calcext:value-type="float">
            <text:p>0</text:p>
          </table:table-cell>
          <table:table-cell table:formula="of:=([.$C$3]*[.B242])+((1-[.$C$3])*[.C241])" office:value-type="float" office:value="-0.222641468892108" calcext:value-type="float">
            <text:p>-0.222641468892108</text:p>
          </table:table-cell>
          <table:table-cell table:formula="of:=[.B242]-[.B241]" office:value-type="float" office:value="0" calcext:value-type="float">
            <text:p>0</text:p>
          </table:table-cell>
          <table:table-cell table:formula="of:=[.C242]-[.C241]" office:value-type="float" office:value="0.222641468892108" calcext:value-type="float">
            <text:p>0.2226414688921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([.$C$3]*[.B243])+((1-[.$C$3])*[.C242])" office:value-type="float" office:value="-0.111320734446054" calcext:value-type="float">
            <text:p>-0.111320734446054</text:p>
          </table:table-cell>
          <table:table-cell table:formula="of:=[.B243]-[.B242]" office:value-type="float" office:value="0" calcext:value-type="float">
            <text:p>0</text:p>
          </table:table-cell>
          <table:table-cell table:formula="of:=[.C243]-[.C242]" office:value-type="float" office:value="0.111320734446054" calcext:value-type="float">
            <text:p>0.111320734446054</text:p>
          </table:table-cell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0" calcext:value-type="float">
            <text:p>0</text:p>
          </table:table-cell>
          <table:table-cell table:formula="of:=([.$C$3]*[.B244])+((1-[.$C$3])*[.C243])" office:value-type="float" office:value="-0.0556603672230271" calcext:value-type="float">
            <text:p>-0.055660367223027</text:p>
          </table:table-cell>
          <table:table-cell table:formula="of:=[.B244]-[.B243]" office:value-type="float" office:value="0" calcext:value-type="float">
            <text:p>0</text:p>
          </table:table-cell>
          <table:table-cell table:formula="of:=[.C244]-[.C243]" office:value-type="float" office:value="0.0556603672230271" calcext:value-type="float">
            <text:p>0.055660367223027</text:p>
          </table:table-cell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0" calcext:value-type="float">
            <text:p>0</text:p>
          </table:table-cell>
          <table:table-cell table:formula="of:=([.$C$3]*[.B245])+((1-[.$C$3])*[.C244])" office:value-type="float" office:value="-0.0278301836115136" calcext:value-type="float">
            <text:p>-0.027830183611514</text:p>
          </table:table-cell>
          <table:table-cell table:formula="of:=[.B245]-[.B244]" office:value-type="float" office:value="0" calcext:value-type="float">
            <text:p>0</text:p>
          </table:table-cell>
          <table:table-cell table:formula="of:=[.C245]-[.C244]" office:value-type="float" office:value="0.0278301836115136" calcext:value-type="float">
            <text:p>0.027830183611514</text:p>
          </table:table-cell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0" calcext:value-type="float">
            <text:p>0</text:p>
          </table:table-cell>
          <table:table-cell table:formula="of:=([.$C$3]*[.B246])+((1-[.$C$3])*[.C245])" office:value-type="float" office:value="-0.0139150918057568" calcext:value-type="float">
            <text:p>-0.013915091805757</text:p>
          </table:table-cell>
          <table:table-cell table:formula="of:=[.B246]-[.B245]" office:value-type="float" office:value="0" calcext:value-type="float">
            <text:p>0</text:p>
          </table:table-cell>
          <table:table-cell table:formula="of:=[.C246]-[.C245]" office:value-type="float" office:value="0.0139150918057568" calcext:value-type="float">
            <text:p>0.013915091805757</text:p>
          </table:table-cell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-1" calcext:value-type="float">
            <text:p>-1</text:p>
          </table:table-cell>
          <table:table-cell table:formula="of:=([.$C$3]*[.B247])+((1-[.$C$3])*[.C246])" office:value-type="float" office:value="-0.506957545902878" calcext:value-type="float">
            <text:p>-0.506957545902878</text:p>
          </table:table-cell>
          <table:table-cell table:formula="of:=[.B247]-[.B246]" office:value-type="float" office:value="-1" calcext:value-type="float">
            <text:p>-1</text:p>
          </table:table-cell>
          <table:table-cell table:formula="of:=[.C247]-[.C246]" office:value-type="float" office:value="-0.493042454097122" calcext:value-type="float">
            <text:p>-0.4930424540971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table:formula="of:=([.$C$3]*[.B248])+((1-[.$C$3])*[.C247])" office:value-type="float" office:value="-0.753478772951439" calcext:value-type="float">
            <text:p>-0.753478772951439</text:p>
          </table:table-cell>
          <table:table-cell table:formula="of:=[.B248]-[.B247]" office:value-type="float" office:value="0" calcext:value-type="float">
            <text:p>0</text:p>
          </table:table-cell>
          <table:table-cell table:formula="of:=[.C248]-[.C247]" office:value-type="float" office:value="-0.246521227048561" calcext:value-type="float">
            <text:p>-0.246521227048561</text:p>
          </table:table-cell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-1" calcext:value-type="float">
            <text:p>-1</text:p>
          </table:table-cell>
          <table:table-cell table:formula="of:=([.$C$3]*[.B249])+((1-[.$C$3])*[.C248])" office:value-type="float" office:value="-0.87673938647572" calcext:value-type="float">
            <text:p>-0.87673938647572</text:p>
          </table:table-cell>
          <table:table-cell table:formula="of:=[.B249]-[.B248]" office:value-type="float" office:value="0" calcext:value-type="float">
            <text:p>0</text:p>
          </table:table-cell>
          <table:table-cell table:formula="of:=[.C249]-[.C248]" office:value-type="float" office:value="-0.12326061352428" calcext:value-type="float">
            <text:p>-0.12326061352428</text:p>
          </table:table-cell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-1" calcext:value-type="float">
            <text:p>-1</text:p>
          </table:table-cell>
          <table:table-cell table:formula="of:=([.$C$3]*[.B250])+((1-[.$C$3])*[.C249])" office:value-type="float" office:value="-0.93836969323786" calcext:value-type="float">
            <text:p>-0.93836969323786</text:p>
          </table:table-cell>
          <table:table-cell table:formula="of:=[.B250]-[.B249]" office:value-type="float" office:value="0" calcext:value-type="float">
            <text:p>0</text:p>
          </table:table-cell>
          <table:table-cell table:formula="of:=[.C250]-[.C249]" office:value-type="float" office:value="-0.0616303067621402" calcext:value-type="float">
            <text:p>-0.06163030676214</text:p>
          </table:table-cell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-1" calcext:value-type="float">
            <text:p>-1</text:p>
          </table:table-cell>
          <table:table-cell table:formula="of:=([.$C$3]*[.B251])+((1-[.$C$3])*[.C250])" office:value-type="float" office:value="-0.96918484661893" calcext:value-type="float">
            <text:p>-0.96918484661893</text:p>
          </table:table-cell>
          <table:table-cell table:formula="of:=[.B251]-[.B250]" office:value-type="float" office:value="0" calcext:value-type="float">
            <text:p>0</text:p>
          </table:table-cell>
          <table:table-cell table:formula="of:=[.C251]-[.C250]" office:value-type="float" office:value="-0.0308151533810701" calcext:value-type="float">
            <text:p>-0.03081515338107</text:p>
          </table:table-cell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-1" calcext:value-type="float">
            <text:p>-1</text:p>
          </table:table-cell>
          <table:table-cell table:formula="of:=([.$C$3]*[.B252])+((1-[.$C$3])*[.C251])" office:value-type="float" office:value="-0.984592423309465" calcext:value-type="float">
            <text:p>-0.984592423309465</text:p>
          </table:table-cell>
          <table:table-cell table:formula="of:=[.B252]-[.B251]" office:value-type="float" office:value="0" calcext:value-type="float">
            <text:p>0</text:p>
          </table:table-cell>
          <table:table-cell table:formula="of:=[.C252]-[.C251]" office:value-type="float" office:value="-0.0154075766905351" calcext:value-type="float">
            <text:p>-0.0154075766905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6T22:41:36.664298061</dc:date>
    <meta:editing-duration>PT8M24S</meta:editing-duration>
    <meta:editing-cycles>3</meta:editing-cycles>
    <meta:generator>LibreOffice/5.2.7.2$Linux_X86_64 LibreOffice_project/20m0$Build-2</meta:generator>
    <meta:document-statistic meta:table-count="1" meta:cell-count="12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3.975cm" svg:height="26.062cm" xlink:href=".." xlink:type="simple" chart:class="chart:scatter" chart:column-mapping="0" chart:style-name="ch1">
        <chart:legend svg:x="51.38cm" svg:y="12.797cm" style:legend-expansion="custom" chartooo:width="2.318cm" chartooo:height="0.598cm" style:legend-expansion-aspect-ratio="3.87625418060201" chart:style-name="ch2"/>
        <chart:plot-area chart:style-name="ch3" table:cell-range-address="OCT_6_2018_L1.A1:OCT_6_2018_L1.B1 OCT_6_2018_L1.A3:OCT_6_2018_L1.C252 OCT_6_2018_L1.D1:OCT_6_2018_L1.D1 OCT_6_2018_L1.D4:OCT_6_2018_L1.D252 #REF!.C1:#REF!.C1" chart:data-source-has-labels="both" svg:x="1.078cm" svg:y="0.605cm" svg:width="50.876cm" svg:height="25.019cm">
          <chartooo:coordinate-region svg:x="1.805cm" svg:y="0.804cm" svg:width="49.963cm" svg:height="24.621cm"/>
          <chart:axis chart:dimension="x" chart:name="primary-x" chart:style-name="ch4" chartooo:axis-type="auto">
            <chart:categories table:cell-range-address="OCT_6_2018_L1.A3:OCT_6_2018_L1.A2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CT_6_2018_L1.B3:OCT_6_2018_L1.B252" chart:label-cell-address="OCT_6_2018_L1.B1:OCT_6_2018_L1.B1" chart:class="chart:scatter">
            <chart:domain table:cell-range-address="OCT_6_2018_L1.A3:OCT_6_2018_L1.A252"/>
            <chart:data-point chart:repeated="250"/>
          </chart:series>
          <chart:series chart:style-name="ch7" chart:values-cell-range-address="OCT_6_2018_L1.D4:OCT_6_2018_L1.D252" chart:label-cell-address="OCT_6_2018_L1.D1:OCT_6_2018_L1.D1" chart:class="chart:scatter">
            <chart:data-point chart:repeated="250"/>
          </chart:series>
          <chart:series chart:style-name="ch8" chart:values-cell-range-address="OCT_6_2018_L1.C3:OCT_6_2018_L1.C252" chart:label-cell-address="#REF!.C1:#REF!.C1" chart:class="chart:scatter">
            <chart:domain table:cell-range-address="OCT_6_2018_L1.A1:OCT_6_2018_L1.A252"/>
            <chart:data-point chart:repeated="2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titude (m)</text:p>
                <draw:g>
                  <svg:desc>OCT_6_2018_L1.B1:OCT_6_2018_L1.B1</svg:desc>
                </draw:g>
              </table:table-cell>
              <table:table-cell office:value-type="string">
                <text:p>Diff</text:p>
                <draw:g>
                  <svg:desc>OCT_6_2018_L1.D1:OCT_6_2018_L1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ltitude Filtered (m)</text:p>
                <draw:g>
                  <svg:desc>#REF!.C1:#REF!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OCT_6_2018_L1.A3:OCT_6_2018_L1.A252</svg:desc>
                </draw:g>
              </table:table-cell>
              <table:table-cell office:value-type="float" office:value="0">
                <text:p>0</text:p>
                <draw:g>
                  <svg:desc>OCT_6_2018_L1.B3:OCT_6_2018_L1.B252</svg:desc>
                </draw:g>
              </table:table-cell>
              <table:table-cell office:value-type="float" office:value="2">
                <text:p>2</text:p>
                <draw:g>
                  <svg:desc>OCT_6_2018_L1.D4:OCT_6_2018_L1.D252</svg:desc>
                </draw:g>
              </table:table-cell>
              <table:table-cell office:value-type="float" office:value="NaN">
                <text:p>NaN</text:p>
                <draw:g>
                  <svg:desc>OCT_6_2018_L1.A1:OCT_6_2018_L1.A252</svg:desc>
                </draw:g>
              </table:table-cell>
              <table:table-cell office:value-type="float" office:value="0.5">
                <text:p>0.5</text:p>
                <draw:g>
                  <svg:desc>OCT_6_2018_L1.C3:OCT_6_2018_L1.C252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11.375">
                <text:p>11.37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6.6875">
                <text:p>16.6875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22.84375">
                <text:p>22.84375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8.921875">
                <text:p>28.921875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1.2">
                <text:p>1.2</text:p>
              </table:table-cell>
              <table:table-cell office:value-type="float" office:value="34.4609375">
                <text:p>34.4609375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45">
                <text:p>45</text:p>
              </table:table-cell>
              <table:table-cell office:value-type="float" office:value="6">
                <text:p>6</text:p>
              </table:table-cell>
              <table:table-cell office:value-type="float" office:value="1.4">
                <text:p>1.4</text:p>
              </table:table-cell>
              <table:table-cell office:value-type="float" office:value="39.73046875">
                <text:p>39.7304687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1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1.6">
                <text:p>1.6</text:p>
              </table:table-cell>
              <table:table-cell office:value-type="float" office:value="45.365234375">
                <text:p>45.365234375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54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1.8">
                <text:p>1.8</text:p>
              </table:table-cell>
              <table:table-cell office:value-type="float" office:value="49.6826171875">
                <text:p>49.6826171875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58">
                <text:p>5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3.84130859375">
                <text:p>53.84130859375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61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2.2">
                <text:p>2.2</text:p>
              </table:table-cell>
              <table:table-cell office:value-type="float" office:value="57.420654296875">
                <text:p>57.420654296875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65">
                <text:p>65</text:p>
              </table:table-cell>
              <table:table-cell office:value-type="float" office:value="3">
                <text:p>3</text:p>
              </table:table-cell>
              <table:table-cell office:value-type="float" office:value="2.4">
                <text:p>2.4</text:p>
              </table:table-cell>
              <table:table-cell office:value-type="float" office:value="61.2103271484375">
                <text:p>61.210327148437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8">
                <text:p>68</text:p>
              </table:table-cell>
              <table:table-cell office:value-type="float" office:value="2">
                <text:p>2</text:p>
              </table:table-cell>
              <table:table-cell office:value-type="float" office:value="2.6">
                <text:p>2.6</text:p>
              </table:table-cell>
              <table:table-cell office:value-type="float" office:value="64.6051635742188">
                <text:p>64.6051635742188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2.8">
                <text:p>2.8</text:p>
              </table:table-cell>
              <table:table-cell office:value-type="float" office:value="67.3025817871094">
                <text:p>67.3025817871094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72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9.6512908935547">
                <text:p>69.6512908935547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3.2">
                <text:p>3.2</text:p>
              </table:table-cell>
              <table:table-cell office:value-type="float" office:value="71.8256454467773">
                <text:p>71.8256454467773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74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3.4">
                <text:p>3.4</text:p>
              </table:table-cell>
              <table:table-cell office:value-type="float" office:value="72.9128227233887">
                <text:p>72.91282272338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2">
                <text:p>2</text:p>
              </table:table-cell>
              <table:table-cell office:value-type="float" office:value="3.6">
                <text:p>3.6</text:p>
              </table:table-cell>
              <table:table-cell office:value-type="float" office:value="73.9564113616943">
                <text:p>73.9564113616943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3.8">
                <text:p>3.8</text:p>
              </table:table-cell>
              <table:table-cell office:value-type="float" office:value="75.4782056808472">
                <text:p>75.4782056808472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76.2391028404236">
                <text:p>76.2391028404236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4.2">
                <text:p>4.2</text:p>
              </table:table-cell>
              <table:table-cell office:value-type="float" office:value="76.6195514202118">
                <text:p>76.6195514202118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4.4">
                <text:p>4.4</text:p>
              </table:table-cell>
              <table:table-cell office:value-type="float" office:value="76.8097757101059">
                <text:p>76.809775710105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-1">
                <text:p>-1</text:p>
              </table:table-cell>
              <table:table-cell office:value-type="float" office:value="4.6">
                <text:p>4.6</text:p>
              </table:table-cell>
              <table:table-cell office:value-type="float" office:value="76.904887855053">
                <text:p>76.904887855053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76">
                <text:p>76</text:p>
              </table:table-cell>
              <table:table-cell office:value-type="float" office:value="-1">
                <text:p>-1</text:p>
              </table:table-cell>
              <table:table-cell office:value-type="float" office:value="4.8">
                <text:p>4.8</text:p>
              </table:table-cell>
              <table:table-cell office:value-type="float" office:value="76.4524439275265">
                <text:p>76.4524439275265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75">
                <text:p>75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  <table:table-cell office:value-type="float" office:value="75.7262219637632">
                <text:p>75.7262219637632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73">
                <text:p>73</text:p>
              </table:table-cell>
              <table:table-cell office:value-type="float" office:value="-1">
                <text:p>-1</text:p>
              </table:table-cell>
              <table:table-cell office:value-type="float" office:value="5.2">
                <text:p>5.2</text:p>
              </table:table-cell>
              <table:table-cell office:value-type="float" office:value="74.3631109818816">
                <text:p>74.3631109818816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72">
                <text:p>72</text:p>
              </table:table-cell>
              <table:table-cell office:value-type="float" office:value="-1">
                <text:p>-1</text:p>
              </table:table-cell>
              <table:table-cell office:value-type="float" office:value="5.4">
                <text:p>5.4</text:p>
              </table:table-cell>
              <table:table-cell office:value-type="float" office:value="73.1815554909408">
                <text:p>73.181555490940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1">
                <text:p>71</text:p>
              </table:table-cell>
              <table:table-cell office:value-type="float" office:value="-1">
                <text:p>-1</text:p>
              </table:table-cell>
              <table:table-cell office:value-type="float" office:value="5.6">
                <text:p>5.6</text:p>
              </table:table-cell>
              <table:table-cell office:value-type="float" office:value="72.0907777454704">
                <text:p>72.0907777454704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70">
                <text:p>70</text:p>
              </table:table-cell>
              <table:table-cell office:value-type="float" office:value="-2">
                <text:p>-2</text:p>
              </table:table-cell>
              <table:table-cell office:value-type="float" office:value="5.8">
                <text:p>5.8</text:p>
              </table:table-cell>
              <table:table-cell office:value-type="float" office:value="71.0453888727352">
                <text:p>71.0453888727352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68">
                <text:p>68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  <table:table-cell office:value-type="float" office:value="69.5226944363676">
                <text:p>69.5226944363676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67">
                <text:p>67</text:p>
              </table:table-cell>
              <table:table-cell office:value-type="float" office:value="-2">
                <text:p>-2</text:p>
              </table:table-cell>
              <table:table-cell office:value-type="float" office:value="6.2">
                <text:p>6.2</text:p>
              </table:table-cell>
              <table:table-cell office:value-type="float" office:value="68.2613472181838">
                <text:p>68.2613472181838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65">
                <text:p>65</text:p>
              </table:table-cell>
              <table:table-cell office:value-type="float" office:value="-1">
                <text:p>-1</text:p>
              </table:table-cell>
              <table:table-cell office:value-type="float" office:value="6.4">
                <text:p>6.4</text:p>
              </table:table-cell>
              <table:table-cell office:value-type="float" office:value="66.6306736090919">
                <text:p>66.630673609091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-2">
                <text:p>-2</text:p>
              </table:table-cell>
              <table:table-cell office:value-type="float" office:value="6.6">
                <text:p>6.6</text:p>
              </table:table-cell>
              <table:table-cell office:value-type="float" office:value="65.315336804546">
                <text:p>65.315336804546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62">
                <text:p>62</text:p>
              </table:table-cell>
              <table:table-cell office:value-type="float" office:value="-2">
                <text:p>-2</text:p>
              </table:table-cell>
              <table:table-cell office:value-type="float" office:value="6.8">
                <text:p>6.8</text:p>
              </table:table-cell>
              <table:table-cell office:value-type="float" office:value="63.657668402273">
                <text:p>63.657668402273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60">
                <text:p>60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  <table:table-cell office:value-type="float" office:value="61.8288342011365">
                <text:p>61.8288342011365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59">
                <text:p>59</text:p>
              </table:table-cell>
              <table:table-cell office:value-type="float" office:value="-2">
                <text:p>-2</text:p>
              </table:table-cell>
              <table:table-cell office:value-type="float" office:value="7.2">
                <text:p>7.2</text:p>
              </table:table-cell>
              <table:table-cell office:value-type="float" office:value="60.4144171005683">
                <text:p>60.4144171005683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57">
                <text:p>57</text:p>
              </table:table-cell>
              <table:table-cell office:value-type="float" office:value="-1">
                <text:p>-1</text:p>
              </table:table-cell>
              <table:table-cell office:value-type="float" office:value="7.4">
                <text:p>7.4</text:p>
              </table:table-cell>
              <table:table-cell office:value-type="float" office:value="58.7072085502841">
                <text:p>58.707208550284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6">
                <text:p>56</text:p>
              </table:table-cell>
              <table:table-cell office:value-type="float" office:value="-2">
                <text:p>-2</text:p>
              </table:table-cell>
              <table:table-cell office:value-type="float" office:value="7.6">
                <text:p>7.6</text:p>
              </table:table-cell>
              <table:table-cell office:value-type="float" office:value="57.3536042751421">
                <text:p>57.3536042751421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54">
                <text:p>54</text:p>
              </table:table-cell>
              <table:table-cell office:value-type="float" office:value="-1">
                <text:p>-1</text:p>
              </table:table-cell>
              <table:table-cell office:value-type="float" office:value="7.8">
                <text:p>7.8</text:p>
              </table:table-cell>
              <table:table-cell office:value-type="float" office:value="55.676802137571">
                <text:p>55.676802137571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53">
                <text:p>53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  <table:table-cell office:value-type="float" office:value="54.3384010687855">
                <text:p>54.3384010687855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51">
                <text:p>51</text:p>
              </table:table-cell>
              <table:table-cell office:value-type="float" office:value="-2">
                <text:p>-2</text:p>
              </table:table-cell>
              <table:table-cell office:value-type="float" office:value="8.2">
                <text:p>8.2</text:p>
              </table:table-cell>
              <table:table-cell office:value-type="float" office:value="52.6692005343928">
                <text:p>52.6692005343928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49">
                <text:p>49</text:p>
              </table:table-cell>
              <table:table-cell office:value-type="float" office:value="-2">
                <text:p>-2</text:p>
              </table:table-cell>
              <table:table-cell office:value-type="float" office:value="8.4">
                <text:p>8.4</text:p>
              </table:table-cell>
              <table:table-cell office:value-type="float" office:value="50.8346002671964">
                <text:p>50.834600267196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  <table:table-cell office:value-type="float" office:value="-1">
                <text:p>-1</text:p>
              </table:table-cell>
              <table:table-cell office:value-type="float" office:value="8.6">
                <text:p>8.6</text:p>
              </table:table-cell>
              <table:table-cell office:value-type="float" office:value="48.9173001335982">
                <text:p>48.9173001335982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46">
                <text:p>46</text:p>
              </table:table-cell>
              <table:table-cell office:value-type="float" office:value="-2">
                <text:p>-2</text:p>
              </table:table-cell>
              <table:table-cell office:value-type="float" office:value="8.8">
                <text:p>8.8</text:p>
              </table:table-cell>
              <table:table-cell office:value-type="float" office:value="47.4586500667991">
                <text:p>47.4586500667991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44">
                <text:p>44</text:p>
              </table:table-cell>
              <table:table-cell office:value-type="float" office:value="-2">
                <text:p>-2</text:p>
              </table:table-cell>
              <table:table-cell office:value-type="float" office:value="9">
                <text:p>9</text:p>
              </table:table-cell>
              <table:table-cell office:value-type="float" office:value="45.7293250333995">
                <text:p>45.7293250333995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42">
                <text:p>42</text:p>
              </table:table-cell>
              <table:table-cell office:value-type="float" office:value="-2">
                <text:p>-2</text:p>
              </table:table-cell>
              <table:table-cell office:value-type="float" office:value="9.2">
                <text:p>9.2</text:p>
              </table:table-cell>
              <table:table-cell office:value-type="float" office:value="43.8646625166998">
                <text:p>43.8646625166998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40">
                <text:p>40</text:p>
              </table:table-cell>
              <table:table-cell office:value-type="float" office:value="-1">
                <text:p>-1</text:p>
              </table:table-cell>
              <table:table-cell office:value-type="float" office:value="9.4">
                <text:p>9.4</text:p>
              </table:table-cell>
              <table:table-cell office:value-type="float" office:value="41.9323312583499">
                <text:p>41.93233125834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  <table:table-cell office:value-type="float" office:value="-2">
                <text:p>-2</text:p>
              </table:table-cell>
              <table:table-cell office:value-type="float" office:value="9.6">
                <text:p>9.6</text:p>
              </table:table-cell>
              <table:table-cell office:value-type="float" office:value="40.4661656291749">
                <text:p>40.4661656291749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37">
                <text:p>37</text:p>
              </table:table-cell>
              <table:table-cell office:value-type="float" office:value="-2">
                <text:p>-2</text:p>
              </table:table-cell>
              <table:table-cell office:value-type="float" office:value="9.8">
                <text:p>9.8</text:p>
              </table:table-cell>
              <table:table-cell office:value-type="float" office:value="38.7330828145875">
                <text:p>38.7330828145875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35">
                <text:p>35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  <table:table-cell office:value-type="float" office:value="36.8665414072937">
                <text:p>36.8665414072937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34">
                <text:p>34</text:p>
              </table:table-cell>
              <table:table-cell office:value-type="float" office:value="-2">
                <text:p>-2</text:p>
              </table:table-cell>
              <table:table-cell office:value-type="float" office:value="10.2">
                <text:p>10.2</text:p>
              </table:table-cell>
              <table:table-cell office:value-type="float" office:value="35.4332707036469">
                <text:p>35.4332707036469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32">
                <text:p>32</text:p>
              </table:table-cell>
              <table:table-cell office:value-type="float" office:value="-2">
                <text:p>-2</text:p>
              </table:table-cell>
              <table:table-cell office:value-type="float" office:value="10.4">
                <text:p>10.4</text:p>
              </table:table-cell>
              <table:table-cell office:value-type="float" office:value="33.7166353518234">
                <text:p>33.716635351823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-2">
                <text:p>-2</text:p>
              </table:table-cell>
              <table:table-cell office:value-type="float" office:value="10.6">
                <text:p>10.6</text:p>
              </table:table-cell>
              <table:table-cell office:value-type="float" office:value="31.8583176759117">
                <text:p>31.8583176759117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28">
                <text:p>28</text:p>
              </table:table-cell>
              <table:table-cell office:value-type="float" office:value="-1">
                <text:p>-1</text:p>
              </table:table-cell>
              <table:table-cell office:value-type="float" office:value="10.8">
                <text:p>10.8</text:p>
              </table:table-cell>
              <table:table-cell office:value-type="float" office:value="29.9291588379559">
                <text:p>29.9291588379559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27">
                <text:p>27</text:p>
              </table:table-cell>
              <table:table-cell office:value-type="float" office:value="-3">
                <text:p>-3</text:p>
              </table:table-cell>
              <table:table-cell office:value-type="float" office:value="11">
                <text:p>11</text:p>
              </table:table-cell>
              <table:table-cell office:value-type="float" office:value="28.4645794189779">
                <text:p>28.4645794189779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24">
                <text:p>24</text:p>
              </table:table-cell>
              <table:table-cell office:value-type="float" office:value="-1">
                <text:p>-1</text:p>
              </table:table-cell>
              <table:table-cell office:value-type="float" office:value="11.2">
                <text:p>11.2</text:p>
              </table:table-cell>
              <table:table-cell office:value-type="float" office:value="26.232289709489">
                <text:p>26.232289709489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23">
                <text:p>23</text:p>
              </table:table-cell>
              <table:table-cell office:value-type="float" office:value="-2">
                <text:p>-2</text:p>
              </table:table-cell>
              <table:table-cell office:value-type="float" office:value="11.4">
                <text:p>11.4</text:p>
              </table:table-cell>
              <table:table-cell office:value-type="float" office:value="24.6161448547445">
                <text:p>24.616144854744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-2">
                <text:p>-2</text:p>
              </table:table-cell>
              <table:table-cell office:value-type="float" office:value="11.6">
                <text:p>11.6</text:p>
              </table:table-cell>
              <table:table-cell office:value-type="float" office:value="22.8080724273722">
                <text:p>22.8080724273722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19">
                <text:p>19</text:p>
              </table:table-cell>
              <table:table-cell office:value-type="float" office:value="-3">
                <text:p>-3</text:p>
              </table:table-cell>
              <table:table-cell office:value-type="float" office:value="11.8">
                <text:p>11.8</text:p>
              </table:table-cell>
              <table:table-cell office:value-type="float" office:value="20.9040362136861">
                <text:p>20.9040362136861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16">
                <text:p>16</text:p>
              </table:table-cell>
              <table:table-cell office:value-type="float" office:value="-1">
                <text:p>-1</text:p>
              </table:table-cell>
              <table:table-cell office:value-type="float" office:value="12">
                <text:p>12</text:p>
              </table:table-cell>
              <table:table-cell office:value-type="float" office:value="18.4520181068431">
                <text:p>18.4520181068431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15">
                <text:p>15</text:p>
              </table:table-cell>
              <table:table-cell office:value-type="float" office:value="-2">
                <text:p>-2</text:p>
              </table:table-cell>
              <table:table-cell office:value-type="float" office:value="12.2">
                <text:p>12.2</text:p>
              </table:table-cell>
              <table:table-cell office:value-type="float" office:value="16.7260090534215">
                <text:p>16.7260090534215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13">
                <text:p>13</text:p>
              </table:table-cell>
              <table:table-cell office:value-type="float" office:value="-2">
                <text:p>-2</text:p>
              </table:table-cell>
              <table:table-cell office:value-type="float" office:value="12.4">
                <text:p>12.4</text:p>
              </table:table-cell>
              <table:table-cell office:value-type="float" office:value="14.8630045267108">
                <text:p>14.863004526710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12.6">
                <text:p>12.6</text:p>
              </table:table-cell>
              <table:table-cell office:value-type="float" office:value="12.9315022633554">
                <text:p>12.9315022633554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9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12.8">
                <text:p>12.8</text:p>
              </table:table-cell>
              <table:table-cell office:value-type="float" office:value="10.9657511316777">
                <text:p>10.9657511316777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7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13">
                <text:p>13</text:p>
              </table:table-cell>
              <table:table-cell office:value-type="float" office:value="8.98287556583885">
                <text:p>8.98287556583885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5">
                <text:p>5</text:p>
              </table:table-cell>
              <table:table-cell office:value-type="float" office:value="-2">
                <text:p>-2</text:p>
              </table:table-cell>
              <table:table-cell office:value-type="float" office:value="13.2">
                <text:p>13.2</text:p>
              </table:table-cell>
              <table:table-cell office:value-type="float" office:value="6.99143778291942">
                <text:p>6.99143778291942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13.4">
                <text:p>13.4</text:p>
              </table:table-cell>
              <table:table-cell office:value-type="float" office:value="4.99571889145971">
                <text:p>4.9957188914597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13.6">
                <text:p>13.6</text:p>
              </table:table-cell>
              <table:table-cell office:value-type="float" office:value="3.49785944572986">
                <text:p>3.49785944572986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13.8">
                <text:p>13.8</text:p>
              </table:table-cell>
              <table:table-cell office:value-type="float" office:value="2.24892972286493">
                <text:p>2.24892972286493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.12446486143246">
                <text:p>1.12446486143246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.2">
                <text:p>14.2</text:p>
              </table:table-cell>
              <table:table-cell office:value-type="float" office:value="0.562232430716232">
                <text:p>0.562232430716232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.4">
                <text:p>14.4</text:p>
              </table:table-cell>
              <table:table-cell office:value-type="float" office:value="0.281116215358116">
                <text:p>0.28111621535811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4.6">
                <text:p>14.6</text:p>
              </table:table-cell>
              <table:table-cell office:value-type="float" office:value="0.140558107679058">
                <text:p>0.140558107679058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4.8">
                <text:p>14.8</text:p>
              </table:table-cell>
              <table:table-cell office:value-type="float" office:value="-0.429720946160471">
                <text:p>-0.429720946160471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-0.714860473080235">
                <text:p>-0.714860473080235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5.2">
                <text:p>15.2</text:p>
              </table:table-cell>
              <table:table-cell office:value-type="float" office:value="-0.857430236540118">
                <text:p>-0.857430236540118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5.4">
                <text:p>15.4</text:p>
              </table:table-cell>
              <table:table-cell office:value-type="float" office:value="-0.928715118270059">
                <text:p>-0.92871511827005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-0.964357559135029">
                <text:p>-0.964357559135029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5.8">
                <text:p>15.8</text:p>
              </table:table-cell>
              <table:table-cell office:value-type="float" office:value="-0.982178779567515">
                <text:p>-0.982178779567515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-0.991089389783757">
                <text:p>-0.991089389783757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6.2">
                <text:p>16.2</text:p>
              </table:table-cell>
              <table:table-cell office:value-type="float" office:value="-0.995544694891879">
                <text:p>-0.995544694891879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6.4">
                <text:p>16.4</text:p>
              </table:table-cell>
              <table:table-cell office:value-type="float" office:value="-0.997772347445939">
                <text:p>-0.99777234744593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6.6">
                <text:p>16.6</text:p>
              </table:table-cell>
              <table:table-cell office:value-type="float" office:value="-0.99888617372297">
                <text:p>-0.99888617372297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6.8">
                <text:p>16.8</text:p>
              </table:table-cell>
              <table:table-cell office:value-type="float" office:value="-0.999443086861485">
                <text:p>-0.999443086861485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-0.999721543430742">
                <text:p>-0.999721543430742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7.2">
                <text:p>17.2</text:p>
              </table:table-cell>
              <table:table-cell office:value-type="float" office:value="-0.999860771715371">
                <text:p>-0.999860771715371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7.4">
                <text:p>17.4</text:p>
              </table:table-cell>
              <table:table-cell office:value-type="float" office:value="-0.999930385857686">
                <text:p>-0.9999303858576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7.6">
                <text:p>17.6</text:p>
              </table:table-cell>
              <table:table-cell office:value-type="float" office:value="-0.999965192928843">
                <text:p>-0.999965192928843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7.8">
                <text:p>17.8</text:p>
              </table:table-cell>
              <table:table-cell office:value-type="float" office:value="-0.999982596464421">
                <text:p>-0.999982596464421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-0.999991298232211">
                <text:p>-0.999991298232211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8.2">
                <text:p>18.2</text:p>
              </table:table-cell>
              <table:table-cell office:value-type="float" office:value="-0.999995649116105">
                <text:p>-0.999995649116105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8.4">
                <text:p>18.4</text:p>
              </table:table-cell>
              <table:table-cell office:value-type="float" office:value="-0.999997824558053">
                <text:p>-0.99999782455805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8.6">
                <text:p>18.6</text:p>
              </table:table-cell>
              <table:table-cell office:value-type="float" office:value="-0.999998912279026">
                <text:p>-0.999998912279026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8.8">
                <text:p>18.8</text:p>
              </table:table-cell>
              <table:table-cell office:value-type="float" office:value="-0.999999456139513">
                <text:p>-0.999999456139513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-0.999999728069757">
                <text:p>-0.999999728069757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9.2">
                <text:p>19.2</text:p>
              </table:table-cell>
              <table:table-cell office:value-type="float" office:value="-0.999999864034878">
                <text:p>-0.999999864034878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9.4">
                <text:p>19.4</text:p>
              </table:table-cell>
              <table:table-cell office:value-type="float" office:value="-0.999999932017439">
                <text:p>-0.99999993201743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9.6">
                <text:p>19.6</text:p>
              </table:table-cell>
              <table:table-cell office:value-type="float" office:value="-0.999999966008719">
                <text:p>-0.999999966008719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9.8">
                <text:p>19.8</text:p>
              </table:table-cell>
              <table:table-cell office:value-type="float" office:value="-0.99999998300436">
                <text:p>-0.99999998300436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-0.99999999150218">
                <text:p>-0.99999999150218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0.2">
                <text:p>20.2</text:p>
              </table:table-cell>
              <table:table-cell office:value-type="float" office:value="-0.99999999575109">
                <text:p>-0.99999999575109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0.4">
                <text:p>20.4</text:p>
              </table:table-cell>
              <table:table-cell office:value-type="float" office:value="-0.999999997875545">
                <text:p>-0.99999999787554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0.6">
                <text:p>20.6</text:p>
              </table:table-cell>
              <table:table-cell office:value-type="float" office:value="-0.999999998937772">
                <text:p>-0.999999998937772</text:p>
              </table:table-cell>
            </table:table-row>
            <table:table-row>
              <table:table-cell office:value-type="float" office:value="21.2">
                <text:p>21.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0.8">
                <text:p>20.8</text:p>
              </table:table-cell>
              <table:table-cell office:value-type="float" office:value="-0.999999999468886">
                <text:p>-0.999999999468886</text:p>
              </table:table-cell>
            </table:table-row>
            <table:table-row>
              <table:table-cell office:value-type="float" office:value="21.4">
                <text:p>21.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21">
                <text:p>21</text:p>
              </table:table-cell>
              <table:table-cell office:value-type="float" office:value="-0.999999999734443">
                <text:p>-0.999999999734443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1.2">
                <text:p>21.2</text:p>
              </table:table-cell>
              <table:table-cell office:value-type="float" office:value="-1.49999999986722">
                <text:p>-1.49999999986722</text:p>
              </table:table-cell>
            </table:table-row>
            <table:table-row>
              <table:table-cell office:value-type="float" office:value="21.8">
                <text:p>21.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1.4">
                <text:p>21.4</text:p>
              </table:table-cell>
              <table:table-cell office:value-type="float" office:value="-1.74999999993361">
                <text:p>-1.7499999999336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1.6">
                <text:p>21.6</text:p>
              </table:table-cell>
              <table:table-cell office:value-type="float" office:value="-1.87499999996681">
                <text:p>-1.87499999996681</text:p>
              </table:table-cell>
            </table:table-row>
            <table:table-row>
              <table:table-cell office:value-type="float" office:value="22.2">
                <text:p>22.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1.8">
                <text:p>21.8</text:p>
              </table:table-cell>
              <table:table-cell office:value-type="float" office:value="-1.9374999999834">
                <text:p>-1.9374999999834</text:p>
              </table:table-cell>
            </table:table-row>
            <table:table-row>
              <table:table-cell office:value-type="float" office:value="22.4">
                <text:p>22.4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-1.9687499999917">
                <text:p>-1.9687499999917</text:p>
              </table:table-cell>
            </table:table-row>
            <table:table-row>
              <table:table-cell office:value-type="float" office:value="22.6">
                <text:p>22.6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2.2">
                <text:p>22.2</text:p>
              </table:table-cell>
              <table:table-cell office:value-type="float" office:value="-1.98437499999585">
                <text:p>-1.98437499999585</text:p>
              </table:table-cell>
            </table:table-row>
            <table:table-row>
              <table:table-cell office:value-type="float" office:value="22.8">
                <text:p>22.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2.4">
                <text:p>22.4</text:p>
              </table:table-cell>
              <table:table-cell office:value-type="float" office:value="-1.99218749999793">
                <text:p>-1.9921874999979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2.6">
                <text:p>22.6</text:p>
              </table:table-cell>
              <table:table-cell office:value-type="float" office:value="-1.99609374999896">
                <text:p>-1.99609374999896</text:p>
              </table:table-cell>
            </table:table-row>
            <table:table-row>
              <table:table-cell office:value-type="float" office:value="23.2">
                <text:p>23.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2.8">
                <text:p>22.8</text:p>
              </table:table-cell>
              <table:table-cell office:value-type="float" office:value="-1.99804687499948">
                <text:p>-1.99804687499948</text:p>
              </table:table-cell>
            </table:table-row>
            <table:table-row>
              <table:table-cell office:value-type="float" office:value="23.4">
                <text:p>23.4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-1.99902343749974">
                <text:p>-1.99902343749974</text:p>
              </table:table-cell>
            </table:table-row>
            <table:table-row>
              <table:table-cell office:value-type="float" office:value="23.6">
                <text:p>23.6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3.2">
                <text:p>23.2</text:p>
              </table:table-cell>
              <table:table-cell office:value-type="float" office:value="-1.99951171874987">
                <text:p>-1.99951171874987</text:p>
              </table:table-cell>
            </table:table-row>
            <table:table-row>
              <table:table-cell office:value-type="float" office:value="23.8">
                <text:p>23.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3.4">
                <text:p>23.4</text:p>
              </table:table-cell>
              <table:table-cell office:value-type="float" office:value="-1.99975585937494">
                <text:p>-1.9997558593749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3.6">
                <text:p>23.6</text:p>
              </table:table-cell>
              <table:table-cell office:value-type="float" office:value="-1.99987792968747">
                <text:p>-1.99987792968747</text:p>
              </table:table-cell>
            </table:table-row>
            <table:table-row>
              <table:table-cell office:value-type="float" office:value="24.2">
                <text:p>24.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3.8">
                <text:p>23.8</text:p>
              </table:table-cell>
              <table:table-cell office:value-type="float" office:value="-1.99993896484373">
                <text:p>-1.99993896484373</text:p>
              </table:table-cell>
            </table:table-row>
            <table:table-row>
              <table:table-cell office:value-type="float" office:value="24.4">
                <text:p>24.4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-1.99996948242187">
                <text:p>-1.99996948242187</text:p>
              </table:table-cell>
            </table:table-row>
            <table:table-row>
              <table:table-cell office:value-type="float" office:value="24.6">
                <text:p>24.6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4.2">
                <text:p>24.2</text:p>
              </table:table-cell>
              <table:table-cell office:value-type="float" office:value="-1.99998474121093">
                <text:p>-1.99998474121093</text:p>
              </table:table-cell>
            </table:table-row>
            <table:table-row>
              <table:table-cell office:value-type="float" office:value="24.8">
                <text:p>24.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24.4">
                <text:p>24.4</text:p>
              </table:table-cell>
              <table:table-cell office:value-type="float" office:value="-1.99999237060547">
                <text:p>-1.9999923706054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24.6">
                <text:p>24.6</text:p>
              </table:table-cell>
              <table:table-cell office:value-type="float" office:value="-1.49999618530273">
                <text:p>-1.49999618530273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4.8">
                <text:p>24.8</text:p>
              </table:table-cell>
              <table:table-cell office:value-type="float" office:value="-1.74999809265137">
                <text:p>-1.74999809265137</text:p>
              </table:table-cell>
            </table:table-row>
            <table:table-row>
              <table:table-cell office:value-type="float" office:value="25.4">
                <text:p>25.4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-1.87499904632568">
                <text:p>-1.87499904632568</text:p>
              </table:table-cell>
            </table:table-row>
            <table:table-row>
              <table:table-cell office:value-type="float" office:value="25.6">
                <text:p>25.6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25.2">
                <text:p>25.2</text:p>
              </table:table-cell>
              <table:table-cell office:value-type="float" office:value="-1.93749952316284">
                <text:p>-1.93749952316284</text:p>
              </table:table-cell>
            </table:table-row>
            <table:table-row>
              <table:table-cell office:value-type="float" office:value="25.8">
                <text:p>25.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25.4">
                <text:p>25.4</text:p>
              </table:table-cell>
              <table:table-cell office:value-type="float" office:value="-1.46874976158142">
                <text:p>-1.4687497615814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5.6">
                <text:p>25.6</text:p>
              </table:table-cell>
              <table:table-cell office:value-type="float" office:value="-1.73437488079071">
                <text:p>-1.73437488079071</text:p>
              </table:table-cell>
            </table:table-row>
            <table:table-row>
              <table:table-cell office:value-type="float" office:value="26.2">
                <text:p>26.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5.8">
                <text:p>25.8</text:p>
              </table:table-cell>
              <table:table-cell office:value-type="float" office:value="-1.86718744039536">
                <text:p>-1.86718744039536</text:p>
              </table:table-cell>
            </table:table-row>
            <table:table-row>
              <table:table-cell office:value-type="float" office:value="26.4">
                <text:p>26.4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-1.93359372019768">
                <text:p>-1.93359372019768</text:p>
              </table:table-cell>
            </table:table-row>
            <table:table-row>
              <table:table-cell office:value-type="float" office:value="26.6">
                <text:p>26.6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6.2">
                <text:p>26.2</text:p>
              </table:table-cell>
              <table:table-cell office:value-type="float" office:value="-1.96679686009884">
                <text:p>-1.96679686009884</text:p>
              </table:table-cell>
            </table:table-row>
            <table:table-row>
              <table:table-cell office:value-type="float" office:value="26.8">
                <text:p>26.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6.4">
                <text:p>26.4</text:p>
              </table:table-cell>
              <table:table-cell office:value-type="float" office:value="-1.98339843004942">
                <text:p>-1.9833984300494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6.6">
                <text:p>26.6</text:p>
              </table:table-cell>
              <table:table-cell office:value-type="float" office:value="-1.99169921502471">
                <text:p>-1.99169921502471</text:p>
              </table:table-cell>
            </table:table-row>
            <table:table-row>
              <table:table-cell office:value-type="float" office:value="27.2">
                <text:p>27.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6.8">
                <text:p>26.8</text:p>
              </table:table-cell>
              <table:table-cell office:value-type="float" office:value="-1.99584960751236">
                <text:p>-1.99584960751236</text:p>
              </table:table-cell>
            </table:table-row>
            <table:table-row>
              <table:table-cell office:value-type="float" office:value="27.4">
                <text:p>27.4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-1.99792480375618">
                <text:p>-1.99792480375618</text:p>
              </table:table-cell>
            </table:table-row>
            <table:table-row>
              <table:table-cell office:value-type="float" office:value="27.6">
                <text:p>27.6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27.2">
                <text:p>27.2</text:p>
              </table:table-cell>
              <table:table-cell office:value-type="float" office:value="-1.99896240187809">
                <text:p>-1.99896240187809</text:p>
              </table:table-cell>
            </table:table-row>
            <table:table-row>
              <table:table-cell office:value-type="float" office:value="27.8">
                <text:p>27.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7.4">
                <text:p>27.4</text:p>
              </table:table-cell>
              <table:table-cell office:value-type="float" office:value="-1.49948120093904">
                <text:p>-1.4994812009390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7.6">
                <text:p>27.6</text:p>
              </table:table-cell>
              <table:table-cell office:value-type="float" office:value="-1.24974060046952">
                <text:p>-1.24974060046952</text:p>
              </table:table-cell>
            </table:table-row>
            <table:table-row>
              <table:table-cell office:value-type="float" office:value="28.2">
                <text:p>28.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27.8">
                <text:p>27.8</text:p>
              </table:table-cell>
              <table:table-cell office:value-type="float" office:value="-1.12487030023476">
                <text:p>-1.12487030023476</text:p>
              </table:table-cell>
            </table:table-row>
            <table:table-row>
              <table:table-cell office:value-type="float" office:value="28.4">
                <text:p>28.4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-1.56243515011738">
                <text:p>-1.56243515011738</text:p>
              </table:table-cell>
            </table:table-row>
            <table:table-row>
              <table:table-cell office:value-type="float" office:value="28.6">
                <text:p>28.6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28.2">
                <text:p>28.2</text:p>
              </table:table-cell>
              <table:table-cell office:value-type="float" office:value="-1.78121757505869">
                <text:p>-1.78121757505869</text:p>
              </table:table-cell>
            </table:table-row>
            <table:table-row>
              <table:table-cell office:value-type="float" office:value="28.8">
                <text:p>28.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8.4">
                <text:p>28.4</text:p>
              </table:table-cell>
              <table:table-cell office:value-type="float" office:value="-1.39060878752935">
                <text:p>-1.3906087875293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8.6">
                <text:p>28.6</text:p>
              </table:table-cell>
              <table:table-cell office:value-type="float" office:value="-1.19530439376467">
                <text:p>-1.19530439376467</text:p>
              </table:table-cell>
            </table:table-row>
            <table:table-row>
              <table:table-cell office:value-type="float" office:value="29.2">
                <text:p>29.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28.8">
                <text:p>28.8</text:p>
              </table:table-cell>
              <table:table-cell office:value-type="float" office:value="-1.09765219688234">
                <text:p>-1.09765219688234</text:p>
              </table:table-cell>
            </table:table-row>
            <table:table-row>
              <table:table-cell office:value-type="float" office:value="29.4">
                <text:p>29.4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-1.54882609844117">
                <text:p>-1.54882609844117</text:p>
              </table:table-cell>
            </table:table-row>
            <table:table-row>
              <table:table-cell office:value-type="float" office:value="29.6">
                <text:p>29.6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9.2">
                <text:p>29.2</text:p>
              </table:table-cell>
              <table:table-cell office:value-type="float" office:value="-1.77441304922058">
                <text:p>-1.77441304922058</text:p>
              </table:table-cell>
            </table:table-row>
            <table:table-row>
              <table:table-cell office:value-type="float" office:value="29.8">
                <text:p>29.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9.4">
                <text:p>29.4</text:p>
              </table:table-cell>
              <table:table-cell office:value-type="float" office:value="-1.88720652461029">
                <text:p>-1.8872065246102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29.6">
                <text:p>29.6</text:p>
              </table:table-cell>
              <table:table-cell office:value-type="float" office:value="-1.94360326230515">
                <text:p>-1.94360326230515</text:p>
              </table:table-cell>
            </table:table-row>
            <table:table-row>
              <table:table-cell office:value-type="float" office:value="30.2">
                <text:p>30.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29.8">
                <text:p>29.8</text:p>
              </table:table-cell>
              <table:table-cell office:value-type="float" office:value="-1.47180163115257">
                <text:p>-1.47180163115257</text:p>
              </table:table-cell>
            </table:table-row>
            <table:table-row>
              <table:table-cell office:value-type="float" office:value="30.4">
                <text:p>30.4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-1.73590081557629">
                <text:p>-1.73590081557629</text:p>
              </table:table-cell>
            </table:table-row>
            <table:table-row>
              <table:table-cell office:value-type="float" office:value="30.6">
                <text:p>30.6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30.2">
                <text:p>30.2</text:p>
              </table:table-cell>
              <table:table-cell office:value-type="float" office:value="-1.86795040778814">
                <text:p>-1.86795040778814</text:p>
              </table:table-cell>
            </table:table-row>
            <table:table-row>
              <table:table-cell office:value-type="float" office:value="30.8">
                <text:p>30.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30.4">
                <text:p>30.4</text:p>
              </table:table-cell>
              <table:table-cell office:value-type="float" office:value="-1.93397520389407">
                <text:p>-1.9339752038940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30.6">
                <text:p>30.6</text:p>
              </table:table-cell>
              <table:table-cell office:value-type="float" office:value="-1.96698760194704">
                <text:p>-1.96698760194704</text:p>
              </table:table-cell>
            </table:table-row>
            <table:table-row>
              <table:table-cell office:value-type="float" office:value="31.2">
                <text:p>31.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30.8">
                <text:p>30.8</text:p>
              </table:table-cell>
              <table:table-cell office:value-type="float" office:value="-1.98349380097352">
                <text:p>-1.98349380097352</text:p>
              </table:table-cell>
            </table:table-row>
            <table:table-row>
              <table:table-cell office:value-type="float" office:value="31.4">
                <text:p>31.4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-1.99174690048676">
                <text:p>-1.99174690048676</text:p>
              </table:table-cell>
            </table:table-row>
            <table:table-row>
              <table:table-cell office:value-type="float" office:value="31.6">
                <text:p>31.6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31.2">
                <text:p>31.2</text:p>
              </table:table-cell>
              <table:table-cell office:value-type="float" office:value="-1.99587345024338">
                <text:p>-1.99587345024338</text:p>
              </table:table-cell>
            </table:table-row>
            <table:table-row>
              <table:table-cell office:value-type="float" office:value="31.8">
                <text:p>31.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31.4">
                <text:p>31.4</text:p>
              </table:table-cell>
              <table:table-cell office:value-type="float" office:value="-1.99793672512169">
                <text:p>-1.9979367251216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31.6">
                <text:p>31.6</text:p>
              </table:table-cell>
              <table:table-cell office:value-type="float" office:value="-1.99896836256085">
                <text:p>-1.99896836256085</text:p>
              </table:table-cell>
            </table:table-row>
            <table:table-row>
              <table:table-cell office:value-type="float" office:value="32.2">
                <text:p>32.2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31.8">
                <text:p>31.8</text:p>
              </table:table-cell>
              <table:table-cell office:value-type="float" office:value="-1.99948418128042">
                <text:p>-1.99948418128042</text:p>
              </table:table-cell>
            </table:table-row>
            <table:table-row>
              <table:table-cell office:value-type="float" office:value="32.4">
                <text:p>32.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32">
                <text:p>32</text:p>
              </table:table-cell>
              <table:table-cell office:value-type="float" office:value="-1.49974209064021">
                <text:p>-1.49974209064021</text:p>
              </table:table-cell>
            </table:table-row>
            <table:table-row>
              <table:table-cell office:value-type="float" office:value="32.6">
                <text:p>32.6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32.2">
                <text:p>32.2</text:p>
              </table:table-cell>
              <table:table-cell office:value-type="float" office:value="-1.74987104532011">
                <text:p>-1.74987104532011</text:p>
              </table:table-cell>
            </table:table-row>
            <table:table-row>
              <table:table-cell office:value-type="float" office:value="32.8">
                <text:p>32.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32.4">
                <text:p>32.4</text:p>
              </table:table-cell>
              <table:table-cell office:value-type="float" office:value="-1.87493552266005">
                <text:p>-1.8749355226600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32.6">
                <text:p>32.6</text:p>
              </table:table-cell>
              <table:table-cell office:value-type="float" office:value="-1.93746776133003">
                <text:p>-1.93746776133003</text:p>
              </table:table-cell>
            </table:table-row>
            <table:table-row>
              <table:table-cell office:value-type="float" office:value="33.2">
                <text:p>33.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32.8">
                <text:p>32.8</text:p>
              </table:table-cell>
              <table:table-cell office:value-type="float" office:value="-1.46873388066501">
                <text:p>-1.46873388066501</text:p>
              </table:table-cell>
            </table:table-row>
            <table:table-row>
              <table:table-cell office:value-type="float" office:value="33.4">
                <text:p>33.4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-1.73436694033251">
                <text:p>-1.73436694033251</text:p>
              </table:table-cell>
            </table:table-row>
            <table:table-row>
              <table:table-cell office:value-type="float" office:value="33.6">
                <text:p>33.6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33.2">
                <text:p>33.2</text:p>
              </table:table-cell>
              <table:table-cell office:value-type="float" office:value="-1.86718347016625">
                <text:p>-1.86718347016625</text:p>
              </table:table-cell>
            </table:table-row>
            <table:table-row>
              <table:table-cell office:value-type="float" office:value="33.8">
                <text:p>33.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33.4">
                <text:p>33.4</text:p>
              </table:table-cell>
              <table:table-cell office:value-type="float" office:value="-1.93359173508313">
                <text:p>-1.9335917350831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33.6">
                <text:p>33.6</text:p>
              </table:table-cell>
              <table:table-cell office:value-type="float" office:value="-1.96679586754156">
                <text:p>-1.96679586754156</text:p>
              </table:table-cell>
            </table:table-row>
            <table:table-row>
              <table:table-cell office:value-type="float" office:value="34.2">
                <text:p>34.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33.8">
                <text:p>33.8</text:p>
              </table:table-cell>
              <table:table-cell office:value-type="float" office:value="-1.98339793377078">
                <text:p>-1.98339793377078</text:p>
              </table:table-cell>
            </table:table-row>
            <table:table-row>
              <table:table-cell office:value-type="float" office:value="34.4">
                <text:p>34.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34">
                <text:p>34</text:p>
              </table:table-cell>
              <table:table-cell office:value-type="float" office:value="-1.99169896688539">
                <text:p>-1.99169896688539</text:p>
              </table:table-cell>
            </table:table-row>
            <table:table-row>
              <table:table-cell office:value-type="float" office:value="34.6">
                <text:p>34.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34.2">
                <text:p>34.2</text:p>
              </table:table-cell>
              <table:table-cell office:value-type="float" office:value="-1.4958494834427">
                <text:p>-1.4958494834427</text:p>
              </table:table-cell>
            </table:table-row>
            <table:table-row>
              <table:table-cell office:value-type="float" office:value="34.8">
                <text:p>34.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-1.74792474172135">
                <text:p>-1.7479247417213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34.6">
                <text:p>34.6</text:p>
              </table:table-cell>
              <table:table-cell office:value-type="float" office:value="-1.87396237086067">
                <text:p>-1.87396237086067</text:p>
              </table:table-cell>
            </table:table-row>
            <table:table-row>
              <table:table-cell office:value-type="float" office:value="35.2">
                <text:p>35.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34.8">
                <text:p>34.8</text:p>
              </table:table-cell>
              <table:table-cell office:value-type="float" office:value="-1.93698118543034">
                <text:p>-1.93698118543034</text:p>
              </table:table-cell>
            </table:table-row>
            <table:table-row>
              <table:table-cell office:value-type="float" office:value="35.4">
                <text:p>35.4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-1.96849059271517">
                <text:p>-1.96849059271517</text:p>
              </table:table-cell>
            </table:table-row>
            <table:table-row>
              <table:table-cell office:value-type="float" office:value="35.6">
                <text:p>35.6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35.2">
                <text:p>35.2</text:p>
              </table:table-cell>
              <table:table-cell office:value-type="float" office:value="-1.98424529635758">
                <text:p>-1.98424529635758</text:p>
              </table:table-cell>
            </table:table-row>
            <table:table-row>
              <table:table-cell office:value-type="float" office:value="35.8">
                <text:p>35.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35.4">
                <text:p>35.4</text:p>
              </table:table-cell>
              <table:table-cell office:value-type="float" office:value="-1.99212264817879">
                <text:p>-1.9921226481787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35.6">
                <text:p>35.6</text:p>
              </table:table-cell>
              <table:table-cell office:value-type="float" office:value="-1.9960613240894">
                <text:p>-1.9960613240894</text:p>
              </table:table-cell>
            </table:table-row>
            <table:table-row>
              <table:table-cell office:value-type="float" office:value="36.2">
                <text:p>36.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35.8">
                <text:p>35.8</text:p>
              </table:table-cell>
              <table:table-cell office:value-type="float" office:value="-1.9980306620447">
                <text:p>-1.9980306620447</text:p>
              </table:table-cell>
            </table:table-row>
            <table:table-row>
              <table:table-cell office:value-type="float" office:value="36.4">
                <text:p>36.4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-1.99901533102235">
                <text:p>-1.99901533102235</text:p>
              </table:table-cell>
            </table:table-row>
            <table:table-row>
              <table:table-cell office:value-type="float" office:value="36.6">
                <text:p>36.6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36.2">
                <text:p>36.2</text:p>
              </table:table-cell>
              <table:table-cell office:value-type="float" office:value="-1.99950766551117">
                <text:p>-1.99950766551117</text:p>
              </table:table-cell>
            </table:table-row>
            <table:table-row>
              <table:table-cell office:value-type="float" office:value="36.8">
                <text:p>36.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36.4">
                <text:p>36.4</text:p>
              </table:table-cell>
              <table:table-cell office:value-type="float" office:value="-1.49975383275559">
                <text:p>-1.4997538327555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36.6">
                <text:p>36.6</text:p>
              </table:table-cell>
              <table:table-cell office:value-type="float" office:value="-1.24987691637779">
                <text:p>-1.24987691637779</text:p>
              </table:table-cell>
            </table:table-row>
            <table:table-row>
              <table:table-cell office:value-type="float" office:value="37.2">
                <text:p>37.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36.8">
                <text:p>36.8</text:p>
              </table:table-cell>
              <table:table-cell office:value-type="float" office:value="-1.1249384581889">
                <text:p>-1.1249384581889</text:p>
              </table:table-cell>
            </table:table-row>
            <table:table-row>
              <table:table-cell office:value-type="float" office:value="37.4">
                <text:p>37.4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-1.56246922909445">
                <text:p>-1.56246922909445</text:p>
              </table:table-cell>
            </table:table-row>
            <table:table-row>
              <table:table-cell office:value-type="float" office:value="37.6">
                <text:p>37.6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37.2">
                <text:p>37.2</text:p>
              </table:table-cell>
              <table:table-cell office:value-type="float" office:value="-1.78123461454722">
                <text:p>-1.78123461454722</text:p>
              </table:table-cell>
            </table:table-row>
            <table:table-row>
              <table:table-cell office:value-type="float" office:value="37.8">
                <text:p>37.8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37.4">
                <text:p>37.4</text:p>
              </table:table-cell>
              <table:table-cell office:value-type="float" office:value="-1.89061730727361">
                <text:p>-1.8906173072736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37.6">
                <text:p>37.6</text:p>
              </table:table-cell>
              <table:table-cell office:value-type="float" office:value="-1.94530865363681">
                <text:p>-1.94530865363681</text:p>
              </table:table-cell>
            </table:table-row>
            <table:table-row>
              <table:table-cell office:value-type="float" office:value="38.2">
                <text:p>38.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37.8">
                <text:p>37.8</text:p>
              </table:table-cell>
              <table:table-cell office:value-type="float" office:value="-1.4726543268184">
                <text:p>-1.4726543268184</text:p>
              </table:table-cell>
            </table:table-row>
            <table:table-row>
              <table:table-cell office:value-type="float" office:value="38.4">
                <text:p>38.4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-1.2363271634092">
                <text:p>-1.2363271634092</text:p>
              </table:table-cell>
            </table:table-row>
            <table:table-row>
              <table:table-cell office:value-type="float" office:value="38.6">
                <text:p>38.6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38.2">
                <text:p>38.2</text:p>
              </table:table-cell>
              <table:table-cell office:value-type="float" office:value="-1.1181635817046">
                <text:p>-1.1181635817046</text:p>
              </table:table-cell>
            </table:table-row>
            <table:table-row>
              <table:table-cell office:value-type="float" office:value="38.8">
                <text:p>38.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38.4">
                <text:p>38.4</text:p>
              </table:table-cell>
              <table:table-cell office:value-type="float" office:value="-1.0590817908523">
                <text:p>-1.059081790852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38.6">
                <text:p>38.6</text:p>
              </table:table-cell>
              <table:table-cell office:value-type="float" office:value="-1.02954089542615">
                <text:p>-1.02954089542615</text:p>
              </table:table-cell>
            </table:table-row>
            <table:table-row>
              <table:table-cell office:value-type="float" office:value="39.2">
                <text:p>39.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38.8">
                <text:p>38.8</text:p>
              </table:table-cell>
              <table:table-cell office:value-type="float" office:value="-1.01477044771308">
                <text:p>-1.01477044771308</text:p>
              </table:table-cell>
            </table:table-row>
            <table:table-row>
              <table:table-cell office:value-type="float" office:value="39.4">
                <text:p>39.4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-1.00738522385654">
                <text:p>-1.00738522385654</text:p>
              </table:table-cell>
            </table:table-row>
            <table:table-row>
              <table:table-cell office:value-type="float" office:value="39.6">
                <text:p>39.6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39.2">
                <text:p>39.2</text:p>
              </table:table-cell>
              <table:table-cell office:value-type="float" office:value="-1.00369261192827">
                <text:p>-1.00369261192827</text:p>
              </table:table-cell>
            </table:table-row>
            <table:table-row>
              <table:table-cell office:value-type="float" office:value="39.8">
                <text:p>39.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39.4">
                <text:p>39.4</text:p>
              </table:table-cell>
              <table:table-cell office:value-type="float" office:value="-1.00184630596413">
                <text:p>-1.001846305964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39.6">
                <text:p>39.6</text:p>
              </table:table-cell>
              <table:table-cell office:value-type="float" office:value="-1.00092315298207">
                <text:p>-1.00092315298207</text:p>
              </table:table-cell>
            </table:table-row>
            <table:table-row>
              <table:table-cell office:value-type="float" office:value="40.2">
                <text:p>40.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39.8">
                <text:p>39.8</text:p>
              </table:table-cell>
              <table:table-cell office:value-type="float" office:value="-1.00046157649103">
                <text:p>-1.00046157649103</text:p>
              </table:table-cell>
            </table:table-row>
            <table:table-row>
              <table:table-cell office:value-type="float" office:value="40.4">
                <text:p>40.4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-1.00023078824552">
                <text:p>-1.00023078824552</text:p>
              </table:table-cell>
            </table:table-row>
            <table:table-row>
              <table:table-cell office:value-type="float" office:value="40.6">
                <text:p>40.6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40.2">
                <text:p>40.2</text:p>
              </table:table-cell>
              <table:table-cell office:value-type="float" office:value="-1.00011539412276">
                <text:p>-1.00011539412276</text:p>
              </table:table-cell>
            </table:table-row>
            <table:table-row>
              <table:table-cell office:value-type="float" office:value="40.8">
                <text:p>40.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40.4">
                <text:p>40.4</text:p>
              </table:table-cell>
              <table:table-cell office:value-type="float" office:value="-1.00005769706138">
                <text:p>-1.0000576970613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.6">
                <text:p>40.6</text:p>
              </table:table-cell>
              <table:table-cell office:value-type="float" office:value="-0.50002884853069">
                <text:p>-0.50002884853069</text:p>
              </table:table-cell>
            </table:table-row>
            <table:table-row>
              <table:table-cell office:value-type="float" office:value="41.2">
                <text:p>41.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40.8">
                <text:p>40.8</text:p>
              </table:table-cell>
              <table:table-cell office:value-type="float" office:value="-0.250014424265345">
                <text:p>-0.250014424265345</text:p>
              </table:table-cell>
            </table:table-row>
            <table:table-row>
              <table:table-cell office:value-type="float" office:value="41.4">
                <text:p>41.4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-0.625007212132672">
                <text:p>-0.625007212132672</text:p>
              </table:table-cell>
            </table:table-row>
            <table:table-row>
              <table:table-cell office:value-type="float" office:value="41.6">
                <text:p>41.6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41.2">
                <text:p>41.2</text:p>
              </table:table-cell>
              <table:table-cell office:value-type="float" office:value="-0.812503606066336">
                <text:p>-0.812503606066336</text:p>
              </table:table-cell>
            </table:table-row>
            <table:table-row>
              <table:table-cell office:value-type="float" office:value="41.8">
                <text:p>41.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41.4">
                <text:p>41.4</text:p>
              </table:table-cell>
              <table:table-cell office:value-type="float" office:value="-0.906251803033168">
                <text:p>-0.90625180303316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.6">
                <text:p>41.6</text:p>
              </table:table-cell>
              <table:table-cell office:value-type="float" office:value="-0.453125901516584">
                <text:p>-0.453125901516584</text:p>
              </table:table-cell>
            </table:table-row>
            <table:table-row>
              <table:table-cell office:value-type="float" office:value="42.2">
                <text:p>42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.8">
                <text:p>41.8</text:p>
              </table:table-cell>
              <table:table-cell office:value-type="float" office:value="-0.226562950758292">
                <text:p>-0.226562950758292</text:p>
              </table:table-cell>
            </table:table-row>
            <table:table-row>
              <table:table-cell office:value-type="float" office:value="42.4">
                <text:p>42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-0.113281475379146">
                <text:p>-0.113281475379146</text:p>
              </table:table-cell>
            </table:table-row>
            <table:table-row>
              <table:table-cell office:value-type="float" office:value="42.6">
                <text:p>42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.2">
                <text:p>42.2</text:p>
              </table:table-cell>
              <table:table-cell office:value-type="float" office:value="-0.056640737689573">
                <text:p>-0.056640737689573</text:p>
              </table:table-cell>
            </table:table-row>
            <table:table-row>
              <table:table-cell office:value-type="float" office:value="42.8">
                <text:p>4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.4">
                <text:p>42.4</text:p>
              </table:table-cell>
              <table:table-cell office:value-type="float" office:value="-0.0283203688447865">
                <text:p>-0.028320368844786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.6">
                <text:p>42.6</text:p>
              </table:table-cell>
              <table:table-cell office:value-type="float" office:value="-0.0141601844223933">
                <text:p>-0.0141601844223933</text:p>
              </table:table-cell>
            </table:table-row>
            <table:table-row>
              <table:table-cell office:value-type="float" office:value="43.2">
                <text:p>43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.8">
                <text:p>42.8</text:p>
              </table:table-cell>
              <table:table-cell office:value-type="float" office:value="-0.00708009221119663">
                <text:p>-0.00708009221119663</text:p>
              </table:table-cell>
            </table:table-row>
            <table:table-row>
              <table:table-cell office:value-type="float" office:value="43.4">
                <text:p>43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-0.00354004610559831">
                <text:p>-0.00354004610559831</text:p>
              </table:table-cell>
            </table:table-row>
            <table:table-row>
              <table:table-cell office:value-type="float" office:value="43.6">
                <text:p>43.6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43.2">
                <text:p>43.2</text:p>
              </table:table-cell>
              <table:table-cell office:value-type="float" office:value="-0.00177002305279916">
                <text:p>-0.00177002305279916</text:p>
              </table:table-cell>
            </table:table-row>
            <table:table-row>
              <table:table-cell office:value-type="float" office:value="43.8">
                <text:p>43.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43.4">
                <text:p>43.4</text:p>
              </table:table-cell>
              <table:table-cell office:value-type="float" office:value="-0.500885011526399">
                <text:p>-0.50088501152639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.6">
                <text:p>43.6</text:p>
              </table:table-cell>
              <table:table-cell office:value-type="float" office:value="-0.2504425057632">
                <text:p>-0.2504425057632</text:p>
              </table:table-cell>
            </table:table-row>
            <table:table-row>
              <table:table-cell office:value-type="float" office:value="44.2">
                <text:p>44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.8">
                <text:p>43.8</text:p>
              </table:table-cell>
              <table:table-cell office:value-type="float" office:value="-0.1252212528816">
                <text:p>-0.1252212528816</text:p>
              </table:table-cell>
            </table:table-row>
            <table:table-row>
              <table:table-cell office:value-type="float" office:value="44.4">
                <text:p>44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-0.0626106264407999">
                <text:p>-0.0626106264407999</text:p>
              </table:table-cell>
            </table:table-row>
            <table:table-row>
              <table:table-cell office:value-type="float" office:value="44.6">
                <text:p>44.6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44.2">
                <text:p>44.2</text:p>
              </table:table-cell>
              <table:table-cell office:value-type="float" office:value="-0.0313053132204">
                <text:p>-0.0313053132204</text:p>
              </table:table-cell>
            </table:table-row>
            <table:table-row>
              <table:table-cell office:value-type="float" office:value="44.8">
                <text:p>44.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44.4">
                <text:p>44.4</text:p>
              </table:table-cell>
              <table:table-cell office:value-type="float" office:value="-0.5156526566102">
                <text:p>-0.515652656610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44.6">
                <text:p>44.6</text:p>
              </table:table-cell>
              <table:table-cell office:value-type="float" office:value="-0.7578263283051">
                <text:p>-0.7578263283051</text:p>
              </table:table-cell>
            </table:table-row>
            <table:table-row>
              <table:table-cell office:value-type="float" office:value="45.2">
                <text:p>45.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44.8">
                <text:p>44.8</text:p>
              </table:table-cell>
              <table:table-cell office:value-type="float" office:value="-0.87891316415255">
                <text:p>-0.87891316415255</text:p>
              </table:table-cell>
            </table:table-row>
            <table:table-row>
              <table:table-cell office:value-type="float" office:value="45.4">
                <text:p>45.4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-0.939456582076275">
                <text:p>-0.939456582076275</text:p>
              </table:table-cell>
            </table:table-row>
            <table:table-row>
              <table:table-cell office:value-type="float" office:value="45.6">
                <text:p>45.6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45.2">
                <text:p>45.2</text:p>
              </table:table-cell>
              <table:table-cell office:value-type="float" office:value="-0.969728291038138">
                <text:p>-0.969728291038138</text:p>
              </table:table-cell>
            </table:table-row>
            <table:table-row>
              <table:table-cell office:value-type="float" office:value="45.8">
                <text:p>45.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45.4">
                <text:p>45.4</text:p>
              </table:table-cell>
              <table:table-cell office:value-type="float" office:value="-0.984864145519069">
                <text:p>-0.98486414551906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45.6">
                <text:p>45.6</text:p>
              </table:table-cell>
              <table:table-cell office:value-type="float" office:value="-0.992432072759534">
                <text:p>-0.992432072759534</text:p>
              </table:table-cell>
            </table:table-row>
            <table:table-row>
              <table:table-cell office:value-type="float" office:value="46.2">
                <text:p>46.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45.8">
                <text:p>45.8</text:p>
              </table:table-cell>
              <table:table-cell office:value-type="float" office:value="-0.996216036379767">
                <text:p>-0.996216036379767</text:p>
              </table:table-cell>
            </table:table-row>
            <table:table-row>
              <table:table-cell office:value-type="float" office:value="46.4">
                <text:p>46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-0.498108018189884">
                <text:p>-0.498108018189884</text:p>
              </table:table-cell>
            </table:table-row>
            <table:table-row>
              <table:table-cell office:value-type="float" office:value="46.6">
                <text:p>46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.2">
                <text:p>46.2</text:p>
              </table:table-cell>
              <table:table-cell office:value-type="float" office:value="-0.249054009094942">
                <text:p>-0.249054009094942</text:p>
              </table:table-cell>
            </table:table-row>
            <table:table-row>
              <table:table-cell office:value-type="float" office:value="46.8">
                <text:p>46.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46.4">
                <text:p>46.4</text:p>
              </table:table-cell>
              <table:table-cell office:value-type="float" office:value="-0.124527004547471">
                <text:p>-0.12452700454747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46.6">
                <text:p>46.6</text:p>
              </table:table-cell>
              <table:table-cell office:value-type="float" office:value="-0.562263502273735">
                <text:p>-0.562263502273735</text:p>
              </table:table-cell>
            </table:table-row>
            <table:table-row>
              <table:table-cell office:value-type="float" office:value="47.2">
                <text:p>47.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46.8">
                <text:p>46.8</text:p>
              </table:table-cell>
              <table:table-cell office:value-type="float" office:value="-0.781131751136868">
                <text:p>-0.781131751136868</text:p>
              </table:table-cell>
            </table:table-row>
            <table:table-row>
              <table:table-cell office:value-type="float" office:value="47.4">
                <text:p>47.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47">
                <text:p>47</text:p>
              </table:table-cell>
              <table:table-cell office:value-type="float" office:value="-0.890565875568434">
                <text:p>-0.890565875568434</text:p>
              </table:table-cell>
            </table:table-row>
            <table:table-row>
              <table:table-cell office:value-type="float" office:value="47.6">
                <text:p>4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.2">
                <text:p>47.2</text:p>
              </table:table-cell>
              <table:table-cell office:value-type="float" office:value="-0.445282937784217">
                <text:p>-0.445282937784217</text:p>
              </table:table-cell>
            </table:table-row>
            <table:table-row>
              <table:table-cell office:value-type="float" office:value="47.8">
                <text:p>47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.4">
                <text:p>47.4</text:p>
              </table:table-cell>
              <table:table-cell office:value-type="float" office:value="-0.222641468892108">
                <text:p>-0.22264146889210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.6">
                <text:p>47.6</text:p>
              </table:table-cell>
              <table:table-cell office:value-type="float" office:value="-0.111320734446054">
                <text:p>-0.111320734446054</text:p>
              </table:table-cell>
            </table:table-row>
            <table:table-row>
              <table:table-cell office:value-type="float" office:value="48.2">
                <text:p>48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.8">
                <text:p>47.8</text:p>
              </table:table-cell>
              <table:table-cell office:value-type="float" office:value="-0.0556603672230271">
                <text:p>-0.0556603672230271</text:p>
              </table:table-cell>
            </table:table-row>
            <table:table-row>
              <table:table-cell office:value-type="float" office:value="48.4">
                <text:p>48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-0.0278301836115136">
                <text:p>-0.0278301836115136</text:p>
              </table:table-cell>
            </table:table-row>
            <table:table-row>
              <table:table-cell office:value-type="float" office:value="48.6">
                <text:p>48.6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48.2">
                <text:p>48.2</text:p>
              </table:table-cell>
              <table:table-cell office:value-type="float" office:value="-0.0139150918057568">
                <text:p>-0.0139150918057568</text:p>
              </table:table-cell>
            </table:table-row>
            <table:table-row>
              <table:table-cell office:value-type="float" office:value="48.8">
                <text:p>48.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48.4">
                <text:p>48.4</text:p>
              </table:table-cell>
              <table:table-cell office:value-type="float" office:value="-0.506957545902878">
                <text:p>-0.50695754590287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48.6">
                <text:p>48.6</text:p>
              </table:table-cell>
              <table:table-cell office:value-type="float" office:value="-0.753478772951439">
                <text:p>-0.753478772951439</text:p>
              </table:table-cell>
            </table:table-row>
            <table:table-row>
              <table:table-cell office:value-type="float" office:value="49.2">
                <text:p>49.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48.8">
                <text:p>48.8</text:p>
              </table:table-cell>
              <table:table-cell office:value-type="float" office:value="-0.87673938647572">
                <text:p>-0.87673938647572</text:p>
              </table:table-cell>
            </table:table-row>
            <table:table-row>
              <table:table-cell office:value-type="float" office:value="49.4">
                <text:p>49.4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-0.93836969323786">
                <text:p>-0.93836969323786</text:p>
              </table:table-cell>
            </table:table-row>
            <table:table-row>
              <table:table-cell office:value-type="float" office:value="49.6">
                <text:p>49.6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49.2">
                <text:p>49.2</text:p>
              </table:table-cell>
              <table:table-cell office:value-type="float" office:value="-0.96918484661893">
                <text:p>-0.96918484661893</text:p>
              </table:table-cell>
            </table:table-row>
            <table:table-row>
              <table:table-cell office:value-type="float" office:value="49.8">
                <text:p>49.8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49.4">
                <text:p>49.4</text:p>
              </table:table-cell>
              <table:table-cell office:value-type="float" office:value="-0.984592423309465">
                <text:p>-0.9845924233094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6">
                <text:p>4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8">
                <text:p>49.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